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3mm"/>
    </style:style>
    <style:style style:name="co2" style:family="table-column">
      <style:table-column-properties fo:break-before="auto" style:column-width="37.3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беседовал</text:p>
          </table:table-cell>
          <table:table-cell table:formula="of:=[.A1]&amp;&quot; &quot;" office:value-type="string" office:string-value="беседовал " calcext:value-type="string">
            <text:p>беседовал </text:p>
          </table:table-cell>
          <table:table-cell table:formula="of:=COM.MICROSOFT.CONCAT([.B1:.B873])" office:value-type="string" office:string-value="беседовал беспокоил бил благодарил борол боял бросал бросил валял варил вводил вел велел вернул взвесил взял видел включал включил вложил возвращал возражал волновал воскликнул воспользовал восстановил вставал встретил встречал вступил выбирал выбрал выбросил вывел выдавал выдал выделил выделял выдержал вызвал выносил вынул выполнил выполнял выпускал выпустил выражал выразил вырвал высказал выставил выступил вытащил вытянул выявил гнул готовил грозил давал двигал двинул делал делил держал длил добавил добавлял добивал добил добрал доверил догадал догадывал договорил дождал дожидал дознавал допускал допустил дослужил доставал доставил достал жаловал женил забирал заблудил заботил забрал забывал завел завернул завершил завивал заглянул загнул заговорил задавал задал задержал задумал задумывал заинтересовал заказывал заканчивал заключал заключил закончил закрывал закрыл заменил занимал занял записал записывал заполнил запомнил заработал зарегистрировал заслужил засмеял засомневал застрелил заступил засыпал защитил защищал заявил заявлял звал играл избавил избрал извинил издавал издал изложил изменил изображал изобразил изучал изучил имел интересовал исключил исполнил исполнял использовал исправил испугал испытывал исследовал казал касал клал контролировал кончал кончил коснул крутил курировал лечил лишил ловил ложил ломал менял мешал мучил мыл набирал наблюдал надеял назвал называл налетал наполнил напоминал напомнил направил нарисовал нарушал нарушил настаивал научил находил начинал носил нравил нуждал обернул обеспечивал обеспечил обидел обманул обнаружил обнял обозначил обрадовал образовал образовывал обратил обращал обсуждал общал объединил объявил объяснил объяснял оглядывал оглянул ограничил одевал одел оказал оказывал окрикнул окружал окружил опасал опирал описал описывал опомнил определил определял опубликовал опустил организовал осветил освободил освоил основал основывал оставал оставлял остал останавливал остановил осуществил осуществлял отвел отвернул отдавал отказал отказывал открывал открыл отличал отменил отметил отмечал отозвал оторвал отправил отправлял отражал отчитал оформил охватил оценил ошиб ощутил ощущал перебил перевел перевернул переводил переглянул перегнул переговорил передавал перекладывал перекрыл пересмотрел переступил пересчитвал перетрудил плакал планировал повел поверил повернул повесил повторил повторял повысил подал подвел подготовил поддавал поддерживал поднимал поднял подозревал подписал подтвердил подтверждал подхватил подчеркивал познакомил поинтересовал показал показывал покачал покрыл покупал полагал положил получал пользовал полюбил помешал понадобил понравил попал попытал поразил поручил посвятил послушал послышал посоветовал поставил постарал посылал потерял потребовал потрудил потянул поцеловал почувствовал появил появлял превратил превращал предлагал предоставил предоставлял предполагал представил представлял предстоял предусмотрел прекратил преобразовал прервал прибавлял прибивал приближал привлекал приводил пригласил приглядел пригнул приготовил придавал придержал придумал прижал призвал признавал признал призывал прикрыл применил применял принимал приносил принял присел прислушивал притерпел приходил пробормотал проверил проверял проводил проговорил продавал продал продолжал продолжил проиграл произвел производил произносил проснул простил протянул проходил прощал проявил проявлял прятал пугал пускал пытал радовал разбежал разбил разбирал развел развернул развесил развивал разглядывал раздал раздевал разделил разложил разминировал разобрал разработал разразил разрешил раскачал раскомандовал раскрыл распахнул расплакал располагал расположил распространил распространял рассматривал рассмеял рассмотрел расстал рассформировал рассчитал рассчитывал расширил рвал реализовал рекомендовал решал решил родил рождал руководил сбил сбросил свел свернул связал сдавал сдал сделал сдружил сказал складывал скончал скрывал скрыл сложил сломал случал случил слышал сменил смеял смотрел снил снимал снял собирал собрал совершил советовал согласил соглашал содержал соединил создавал создал сократил сомневал сопровождал состоял сохранил сохранял спешил справил спрятал спускал спустил сравнил становил старал стеснял столкнул стремил строил стучал сунул сформулировал сходил считал тащил творил терял торговал торопил требовал тронул трудил тянул убедил убежал убивал убрал увеличил угадывал удавал удал удалил ударил удержал удивил удивлял удосужил узнавал указывал улыбал улыбнул уничтожил управлял усел усмехнул успокоил уставил устанавливал установил устраивал устроил утвердил утверждал учил учитывал формировал хватал хватил хранил целовал чувствовал чувстовал шептал явил                                                                                                                                                                                                                                                                                                                                     " calcext:value-type="string">
            <text:p>беседовал беспокоил бил благодарил борол боял бросал бросил валял варил вводил вел велел вернул взвесил взял видел включал включил вложил возвращал возражал волновал воскликнул воспользовал восстановил вставал встретил встречал вступил выбирал выбрал выбросил вывел выдавал выдал выделил выделял выдержал вызвал выносил вынул выполнил выполнял выпускал выпустил выражал выразил вырвал высказал выставил выступил вытащил вытянул выявил гнул готовил грозил давал двигал двинул делал делил держал длил добавил добавлял добивал добил добрал доверил догадал догадывал договорил дождал дожидал дознавал допускал допустил дослужил доставал доставил достал жаловал женил забирал заблудил заботил забрал забывал завел завернул завершил завивал заглянул загнул заговорил задавал задал задержал задумал задумывал заинтересовал заказывал заканчивал заключал заключил закончил закрывал закрыл заменил занимал занял записал записывал заполнил запомнил заработал зарегистрировал заслужил засмеял засомневал застрелил заступил засыпал защитил защищал заявил заявлял звал играл избавил избрал извинил издавал издал изложил изменил изображал изобразил изучал изучил имел интересовал исключил исполнил исполнял использовал исправил испугал испытывал исследовал казал касал клал контролировал кончал кончил коснул крутил курировал лечил лишил ловил ложил ломал менял мешал мучил мыл набирал наблюдал надеял назвал называл налетал наполнил напоминал напомнил направил нарисовал нарушал нарушил настаивал научил находил начинал носил нравил нуждал обернул обеспечивал обеспечил обидел обманул обнаружил обнял обозначил обрадовал образовал образовывал обратил обращал обсуждал общал объединил объявил объяснил объяснял оглядывал оглянул ограничил одевал одел оказал оказывал окрикнул окружал окружил опасал опирал описал описывал опомнил определил определял опубликовал опустил организовал осветил освободил освоил основал основывал оставал оставлял остал останавливал остановил осуществил осуществлял отвел отвернул отдавал отказал отказывал открывал открыл отличал отменил отметил отмечал отозвал оторвал отправил отправлял отражал отчитал оформил охватил оценил ошиб ощутил ощущал перебил перевел перевернул переводил переглянул перегнул переговорил передавал перекладывал перекрыл пересмотрел переступил пересчитвал перетрудил плакал планировал повел поверил повернул повесил повторил повторял повысил подал подвел подготовил поддавал поддерживал поднимал поднял подозревал подписал подтвердил подтверждал подхватил подчеркивал познакомил поинтересовал показал показывал покачал покрыл покупал полагал положил получал пользовал полюбил помешал понадобил понравил попал попытал поразил поручил посвятил послушал послышал посоветовал поставил постарал посылал потерял потребовал потрудил потянул поцеловал почувствовал появил появлял превратил превращал предлагал предоставил предоставлял предполагал представил представлял предстоял предусмотрел прекратил преобразовал прервал прибавлял прибивал приближал привлекал приводил пригласил приглядел пригнул приготовил придавал придержал придумал прижал призвал признавал признал призывал прикрыл применил применял принимал приносил принял присел прислушивал притерпел приходил пробормотал проверил проверял проводил проговорил продавал продал продолжал продолжил проиграл произвел производил произносил проснул простил протянул проходил прощал проявил проявлял прятал пугал пускал пытал радовал разбежал разбил разбирал развел развернул развесил развивал разглядывал раздал раздевал разделил разложил разминировал разобрал разработал разразил разрешил раскачал раскомандовал раскрыл распахнул расплакал располагал расположил распространил распространял рассматривал рассмеял рассмотрел расстал рассформировал рассчитал рассчитывал расширил рвал реализовал рекомендовал решал решил родил рождал руководил сбил сбросил свел свернул связал сдавал сдал сделал сдружил сказал складывал скончал скрывал скрыл сложил сломал случал случил слышал сменил смеял смотрел снил снимал снял собирал собрал совершил советовал согласил соглашал содержал соединил создавал создал сократил сомневал сопровождал состоял сохранил сохранял спешил справил спрятал спускал спустил сравнил становил старал стеснял столкнул стремил строил стучал сунул сформулировал сходил считал тащил творил терял торговал торопил требовал тронул трудил тянул убедил убежал убивал убрал увеличил угадывал удавал удал удалил ударил удержал удивил удивлял удосужил узнавал указывал улыбал улыбнул уничтожил управлял усел усмехнул успокоил уставил устанавливал установил устраивал устроил утвердил утверждал учил учитывал формировал хватал хватил хранил целовал чувствовал чувстовал шептал явил <text:s text:c="324"/></text:p>
          </table:table-cell>
        </table:table-row>
        <table:table-row table:style-name="ro1">
          <table:table-cell office:value-type="string" calcext:value-type="string">
            <text:p>беспокоил</text:p>
          </table:table-cell>
          <table:table-cell table:formula="of:=[.A2]&amp;&quot; &quot;" office:value-type="string" office:string-value="беспокоил " calcext:value-type="string">
            <text:p>беспокоил </text:p>
          </table:table-cell>
          <table:table-cell/>
        </table:table-row>
        <table:table-row table:style-name="ro1">
          <table:table-cell office:value-type="string" calcext:value-type="string">
            <text:p>бил</text:p>
          </table:table-cell>
          <table:table-cell table:formula="of:=[.A3]&amp;&quot; &quot;" office:value-type="string" office:string-value="бил " calcext:value-type="string">
            <text:p>бил </text:p>
          </table:table-cell>
          <table:table-cell/>
        </table:table-row>
        <table:table-row table:style-name="ro1">
          <table:table-cell office:value-type="string" calcext:value-type="string">
            <text:p>благодарил</text:p>
          </table:table-cell>
          <table:table-cell table:formula="of:=[.A4]&amp;&quot; &quot;" office:value-type="string" office:string-value="благодарил " calcext:value-type="string">
            <text:p>благодарил </text:p>
          </table:table-cell>
          <table:table-cell/>
        </table:table-row>
        <table:table-row table:style-name="ro1">
          <table:table-cell office:value-type="string" calcext:value-type="string">
            <text:p>борол</text:p>
          </table:table-cell>
          <table:table-cell table:formula="of:=[.A5]&amp;&quot; &quot;" office:value-type="string" office:string-value="борол " calcext:value-type="string">
            <text:p>борол </text:p>
          </table:table-cell>
          <table:table-cell/>
        </table:table-row>
        <table:table-row table:style-name="ro1">
          <table:table-cell office:value-type="string" calcext:value-type="string">
            <text:p>боял</text:p>
          </table:table-cell>
          <table:table-cell table:formula="of:=[.A6]&amp;&quot; &quot;" office:value-type="string" office:string-value="боял " calcext:value-type="string">
            <text:p>боял </text:p>
          </table:table-cell>
          <table:table-cell/>
        </table:table-row>
        <table:table-row table:style-name="ro1">
          <table:table-cell office:value-type="string" calcext:value-type="string">
            <text:p>бросал</text:p>
          </table:table-cell>
          <table:table-cell table:formula="of:=[.A7]&amp;&quot; &quot;" office:value-type="string" office:string-value="бросал " calcext:value-type="string">
            <text:p>бросал </text:p>
          </table:table-cell>
          <table:table-cell/>
        </table:table-row>
        <table:table-row table:style-name="ro1">
          <table:table-cell office:value-type="string" calcext:value-type="string">
            <text:p>бросил</text:p>
          </table:table-cell>
          <table:table-cell table:formula="of:=[.A8]&amp;&quot; &quot;" office:value-type="string" office:string-value="бросил " calcext:value-type="string">
            <text:p>бросил </text:p>
          </table:table-cell>
          <table:table-cell/>
        </table:table-row>
        <table:table-row table:style-name="ro1">
          <table:table-cell office:value-type="string" calcext:value-type="string">
            <text:p>валял</text:p>
          </table:table-cell>
          <table:table-cell table:formula="of:=[.A9]&amp;&quot; &quot;" office:value-type="string" office:string-value="валял " calcext:value-type="string">
            <text:p>валял </text:p>
          </table:table-cell>
          <table:table-cell/>
        </table:table-row>
        <table:table-row table:style-name="ro1">
          <table:table-cell office:value-type="string" calcext:value-type="string">
            <text:p>варил</text:p>
          </table:table-cell>
          <table:table-cell table:formula="of:=[.A10]&amp;&quot; &quot;" office:value-type="string" office:string-value="варил " calcext:value-type="string">
            <text:p>варил </text:p>
          </table:table-cell>
          <table:table-cell/>
        </table:table-row>
        <table:table-row table:style-name="ro1">
          <table:table-cell office:value-type="string" calcext:value-type="string">
            <text:p>вводил</text:p>
          </table:table-cell>
          <table:table-cell table:formula="of:=[.A11]&amp;&quot; &quot;" office:value-type="string" office:string-value="вводил " calcext:value-type="string">
            <text:p>вводил </text:p>
          </table:table-cell>
          <table:table-cell/>
        </table:table-row>
        <table:table-row table:style-name="ro1">
          <table:table-cell office:value-type="string" calcext:value-type="string">
            <text:p>вел</text:p>
          </table:table-cell>
          <table:table-cell table:formula="of:=[.A12]&amp;&quot; &quot;" office:value-type="string" office:string-value="вел " calcext:value-type="string">
            <text:p>вел </text:p>
          </table:table-cell>
          <table:table-cell/>
        </table:table-row>
        <table:table-row table:style-name="ro1">
          <table:table-cell office:value-type="string" calcext:value-type="string">
            <text:p>велел</text:p>
          </table:table-cell>
          <table:table-cell table:formula="of:=[.A13]&amp;&quot; &quot;" office:value-type="string" office:string-value="велел " calcext:value-type="string">
            <text:p>велел </text:p>
          </table:table-cell>
          <table:table-cell/>
        </table:table-row>
        <table:table-row table:style-name="ro1">
          <table:table-cell office:value-type="string" calcext:value-type="string">
            <text:p>вернул</text:p>
          </table:table-cell>
          <table:table-cell table:formula="of:=[.A14]&amp;&quot; &quot;" office:value-type="string" office:string-value="вернул " calcext:value-type="string">
            <text:p>вернул </text:p>
          </table:table-cell>
          <table:table-cell/>
        </table:table-row>
        <table:table-row table:style-name="ro1">
          <table:table-cell office:value-type="string" calcext:value-type="string">
            <text:p>взвесил</text:p>
          </table:table-cell>
          <table:table-cell table:formula="of:=[.A15]&amp;&quot; &quot;" office:value-type="string" office:string-value="взвесил " calcext:value-type="string">
            <text:p>взвесил </text:p>
          </table:table-cell>
          <table:table-cell/>
        </table:table-row>
        <table:table-row table:style-name="ro1">
          <table:table-cell office:value-type="string" calcext:value-type="string">
            <text:p>взял</text:p>
          </table:table-cell>
          <table:table-cell table:formula="of:=[.A16]&amp;&quot; &quot;" office:value-type="string" office:string-value="взял " calcext:value-type="string">
            <text:p>взял </text:p>
          </table:table-cell>
          <table:table-cell/>
        </table:table-row>
        <table:table-row table:style-name="ro1">
          <table:table-cell office:value-type="string" calcext:value-type="string">
            <text:p>видел</text:p>
          </table:table-cell>
          <table:table-cell table:formula="of:=[.A17]&amp;&quot; &quot;" office:value-type="string" office:string-value="видел " calcext:value-type="string">
            <text:p>видел </text:p>
          </table:table-cell>
          <table:table-cell/>
        </table:table-row>
        <table:table-row table:style-name="ro1">
          <table:table-cell office:value-type="string" calcext:value-type="string">
            <text:p>включал</text:p>
          </table:table-cell>
          <table:table-cell table:formula="of:=[.A18]&amp;&quot; &quot;" office:value-type="string" office:string-value="включал " calcext:value-type="string">
            <text:p>включал </text:p>
          </table:table-cell>
          <table:table-cell/>
        </table:table-row>
        <table:table-row table:style-name="ro1">
          <table:table-cell office:value-type="string" calcext:value-type="string">
            <text:p>включил</text:p>
          </table:table-cell>
          <table:table-cell table:formula="of:=[.A19]&amp;&quot; &quot;" office:value-type="string" office:string-value="включил " calcext:value-type="string">
            <text:p>включил </text:p>
          </table:table-cell>
          <table:table-cell/>
        </table:table-row>
        <table:table-row table:style-name="ro1">
          <table:table-cell office:value-type="string" calcext:value-type="string">
            <text:p>вложил</text:p>
          </table:table-cell>
          <table:table-cell table:formula="of:=[.A20]&amp;&quot; &quot;" office:value-type="string" office:string-value="вложил " calcext:value-type="string">
            <text:p>вложил </text:p>
          </table:table-cell>
          <table:table-cell/>
        </table:table-row>
        <table:table-row table:style-name="ro1">
          <table:table-cell office:value-type="string" calcext:value-type="string">
            <text:p>возвращал</text:p>
          </table:table-cell>
          <table:table-cell table:formula="of:=[.A21]&amp;&quot; &quot;" office:value-type="string" office:string-value="возвращал " calcext:value-type="string">
            <text:p>возвращал </text:p>
          </table:table-cell>
          <table:table-cell/>
        </table:table-row>
        <table:table-row table:style-name="ro1">
          <table:table-cell office:value-type="string" calcext:value-type="string">
            <text:p>возражал</text:p>
          </table:table-cell>
          <table:table-cell table:formula="of:=[.A22]&amp;&quot; &quot;" office:value-type="string" office:string-value="возражал " calcext:value-type="string">
            <text:p>возражал </text:p>
          </table:table-cell>
          <table:table-cell/>
        </table:table-row>
        <table:table-row table:style-name="ro1">
          <table:table-cell office:value-type="string" calcext:value-type="string">
            <text:p>волновал</text:p>
          </table:table-cell>
          <table:table-cell table:formula="of:=[.A23]&amp;&quot; &quot;" office:value-type="string" office:string-value="волновал " calcext:value-type="string">
            <text:p>волновал </text:p>
          </table:table-cell>
          <table:table-cell/>
        </table:table-row>
        <table:table-row table:style-name="ro1">
          <table:table-cell office:value-type="string" calcext:value-type="string">
            <text:p>воскликнул</text:p>
          </table:table-cell>
          <table:table-cell table:formula="of:=[.A24]&amp;&quot; &quot;" office:value-type="string" office:string-value="воскликнул " calcext:value-type="string">
            <text:p>воскликнул </text:p>
          </table:table-cell>
          <table:table-cell/>
        </table:table-row>
        <table:table-row table:style-name="ro1">
          <table:table-cell office:value-type="string" calcext:value-type="string">
            <text:p>воспользовал</text:p>
          </table:table-cell>
          <table:table-cell table:formula="of:=[.A25]&amp;&quot; &quot;" office:value-type="string" office:string-value="воспользовал " calcext:value-type="string">
            <text:p>воспользовал </text:p>
          </table:table-cell>
          <table:table-cell/>
        </table:table-row>
        <table:table-row table:style-name="ro1">
          <table:table-cell office:value-type="string" calcext:value-type="string">
            <text:p>восстановил</text:p>
          </table:table-cell>
          <table:table-cell table:formula="of:=[.A26]&amp;&quot; &quot;" office:value-type="string" office:string-value="восстановил " calcext:value-type="string">
            <text:p>восстановил </text:p>
          </table:table-cell>
          <table:table-cell/>
        </table:table-row>
        <table:table-row table:style-name="ro1">
          <table:table-cell office:value-type="string" calcext:value-type="string">
            <text:p>вставал</text:p>
          </table:table-cell>
          <table:table-cell table:formula="of:=[.A27]&amp;&quot; &quot;" office:value-type="string" office:string-value="вставал " calcext:value-type="string">
            <text:p>вставал </text:p>
          </table:table-cell>
          <table:table-cell/>
        </table:table-row>
        <table:table-row table:style-name="ro1">
          <table:table-cell office:value-type="string" calcext:value-type="string">
            <text:p>встретил</text:p>
          </table:table-cell>
          <table:table-cell table:formula="of:=[.A28]&amp;&quot; &quot;" office:value-type="string" office:string-value="встретил " calcext:value-type="string">
            <text:p>встретил </text:p>
          </table:table-cell>
          <table:table-cell/>
        </table:table-row>
        <table:table-row table:style-name="ro1">
          <table:table-cell office:value-type="string" calcext:value-type="string">
            <text:p>встречал</text:p>
          </table:table-cell>
          <table:table-cell table:formula="of:=[.A29]&amp;&quot; &quot;" office:value-type="string" office:string-value="встречал " calcext:value-type="string">
            <text:p>встречал </text:p>
          </table:table-cell>
          <table:table-cell/>
        </table:table-row>
        <table:table-row table:style-name="ro1">
          <table:table-cell office:value-type="string" calcext:value-type="string">
            <text:p>вступил</text:p>
          </table:table-cell>
          <table:table-cell table:formula="of:=[.A30]&amp;&quot; &quot;" office:value-type="string" office:string-value="вступил " calcext:value-type="string">
            <text:p>вступил </text:p>
          </table:table-cell>
          <table:table-cell/>
        </table:table-row>
        <table:table-row table:style-name="ro1">
          <table:table-cell office:value-type="string" calcext:value-type="string">
            <text:p>выбирал</text:p>
          </table:table-cell>
          <table:table-cell table:formula="of:=[.A31]&amp;&quot; &quot;" office:value-type="string" office:string-value="выбирал " calcext:value-type="string">
            <text:p>выбирал </text:p>
          </table:table-cell>
          <table:table-cell/>
        </table:table-row>
        <table:table-row table:style-name="ro1">
          <table:table-cell office:value-type="string" calcext:value-type="string">
            <text:p>выбрал</text:p>
          </table:table-cell>
          <table:table-cell table:formula="of:=[.A32]&amp;&quot; &quot;" office:value-type="string" office:string-value="выбрал " calcext:value-type="string">
            <text:p>выбрал </text:p>
          </table:table-cell>
          <table:table-cell/>
        </table:table-row>
        <table:table-row table:style-name="ro1">
          <table:table-cell office:value-type="string" calcext:value-type="string">
            <text:p>выбросил</text:p>
          </table:table-cell>
          <table:table-cell table:formula="of:=[.A33]&amp;&quot; &quot;" office:value-type="string" office:string-value="выбросил " calcext:value-type="string">
            <text:p>выбросил </text:p>
          </table:table-cell>
          <table:table-cell/>
        </table:table-row>
        <table:table-row table:style-name="ro1">
          <table:table-cell office:value-type="string" calcext:value-type="string">
            <text:p>вывел</text:p>
          </table:table-cell>
          <table:table-cell table:formula="of:=[.A34]&amp;&quot; &quot;" office:value-type="string" office:string-value="вывел " calcext:value-type="string">
            <text:p>вывел </text:p>
          </table:table-cell>
          <table:table-cell/>
        </table:table-row>
        <table:table-row table:style-name="ro1">
          <table:table-cell office:value-type="string" calcext:value-type="string">
            <text:p>выдавал</text:p>
          </table:table-cell>
          <table:table-cell table:formula="of:=[.A35]&amp;&quot; &quot;" office:value-type="string" office:string-value="выдавал " calcext:value-type="string">
            <text:p>выдавал </text:p>
          </table:table-cell>
          <table:table-cell/>
        </table:table-row>
        <table:table-row table:style-name="ro1">
          <table:table-cell office:value-type="string" calcext:value-type="string">
            <text:p>выдал</text:p>
          </table:table-cell>
          <table:table-cell table:formula="of:=[.A36]&amp;&quot; &quot;" office:value-type="string" office:string-value="выдал " calcext:value-type="string">
            <text:p>выдал </text:p>
          </table:table-cell>
          <table:table-cell/>
        </table:table-row>
        <table:table-row table:style-name="ro1">
          <table:table-cell office:value-type="string" calcext:value-type="string">
            <text:p>выделил</text:p>
          </table:table-cell>
          <table:table-cell table:formula="of:=[.A37]&amp;&quot; &quot;" office:value-type="string" office:string-value="выделил " calcext:value-type="string">
            <text:p>выделил </text:p>
          </table:table-cell>
          <table:table-cell/>
        </table:table-row>
        <table:table-row table:style-name="ro1">
          <table:table-cell office:value-type="string" calcext:value-type="string">
            <text:p>выделял</text:p>
          </table:table-cell>
          <table:table-cell table:formula="of:=[.A38]&amp;&quot; &quot;" office:value-type="string" office:string-value="выделял " calcext:value-type="string">
            <text:p>выделял </text:p>
          </table:table-cell>
          <table:table-cell/>
        </table:table-row>
        <table:table-row table:style-name="ro1">
          <table:table-cell office:value-type="string" calcext:value-type="string">
            <text:p>выдержал</text:p>
          </table:table-cell>
          <table:table-cell table:formula="of:=[.A39]&amp;&quot; &quot;" office:value-type="string" office:string-value="выдержал " calcext:value-type="string">
            <text:p>выдержал </text:p>
          </table:table-cell>
          <table:table-cell/>
        </table:table-row>
        <table:table-row table:style-name="ro1">
          <table:table-cell office:value-type="string" calcext:value-type="string">
            <text:p>вызвал</text:p>
          </table:table-cell>
          <table:table-cell table:formula="of:=[.A40]&amp;&quot; &quot;" office:value-type="string" office:string-value="вызвал " calcext:value-type="string">
            <text:p>вызвал </text:p>
          </table:table-cell>
          <table:table-cell/>
        </table:table-row>
        <table:table-row table:style-name="ro1">
          <table:table-cell office:value-type="string" calcext:value-type="string">
            <text:p>выносил</text:p>
          </table:table-cell>
          <table:table-cell table:formula="of:=[.A41]&amp;&quot; &quot;" office:value-type="string" office:string-value="выносил " calcext:value-type="string">
            <text:p>выносил </text:p>
          </table:table-cell>
          <table:table-cell/>
        </table:table-row>
        <table:table-row table:style-name="ro1">
          <table:table-cell office:value-type="string" calcext:value-type="string">
            <text:p>вынул</text:p>
          </table:table-cell>
          <table:table-cell table:formula="of:=[.A42]&amp;&quot; &quot;" office:value-type="string" office:string-value="вынул " calcext:value-type="string">
            <text:p>вынул </text:p>
          </table:table-cell>
          <table:table-cell/>
        </table:table-row>
        <table:table-row table:style-name="ro1">
          <table:table-cell office:value-type="string" calcext:value-type="string">
            <text:p>выполнил</text:p>
          </table:table-cell>
          <table:table-cell table:formula="of:=[.A43]&amp;&quot; &quot;" office:value-type="string" office:string-value="выполнил " calcext:value-type="string">
            <text:p>выполнил </text:p>
          </table:table-cell>
          <table:table-cell/>
        </table:table-row>
        <table:table-row table:style-name="ro1">
          <table:table-cell office:value-type="string" calcext:value-type="string">
            <text:p>выполнял</text:p>
          </table:table-cell>
          <table:table-cell table:formula="of:=[.A44]&amp;&quot; &quot;" office:value-type="string" office:string-value="выполнял " calcext:value-type="string">
            <text:p>выполнял </text:p>
          </table:table-cell>
          <table:table-cell/>
        </table:table-row>
        <table:table-row table:style-name="ro1">
          <table:table-cell office:value-type="string" calcext:value-type="string">
            <text:p>выпускал</text:p>
          </table:table-cell>
          <table:table-cell table:formula="of:=[.A45]&amp;&quot; &quot;" office:value-type="string" office:string-value="выпускал " calcext:value-type="string">
            <text:p>выпускал </text:p>
          </table:table-cell>
          <table:table-cell/>
        </table:table-row>
        <table:table-row table:style-name="ro1">
          <table:table-cell office:value-type="string" calcext:value-type="string">
            <text:p>выпустил</text:p>
          </table:table-cell>
          <table:table-cell table:formula="of:=[.A46]&amp;&quot; &quot;" office:value-type="string" office:string-value="выпустил " calcext:value-type="string">
            <text:p>выпустил </text:p>
          </table:table-cell>
          <table:table-cell/>
        </table:table-row>
        <table:table-row table:style-name="ro1">
          <table:table-cell office:value-type="string" calcext:value-type="string">
            <text:p>выражал</text:p>
          </table:table-cell>
          <table:table-cell table:formula="of:=[.A47]&amp;&quot; &quot;" office:value-type="string" office:string-value="выражал " calcext:value-type="string">
            <text:p>выражал </text:p>
          </table:table-cell>
          <table:table-cell/>
        </table:table-row>
        <table:table-row table:style-name="ro1">
          <table:table-cell office:value-type="string" calcext:value-type="string">
            <text:p>выразил</text:p>
          </table:table-cell>
          <table:table-cell table:formula="of:=[.A48]&amp;&quot; &quot;" office:value-type="string" office:string-value="выразил " calcext:value-type="string">
            <text:p>выразил </text:p>
          </table:table-cell>
          <table:table-cell/>
        </table:table-row>
        <table:table-row table:style-name="ro1">
          <table:table-cell office:value-type="string" calcext:value-type="string">
            <text:p>вырвал</text:p>
          </table:table-cell>
          <table:table-cell table:formula="of:=[.A49]&amp;&quot; &quot;" office:value-type="string" office:string-value="вырвал " calcext:value-type="string">
            <text:p>вырвал </text:p>
          </table:table-cell>
          <table:table-cell/>
        </table:table-row>
        <table:table-row table:style-name="ro1">
          <table:table-cell office:value-type="string" calcext:value-type="string">
            <text:p>высказал</text:p>
          </table:table-cell>
          <table:table-cell table:formula="of:=[.A50]&amp;&quot; &quot;" office:value-type="string" office:string-value="высказал " calcext:value-type="string">
            <text:p>высказал </text:p>
          </table:table-cell>
          <table:table-cell/>
        </table:table-row>
        <table:table-row table:style-name="ro1">
          <table:table-cell office:value-type="string" calcext:value-type="string">
            <text:p>выставил</text:p>
          </table:table-cell>
          <table:table-cell table:formula="of:=[.A51]&amp;&quot; &quot;" office:value-type="string" office:string-value="выставил " calcext:value-type="string">
            <text:p>выставил </text:p>
          </table:table-cell>
          <table:table-cell/>
        </table:table-row>
        <table:table-row table:style-name="ro1">
          <table:table-cell office:value-type="string" calcext:value-type="string">
            <text:p>выступил</text:p>
          </table:table-cell>
          <table:table-cell table:formula="of:=[.A52]&amp;&quot; &quot;" office:value-type="string" office:string-value="выступил " calcext:value-type="string">
            <text:p>выступил </text:p>
          </table:table-cell>
          <table:table-cell/>
        </table:table-row>
        <table:table-row table:style-name="ro1">
          <table:table-cell office:value-type="string" calcext:value-type="string">
            <text:p>вытащил</text:p>
          </table:table-cell>
          <table:table-cell table:formula="of:=[.A53]&amp;&quot; &quot;" office:value-type="string" office:string-value="вытащил " calcext:value-type="string">
            <text:p>вытащил </text:p>
          </table:table-cell>
          <table:table-cell/>
        </table:table-row>
        <table:table-row table:style-name="ro1">
          <table:table-cell office:value-type="string" calcext:value-type="string">
            <text:p>вытянул</text:p>
          </table:table-cell>
          <table:table-cell table:formula="of:=[.A54]&amp;&quot; &quot;" office:value-type="string" office:string-value="вытянул " calcext:value-type="string">
            <text:p>вытянул </text:p>
          </table:table-cell>
          <table:table-cell/>
        </table:table-row>
        <table:table-row table:style-name="ro1">
          <table:table-cell office:value-type="string" calcext:value-type="string">
            <text:p>выявил</text:p>
          </table:table-cell>
          <table:table-cell table:formula="of:=[.A55]&amp;&quot; &quot;" office:value-type="string" office:string-value="выявил " calcext:value-type="string">
            <text:p>выявил </text:p>
          </table:table-cell>
          <table:table-cell/>
        </table:table-row>
        <table:table-row table:style-name="ro1">
          <table:table-cell office:value-type="string" calcext:value-type="string">
            <text:p>гнул</text:p>
          </table:table-cell>
          <table:table-cell table:formula="of:=[.A56]&amp;&quot; &quot;" office:value-type="string" office:string-value="гнул " calcext:value-type="string">
            <text:p>гнул </text:p>
          </table:table-cell>
          <table:table-cell/>
        </table:table-row>
        <table:table-row table:style-name="ro1">
          <table:table-cell office:value-type="string" calcext:value-type="string">
            <text:p>готовил</text:p>
          </table:table-cell>
          <table:table-cell table:formula="of:=[.A57]&amp;&quot; &quot;" office:value-type="string" office:string-value="готовил " calcext:value-type="string">
            <text:p>готовил </text:p>
          </table:table-cell>
          <table:table-cell/>
        </table:table-row>
        <table:table-row table:style-name="ro1">
          <table:table-cell office:value-type="string" calcext:value-type="string">
            <text:p>грозил</text:p>
          </table:table-cell>
          <table:table-cell table:formula="of:=[.A58]&amp;&quot; &quot;" office:value-type="string" office:string-value="грозил " calcext:value-type="string">
            <text:p>грозил </text:p>
          </table:table-cell>
          <table:table-cell/>
        </table:table-row>
        <table:table-row table:style-name="ro1">
          <table:table-cell office:value-type="string" calcext:value-type="string">
            <text:p>давал</text:p>
          </table:table-cell>
          <table:table-cell table:formula="of:=[.A59]&amp;&quot; &quot;" office:value-type="string" office:string-value="давал " calcext:value-type="string">
            <text:p>давал </text:p>
          </table:table-cell>
          <table:table-cell/>
        </table:table-row>
        <table:table-row table:style-name="ro1">
          <table:table-cell office:value-type="string" calcext:value-type="string">
            <text:p>двигал</text:p>
          </table:table-cell>
          <table:table-cell table:formula="of:=[.A60]&amp;&quot; &quot;" office:value-type="string" office:string-value="двигал " calcext:value-type="string">
            <text:p>двигал </text:p>
          </table:table-cell>
          <table:table-cell/>
        </table:table-row>
        <table:table-row table:style-name="ro1">
          <table:table-cell office:value-type="string" calcext:value-type="string">
            <text:p>двинул</text:p>
          </table:table-cell>
          <table:table-cell table:formula="of:=[.A61]&amp;&quot; &quot;" office:value-type="string" office:string-value="двинул " calcext:value-type="string">
            <text:p>двинул </text:p>
          </table:table-cell>
          <table:table-cell/>
        </table:table-row>
        <table:table-row table:style-name="ro1">
          <table:table-cell office:value-type="string" calcext:value-type="string">
            <text:p>делал</text:p>
          </table:table-cell>
          <table:table-cell table:formula="of:=[.A62]&amp;&quot; &quot;" office:value-type="string" office:string-value="делал " calcext:value-type="string">
            <text:p>делал </text:p>
          </table:table-cell>
          <table:table-cell/>
        </table:table-row>
        <table:table-row table:style-name="ro1">
          <table:table-cell office:value-type="string" calcext:value-type="string">
            <text:p>делил</text:p>
          </table:table-cell>
          <table:table-cell table:formula="of:=[.A63]&amp;&quot; &quot;" office:value-type="string" office:string-value="делил " calcext:value-type="string">
            <text:p>делил </text:p>
          </table:table-cell>
          <table:table-cell/>
        </table:table-row>
        <table:table-row table:style-name="ro1">
          <table:table-cell office:value-type="string" calcext:value-type="string">
            <text:p>держал</text:p>
          </table:table-cell>
          <table:table-cell table:formula="of:=[.A64]&amp;&quot; &quot;" office:value-type="string" office:string-value="держал " calcext:value-type="string">
            <text:p>держал </text:p>
          </table:table-cell>
          <table:table-cell/>
        </table:table-row>
        <table:table-row table:style-name="ro1">
          <table:table-cell office:value-type="string" calcext:value-type="string">
            <text:p>длил</text:p>
          </table:table-cell>
          <table:table-cell table:formula="of:=[.A65]&amp;&quot; &quot;" office:value-type="string" office:string-value="длил " calcext:value-type="string">
            <text:p>длил </text:p>
          </table:table-cell>
          <table:table-cell/>
        </table:table-row>
        <table:table-row table:style-name="ro1">
          <table:table-cell office:value-type="string" calcext:value-type="string">
            <text:p>добавил</text:p>
          </table:table-cell>
          <table:table-cell table:formula="of:=[.A66]&amp;&quot; &quot;" office:value-type="string" office:string-value="добавил " calcext:value-type="string">
            <text:p>добавил </text:p>
          </table:table-cell>
          <table:table-cell/>
        </table:table-row>
        <table:table-row table:style-name="ro1">
          <table:table-cell office:value-type="string" calcext:value-type="string">
            <text:p>добавлял</text:p>
          </table:table-cell>
          <table:table-cell table:formula="of:=[.A67]&amp;&quot; &quot;" office:value-type="string" office:string-value="добавлял " calcext:value-type="string">
            <text:p>добавлял </text:p>
          </table:table-cell>
          <table:table-cell/>
        </table:table-row>
        <table:table-row table:style-name="ro1">
          <table:table-cell office:value-type="string" calcext:value-type="string">
            <text:p>добивал</text:p>
          </table:table-cell>
          <table:table-cell table:formula="of:=[.A68]&amp;&quot; &quot;" office:value-type="string" office:string-value="добивал " calcext:value-type="string">
            <text:p>добивал </text:p>
          </table:table-cell>
          <table:table-cell/>
        </table:table-row>
        <table:table-row table:style-name="ro1">
          <table:table-cell office:value-type="string" calcext:value-type="string">
            <text:p>добил</text:p>
          </table:table-cell>
          <table:table-cell table:formula="of:=[.A69]&amp;&quot; &quot;" office:value-type="string" office:string-value="добил " calcext:value-type="string">
            <text:p>добил </text:p>
          </table:table-cell>
          <table:table-cell/>
        </table:table-row>
        <table:table-row table:style-name="ro1">
          <table:table-cell office:value-type="string" calcext:value-type="string">
            <text:p>добрал</text:p>
          </table:table-cell>
          <table:table-cell table:formula="of:=[.A70]&amp;&quot; &quot;" office:value-type="string" office:string-value="добрал " calcext:value-type="string">
            <text:p>добрал </text:p>
          </table:table-cell>
          <table:table-cell/>
        </table:table-row>
        <table:table-row table:style-name="ro1">
          <table:table-cell office:value-type="string" calcext:value-type="string">
            <text:p>доверил</text:p>
          </table:table-cell>
          <table:table-cell table:formula="of:=[.A71]&amp;&quot; &quot;" office:value-type="string" office:string-value="доверил " calcext:value-type="string">
            <text:p>доверил </text:p>
          </table:table-cell>
          <table:table-cell/>
        </table:table-row>
        <table:table-row table:style-name="ro1">
          <table:table-cell office:value-type="string" calcext:value-type="string">
            <text:p>догадал</text:p>
          </table:table-cell>
          <table:table-cell table:formula="of:=[.A72]&amp;&quot; &quot;" office:value-type="string" office:string-value="догадал " calcext:value-type="string">
            <text:p>догадал </text:p>
          </table:table-cell>
          <table:table-cell/>
        </table:table-row>
        <table:table-row table:style-name="ro1">
          <table:table-cell office:value-type="string" calcext:value-type="string">
            <text:p>догадывал</text:p>
          </table:table-cell>
          <table:table-cell table:formula="of:=[.A73]&amp;&quot; &quot;" office:value-type="string" office:string-value="догадывал " calcext:value-type="string">
            <text:p>догадывал </text:p>
          </table:table-cell>
          <table:table-cell/>
        </table:table-row>
        <table:table-row table:style-name="ro1">
          <table:table-cell office:value-type="string" calcext:value-type="string">
            <text:p>договорил</text:p>
          </table:table-cell>
          <table:table-cell table:formula="of:=[.A74]&amp;&quot; &quot;" office:value-type="string" office:string-value="договорил " calcext:value-type="string">
            <text:p>договорил </text:p>
          </table:table-cell>
          <table:table-cell/>
        </table:table-row>
        <table:table-row table:style-name="ro1">
          <table:table-cell office:value-type="string" calcext:value-type="string">
            <text:p>дождал</text:p>
          </table:table-cell>
          <table:table-cell table:formula="of:=[.A75]&amp;&quot; &quot;" office:value-type="string" office:string-value="дождал " calcext:value-type="string">
            <text:p>дождал </text:p>
          </table:table-cell>
          <table:table-cell/>
        </table:table-row>
        <table:table-row table:style-name="ro1">
          <table:table-cell office:value-type="string" calcext:value-type="string">
            <text:p>дожидал</text:p>
          </table:table-cell>
          <table:table-cell table:formula="of:=[.A76]&amp;&quot; &quot;" office:value-type="string" office:string-value="дожидал " calcext:value-type="string">
            <text:p>дожидал </text:p>
          </table:table-cell>
          <table:table-cell/>
        </table:table-row>
        <table:table-row table:style-name="ro1">
          <table:table-cell office:value-type="string" calcext:value-type="string">
            <text:p>дознавал</text:p>
          </table:table-cell>
          <table:table-cell table:formula="of:=[.A77]&amp;&quot; &quot;" office:value-type="string" office:string-value="дознавал " calcext:value-type="string">
            <text:p>дознавал </text:p>
          </table:table-cell>
          <table:table-cell/>
        </table:table-row>
        <table:table-row table:style-name="ro1">
          <table:table-cell office:value-type="string" calcext:value-type="string">
            <text:p>допускал</text:p>
          </table:table-cell>
          <table:table-cell table:formula="of:=[.A78]&amp;&quot; &quot;" office:value-type="string" office:string-value="допускал " calcext:value-type="string">
            <text:p>допускал </text:p>
          </table:table-cell>
          <table:table-cell/>
        </table:table-row>
        <table:table-row table:style-name="ro1">
          <table:table-cell office:value-type="string" calcext:value-type="string">
            <text:p>допустил</text:p>
          </table:table-cell>
          <table:table-cell table:formula="of:=[.A79]&amp;&quot; &quot;" office:value-type="string" office:string-value="допустил " calcext:value-type="string">
            <text:p>допустил </text:p>
          </table:table-cell>
          <table:table-cell/>
        </table:table-row>
        <table:table-row table:style-name="ro1">
          <table:table-cell office:value-type="string" calcext:value-type="string">
            <text:p>дослужил</text:p>
          </table:table-cell>
          <table:table-cell table:formula="of:=[.A80]&amp;&quot; &quot;" office:value-type="string" office:string-value="дослужил " calcext:value-type="string">
            <text:p>дослужил </text:p>
          </table:table-cell>
          <table:table-cell/>
        </table:table-row>
        <table:table-row table:style-name="ro1">
          <table:table-cell office:value-type="string" calcext:value-type="string">
            <text:p>доставал</text:p>
          </table:table-cell>
          <table:table-cell table:formula="of:=[.A81]&amp;&quot; &quot;" office:value-type="string" office:string-value="доставал " calcext:value-type="string">
            <text:p>доставал </text:p>
          </table:table-cell>
          <table:table-cell/>
        </table:table-row>
        <table:table-row table:style-name="ro1">
          <table:table-cell office:value-type="string" calcext:value-type="string">
            <text:p>доставил</text:p>
          </table:table-cell>
          <table:table-cell table:formula="of:=[.A82]&amp;&quot; &quot;" office:value-type="string" office:string-value="доставил " calcext:value-type="string">
            <text:p>доставил </text:p>
          </table:table-cell>
          <table:table-cell/>
        </table:table-row>
        <table:table-row table:style-name="ro1">
          <table:table-cell office:value-type="string" calcext:value-type="string">
            <text:p>достал</text:p>
          </table:table-cell>
          <table:table-cell table:formula="of:=[.A83]&amp;&quot; &quot;" office:value-type="string" office:string-value="достал " calcext:value-type="string">
            <text:p>достал </text:p>
          </table:table-cell>
          <table:table-cell/>
        </table:table-row>
        <table:table-row table:style-name="ro1">
          <table:table-cell office:value-type="string" calcext:value-type="string">
            <text:p>жаловал</text:p>
          </table:table-cell>
          <table:table-cell table:formula="of:=[.A84]&amp;&quot; &quot;" office:value-type="string" office:string-value="жаловал " calcext:value-type="string">
            <text:p>жаловал </text:p>
          </table:table-cell>
          <table:table-cell/>
        </table:table-row>
        <table:table-row table:style-name="ro1">
          <table:table-cell office:value-type="string" calcext:value-type="string">
            <text:p>женил</text:p>
          </table:table-cell>
          <table:table-cell table:formula="of:=[.A85]&amp;&quot; &quot;" office:value-type="string" office:string-value="женил " calcext:value-type="string">
            <text:p>женил </text:p>
          </table:table-cell>
          <table:table-cell/>
        </table:table-row>
        <table:table-row table:style-name="ro1">
          <table:table-cell office:value-type="string" calcext:value-type="string">
            <text:p>забирал</text:p>
          </table:table-cell>
          <table:table-cell table:formula="of:=[.A86]&amp;&quot; &quot;" office:value-type="string" office:string-value="забирал " calcext:value-type="string">
            <text:p>забирал </text:p>
          </table:table-cell>
          <table:table-cell/>
        </table:table-row>
        <table:table-row table:style-name="ro1">
          <table:table-cell office:value-type="string" calcext:value-type="string">
            <text:p>заблудил</text:p>
          </table:table-cell>
          <table:table-cell table:formula="of:=[.A87]&amp;&quot; &quot;" office:value-type="string" office:string-value="заблудил " calcext:value-type="string">
            <text:p>заблудил </text:p>
          </table:table-cell>
          <table:table-cell/>
        </table:table-row>
        <table:table-row table:style-name="ro1">
          <table:table-cell office:value-type="string" calcext:value-type="string">
            <text:p>заботил</text:p>
          </table:table-cell>
          <table:table-cell table:formula="of:=[.A88]&amp;&quot; &quot;" office:value-type="string" office:string-value="заботил " calcext:value-type="string">
            <text:p>заботил </text:p>
          </table:table-cell>
          <table:table-cell/>
        </table:table-row>
        <table:table-row table:style-name="ro1">
          <table:table-cell office:value-type="string" calcext:value-type="string">
            <text:p>забрал</text:p>
          </table:table-cell>
          <table:table-cell table:formula="of:=[.A89]&amp;&quot; &quot;" office:value-type="string" office:string-value="забрал " calcext:value-type="string">
            <text:p>забрал </text:p>
          </table:table-cell>
          <table:table-cell/>
        </table:table-row>
        <table:table-row table:style-name="ro1">
          <table:table-cell office:value-type="string" calcext:value-type="string">
            <text:p>забывал</text:p>
          </table:table-cell>
          <table:table-cell table:formula="of:=[.A90]&amp;&quot; &quot;" office:value-type="string" office:string-value="забывал " calcext:value-type="string">
            <text:p>забывал </text:p>
          </table:table-cell>
          <table:table-cell/>
        </table:table-row>
        <table:table-row table:style-name="ro1">
          <table:table-cell office:value-type="string" calcext:value-type="string">
            <text:p>завел</text:p>
          </table:table-cell>
          <table:table-cell table:formula="of:=[.A91]&amp;&quot; &quot;" office:value-type="string" office:string-value="завел " calcext:value-type="string">
            <text:p>завел </text:p>
          </table:table-cell>
          <table:table-cell/>
        </table:table-row>
        <table:table-row table:style-name="ro1">
          <table:table-cell office:value-type="string" calcext:value-type="string">
            <text:p>завернул</text:p>
          </table:table-cell>
          <table:table-cell table:formula="of:=[.A92]&amp;&quot; &quot;" office:value-type="string" office:string-value="завернул " calcext:value-type="string">
            <text:p>завернул </text:p>
          </table:table-cell>
          <table:table-cell/>
        </table:table-row>
        <table:table-row table:style-name="ro1">
          <table:table-cell office:value-type="string" calcext:value-type="string">
            <text:p>завершил</text:p>
          </table:table-cell>
          <table:table-cell table:formula="of:=[.A93]&amp;&quot; &quot;" office:value-type="string" office:string-value="завершил " calcext:value-type="string">
            <text:p>завершил </text:p>
          </table:table-cell>
          <table:table-cell/>
        </table:table-row>
        <table:table-row table:style-name="ro1">
          <table:table-cell office:value-type="string" calcext:value-type="string">
            <text:p>завивал</text:p>
          </table:table-cell>
          <table:table-cell table:formula="of:=[.A94]&amp;&quot; &quot;" office:value-type="string" office:string-value="завивал " calcext:value-type="string">
            <text:p>завивал </text:p>
          </table:table-cell>
          <table:table-cell/>
        </table:table-row>
        <table:table-row table:style-name="ro1">
          <table:table-cell office:value-type="string" calcext:value-type="string">
            <text:p>заглянул</text:p>
          </table:table-cell>
          <table:table-cell table:formula="of:=[.A95]&amp;&quot; &quot;" office:value-type="string" office:string-value="заглянул " calcext:value-type="string">
            <text:p>заглянул </text:p>
          </table:table-cell>
          <table:table-cell/>
        </table:table-row>
        <table:table-row table:style-name="ro1">
          <table:table-cell office:value-type="string" calcext:value-type="string">
            <text:p>загнул</text:p>
          </table:table-cell>
          <table:table-cell table:formula="of:=[.A96]&amp;&quot; &quot;" office:value-type="string" office:string-value="загнул " calcext:value-type="string">
            <text:p>загнул </text:p>
          </table:table-cell>
          <table:table-cell/>
        </table:table-row>
        <table:table-row table:style-name="ro1">
          <table:table-cell office:value-type="string" calcext:value-type="string">
            <text:p>заговорил</text:p>
          </table:table-cell>
          <table:table-cell table:formula="of:=[.A97]&amp;&quot; &quot;" office:value-type="string" office:string-value="заговорил " calcext:value-type="string">
            <text:p>заговорил </text:p>
          </table:table-cell>
          <table:table-cell/>
        </table:table-row>
        <table:table-row table:style-name="ro1">
          <table:table-cell office:value-type="string" calcext:value-type="string">
            <text:p>задавал</text:p>
          </table:table-cell>
          <table:table-cell table:formula="of:=[.A98]&amp;&quot; &quot;" office:value-type="string" office:string-value="задавал " calcext:value-type="string">
            <text:p>задавал </text:p>
          </table:table-cell>
          <table:table-cell/>
        </table:table-row>
        <table:table-row table:style-name="ro1">
          <table:table-cell office:value-type="string" calcext:value-type="string">
            <text:p>задал</text:p>
          </table:table-cell>
          <table:table-cell table:formula="of:=[.A99]&amp;&quot; &quot;" office:value-type="string" office:string-value="задал " calcext:value-type="string">
            <text:p>задал </text:p>
          </table:table-cell>
          <table:table-cell/>
        </table:table-row>
        <table:table-row table:style-name="ro1">
          <table:table-cell office:value-type="string" calcext:value-type="string">
            <text:p>задержал</text:p>
          </table:table-cell>
          <table:table-cell table:formula="of:=[.A100]&amp;&quot; &quot;" office:value-type="string" office:string-value="задержал " calcext:value-type="string">
            <text:p>задержал </text:p>
          </table:table-cell>
          <table:table-cell/>
        </table:table-row>
        <table:table-row table:style-name="ro1">
          <table:table-cell office:value-type="string" calcext:value-type="string">
            <text:p>задумал</text:p>
          </table:table-cell>
          <table:table-cell table:formula="of:=[.A101]&amp;&quot; &quot;" office:value-type="string" office:string-value="задумал " calcext:value-type="string">
            <text:p>задумал </text:p>
          </table:table-cell>
          <table:table-cell/>
        </table:table-row>
        <table:table-row table:style-name="ro1">
          <table:table-cell office:value-type="string" calcext:value-type="string">
            <text:p>задумывал</text:p>
          </table:table-cell>
          <table:table-cell table:formula="of:=[.A102]&amp;&quot; &quot;" office:value-type="string" office:string-value="задумывал " calcext:value-type="string">
            <text:p>задумывал </text:p>
          </table:table-cell>
          <table:table-cell/>
        </table:table-row>
        <table:table-row table:style-name="ro1">
          <table:table-cell office:value-type="string" calcext:value-type="string">
            <text:p>заинтересовал</text:p>
          </table:table-cell>
          <table:table-cell table:formula="of:=[.A103]&amp;&quot; &quot;" office:value-type="string" office:string-value="заинтересовал " calcext:value-type="string">
            <text:p>заинтересовал </text:p>
          </table:table-cell>
          <table:table-cell/>
        </table:table-row>
        <table:table-row table:style-name="ro1">
          <table:table-cell office:value-type="string" calcext:value-type="string">
            <text:p>заказывал</text:p>
          </table:table-cell>
          <table:table-cell table:formula="of:=[.A104]&amp;&quot; &quot;" office:value-type="string" office:string-value="заказывал " calcext:value-type="string">
            <text:p>заказывал </text:p>
          </table:table-cell>
          <table:table-cell/>
        </table:table-row>
        <table:table-row table:style-name="ro1">
          <table:table-cell office:value-type="string" calcext:value-type="string">
            <text:p>заканчивал</text:p>
          </table:table-cell>
          <table:table-cell table:formula="of:=[.A105]&amp;&quot; &quot;" office:value-type="string" office:string-value="заканчивал " calcext:value-type="string">
            <text:p>заканчивал </text:p>
          </table:table-cell>
          <table:table-cell/>
        </table:table-row>
        <table:table-row table:style-name="ro1">
          <table:table-cell office:value-type="string" calcext:value-type="string">
            <text:p>заключал</text:p>
          </table:table-cell>
          <table:table-cell table:formula="of:=[.A106]&amp;&quot; &quot;" office:value-type="string" office:string-value="заключал " calcext:value-type="string">
            <text:p>заключал </text:p>
          </table:table-cell>
          <table:table-cell/>
        </table:table-row>
        <table:table-row table:style-name="ro1">
          <table:table-cell office:value-type="string" calcext:value-type="string">
            <text:p>заключил</text:p>
          </table:table-cell>
          <table:table-cell table:formula="of:=[.A107]&amp;&quot; &quot;" office:value-type="string" office:string-value="заключил " calcext:value-type="string">
            <text:p>заключил </text:p>
          </table:table-cell>
          <table:table-cell/>
        </table:table-row>
        <table:table-row table:style-name="ro1">
          <table:table-cell office:value-type="string" calcext:value-type="string">
            <text:p>закончил</text:p>
          </table:table-cell>
          <table:table-cell table:formula="of:=[.A108]&amp;&quot; &quot;" office:value-type="string" office:string-value="закончил " calcext:value-type="string">
            <text:p>закончил </text:p>
          </table:table-cell>
          <table:table-cell/>
        </table:table-row>
        <table:table-row table:style-name="ro1">
          <table:table-cell office:value-type="string" calcext:value-type="string">
            <text:p>закрывал</text:p>
          </table:table-cell>
          <table:table-cell table:formula="of:=[.A109]&amp;&quot; &quot;" office:value-type="string" office:string-value="закрывал " calcext:value-type="string">
            <text:p>закрывал </text:p>
          </table:table-cell>
          <table:table-cell/>
        </table:table-row>
        <table:table-row table:style-name="ro1">
          <table:table-cell office:value-type="string" calcext:value-type="string">
            <text:p>закрыл</text:p>
          </table:table-cell>
          <table:table-cell table:formula="of:=[.A110]&amp;&quot; &quot;" office:value-type="string" office:string-value="закрыл " calcext:value-type="string">
            <text:p>закрыл </text:p>
          </table:table-cell>
          <table:table-cell/>
        </table:table-row>
        <table:table-row table:style-name="ro1">
          <table:table-cell office:value-type="string" calcext:value-type="string">
            <text:p>заменил</text:p>
          </table:table-cell>
          <table:table-cell table:formula="of:=[.A111]&amp;&quot; &quot;" office:value-type="string" office:string-value="заменил " calcext:value-type="string">
            <text:p>заменил </text:p>
          </table:table-cell>
          <table:table-cell/>
        </table:table-row>
        <table:table-row table:style-name="ro1">
          <table:table-cell office:value-type="string" calcext:value-type="string">
            <text:p>занимал</text:p>
          </table:table-cell>
          <table:table-cell table:formula="of:=[.A112]&amp;&quot; &quot;" office:value-type="string" office:string-value="занимал " calcext:value-type="string">
            <text:p>занимал </text:p>
          </table:table-cell>
          <table:table-cell/>
        </table:table-row>
        <table:table-row table:style-name="ro1">
          <table:table-cell office:value-type="string" calcext:value-type="string">
            <text:p>занял</text:p>
          </table:table-cell>
          <table:table-cell table:formula="of:=[.A113]&amp;&quot; &quot;" office:value-type="string" office:string-value="занял " calcext:value-type="string">
            <text:p>занял </text:p>
          </table:table-cell>
          <table:table-cell/>
        </table:table-row>
        <table:table-row table:style-name="ro1">
          <table:table-cell office:value-type="string" calcext:value-type="string">
            <text:p>записал</text:p>
          </table:table-cell>
          <table:table-cell table:formula="of:=[.A114]&amp;&quot; &quot;" office:value-type="string" office:string-value="записал " calcext:value-type="string">
            <text:p>записал </text:p>
          </table:table-cell>
          <table:table-cell/>
        </table:table-row>
        <table:table-row table:style-name="ro1">
          <table:table-cell office:value-type="string" calcext:value-type="string">
            <text:p>записывал</text:p>
          </table:table-cell>
          <table:table-cell table:formula="of:=[.A115]&amp;&quot; &quot;" office:value-type="string" office:string-value="записывал " calcext:value-type="string">
            <text:p>записывал </text:p>
          </table:table-cell>
          <table:table-cell/>
        </table:table-row>
        <table:table-row table:style-name="ro1">
          <table:table-cell office:value-type="string" calcext:value-type="string">
            <text:p>заполнил</text:p>
          </table:table-cell>
          <table:table-cell table:formula="of:=[.A116]&amp;&quot; &quot;" office:value-type="string" office:string-value="заполнил " calcext:value-type="string">
            <text:p>заполнил </text:p>
          </table:table-cell>
          <table:table-cell/>
        </table:table-row>
        <table:table-row table:style-name="ro1">
          <table:table-cell office:value-type="string" calcext:value-type="string">
            <text:p>запомнил</text:p>
          </table:table-cell>
          <table:table-cell table:formula="of:=[.A117]&amp;&quot; &quot;" office:value-type="string" office:string-value="запомнил " calcext:value-type="string">
            <text:p>запомнил </text:p>
          </table:table-cell>
          <table:table-cell/>
        </table:table-row>
        <table:table-row table:style-name="ro1">
          <table:table-cell office:value-type="string" calcext:value-type="string">
            <text:p>заработал</text:p>
          </table:table-cell>
          <table:table-cell table:formula="of:=[.A118]&amp;&quot; &quot;" office:value-type="string" office:string-value="заработал " calcext:value-type="string">
            <text:p>заработал </text:p>
          </table:table-cell>
          <table:table-cell/>
        </table:table-row>
        <table:table-row table:style-name="ro1">
          <table:table-cell office:value-type="string" calcext:value-type="string">
            <text:p>зарегистрировал</text:p>
          </table:table-cell>
          <table:table-cell table:formula="of:=[.A119]&amp;&quot; &quot;" office:value-type="string" office:string-value="зарегистрировал " calcext:value-type="string">
            <text:p>зарегистрировал </text:p>
          </table:table-cell>
          <table:table-cell/>
        </table:table-row>
        <table:table-row table:style-name="ro1">
          <table:table-cell office:value-type="string" calcext:value-type="string">
            <text:p>заслужил</text:p>
          </table:table-cell>
          <table:table-cell table:formula="of:=[.A120]&amp;&quot; &quot;" office:value-type="string" office:string-value="заслужил " calcext:value-type="string">
            <text:p>заслужил </text:p>
          </table:table-cell>
          <table:table-cell/>
        </table:table-row>
        <table:table-row table:style-name="ro1">
          <table:table-cell office:value-type="string" calcext:value-type="string">
            <text:p>засмеял</text:p>
          </table:table-cell>
          <table:table-cell table:formula="of:=[.A121]&amp;&quot; &quot;" office:value-type="string" office:string-value="засмеял " calcext:value-type="string">
            <text:p>засмеял </text:p>
          </table:table-cell>
          <table:table-cell/>
        </table:table-row>
        <table:table-row table:style-name="ro1">
          <table:table-cell office:value-type="string" calcext:value-type="string">
            <text:p>засомневал</text:p>
          </table:table-cell>
          <table:table-cell table:formula="of:=[.A122]&amp;&quot; &quot;" office:value-type="string" office:string-value="засомневал " calcext:value-type="string">
            <text:p>засомневал </text:p>
          </table:table-cell>
          <table:table-cell/>
        </table:table-row>
        <table:table-row table:style-name="ro1">
          <table:table-cell office:value-type="string" calcext:value-type="string">
            <text:p>застрелил</text:p>
          </table:table-cell>
          <table:table-cell table:formula="of:=[.A123]&amp;&quot; &quot;" office:value-type="string" office:string-value="застрелил " calcext:value-type="string">
            <text:p>застрелил </text:p>
          </table:table-cell>
          <table:table-cell/>
        </table:table-row>
        <table:table-row table:style-name="ro1">
          <table:table-cell office:value-type="string" calcext:value-type="string">
            <text:p>заступил</text:p>
          </table:table-cell>
          <table:table-cell table:formula="of:=[.A124]&amp;&quot; &quot;" office:value-type="string" office:string-value="заступил " calcext:value-type="string">
            <text:p>заступил </text:p>
          </table:table-cell>
          <table:table-cell/>
        </table:table-row>
        <table:table-row table:style-name="ro1">
          <table:table-cell office:value-type="string" calcext:value-type="string">
            <text:p>засыпал</text:p>
          </table:table-cell>
          <table:table-cell table:formula="of:=[.A125]&amp;&quot; &quot;" office:value-type="string" office:string-value="засыпал " calcext:value-type="string">
            <text:p>засыпал </text:p>
          </table:table-cell>
          <table:table-cell/>
        </table:table-row>
        <table:table-row table:style-name="ro1">
          <table:table-cell office:value-type="string" calcext:value-type="string">
            <text:p>защитил</text:p>
          </table:table-cell>
          <table:table-cell table:formula="of:=[.A126]&amp;&quot; &quot;" office:value-type="string" office:string-value="защитил " calcext:value-type="string">
            <text:p>защитил </text:p>
          </table:table-cell>
          <table:table-cell/>
        </table:table-row>
        <table:table-row table:style-name="ro1">
          <table:table-cell office:value-type="string" calcext:value-type="string">
            <text:p>защищал</text:p>
          </table:table-cell>
          <table:table-cell table:formula="of:=[.A127]&amp;&quot; &quot;" office:value-type="string" office:string-value="защищал " calcext:value-type="string">
            <text:p>защищал </text:p>
          </table:table-cell>
          <table:table-cell/>
        </table:table-row>
        <table:table-row table:style-name="ro1">
          <table:table-cell office:value-type="string" calcext:value-type="string">
            <text:p>заявил</text:p>
          </table:table-cell>
          <table:table-cell table:formula="of:=[.A128]&amp;&quot; &quot;" office:value-type="string" office:string-value="заявил " calcext:value-type="string">
            <text:p>заявил </text:p>
          </table:table-cell>
          <table:table-cell/>
        </table:table-row>
        <table:table-row table:style-name="ro1">
          <table:table-cell office:value-type="string" calcext:value-type="string">
            <text:p>заявлял</text:p>
          </table:table-cell>
          <table:table-cell table:formula="of:=[.A129]&amp;&quot; &quot;" office:value-type="string" office:string-value="заявлял " calcext:value-type="string">
            <text:p>заявлял </text:p>
          </table:table-cell>
          <table:table-cell/>
        </table:table-row>
        <table:table-row table:style-name="ro1">
          <table:table-cell office:value-type="string" calcext:value-type="string">
            <text:p>звал</text:p>
          </table:table-cell>
          <table:table-cell table:formula="of:=[.A130]&amp;&quot; &quot;" office:value-type="string" office:string-value="звал " calcext:value-type="string">
            <text:p>звал </text:p>
          </table:table-cell>
          <table:table-cell/>
        </table:table-row>
        <table:table-row table:style-name="ro1">
          <table:table-cell office:value-type="string" calcext:value-type="string">
            <text:p>играл</text:p>
          </table:table-cell>
          <table:table-cell table:formula="of:=[.A131]&amp;&quot; &quot;" office:value-type="string" office:string-value="играл " calcext:value-type="string">
            <text:p>играл </text:p>
          </table:table-cell>
          <table:table-cell/>
        </table:table-row>
        <table:table-row table:style-name="ro1">
          <table:table-cell office:value-type="string" calcext:value-type="string">
            <text:p>избавил</text:p>
          </table:table-cell>
          <table:table-cell table:formula="of:=[.A132]&amp;&quot; &quot;" office:value-type="string" office:string-value="избавил " calcext:value-type="string">
            <text:p>избавил </text:p>
          </table:table-cell>
          <table:table-cell/>
        </table:table-row>
        <table:table-row table:style-name="ro1">
          <table:table-cell office:value-type="string" calcext:value-type="string">
            <text:p>избрал</text:p>
          </table:table-cell>
          <table:table-cell table:formula="of:=[.A133]&amp;&quot; &quot;" office:value-type="string" office:string-value="избрал " calcext:value-type="string">
            <text:p>избрал </text:p>
          </table:table-cell>
          <table:table-cell/>
        </table:table-row>
        <table:table-row table:style-name="ro1">
          <table:table-cell office:value-type="string" calcext:value-type="string">
            <text:p>извинил</text:p>
          </table:table-cell>
          <table:table-cell table:formula="of:=[.A134]&amp;&quot; &quot;" office:value-type="string" office:string-value="извинил " calcext:value-type="string">
            <text:p>извинил </text:p>
          </table:table-cell>
          <table:table-cell/>
        </table:table-row>
        <table:table-row table:style-name="ro1">
          <table:table-cell office:value-type="string" calcext:value-type="string">
            <text:p>издавал</text:p>
          </table:table-cell>
          <table:table-cell table:formula="of:=[.A135]&amp;&quot; &quot;" office:value-type="string" office:string-value="издавал " calcext:value-type="string">
            <text:p>издавал </text:p>
          </table:table-cell>
          <table:table-cell/>
        </table:table-row>
        <table:table-row table:style-name="ro1">
          <table:table-cell office:value-type="string" calcext:value-type="string">
            <text:p>издал</text:p>
          </table:table-cell>
          <table:table-cell table:formula="of:=[.A136]&amp;&quot; &quot;" office:value-type="string" office:string-value="издал " calcext:value-type="string">
            <text:p>издал </text:p>
          </table:table-cell>
          <table:table-cell/>
        </table:table-row>
        <table:table-row table:style-name="ro1">
          <table:table-cell office:value-type="string" calcext:value-type="string">
            <text:p>изложил</text:p>
          </table:table-cell>
          <table:table-cell table:formula="of:=[.A137]&amp;&quot; &quot;" office:value-type="string" office:string-value="изложил " calcext:value-type="string">
            <text:p>изложил </text:p>
          </table:table-cell>
          <table:table-cell/>
        </table:table-row>
        <table:table-row table:style-name="ro1">
          <table:table-cell office:value-type="string" calcext:value-type="string">
            <text:p>изменил</text:p>
          </table:table-cell>
          <table:table-cell table:formula="of:=[.A138]&amp;&quot; &quot;" office:value-type="string" office:string-value="изменил " calcext:value-type="string">
            <text:p>изменил </text:p>
          </table:table-cell>
          <table:table-cell/>
        </table:table-row>
        <table:table-row table:style-name="ro1">
          <table:table-cell office:value-type="string" calcext:value-type="string">
            <text:p>изображал</text:p>
          </table:table-cell>
          <table:table-cell table:formula="of:=[.A139]&amp;&quot; &quot;" office:value-type="string" office:string-value="изображал " calcext:value-type="string">
            <text:p>изображал </text:p>
          </table:table-cell>
          <table:table-cell/>
        </table:table-row>
        <table:table-row table:style-name="ro1">
          <table:table-cell office:value-type="string" calcext:value-type="string">
            <text:p>изобразил</text:p>
          </table:table-cell>
          <table:table-cell table:formula="of:=[.A140]&amp;&quot; &quot;" office:value-type="string" office:string-value="изобразил " calcext:value-type="string">
            <text:p>изобразил </text:p>
          </table:table-cell>
          <table:table-cell/>
        </table:table-row>
        <table:table-row table:style-name="ro1">
          <table:table-cell office:value-type="string" calcext:value-type="string">
            <text:p>изучал</text:p>
          </table:table-cell>
          <table:table-cell table:formula="of:=[.A141]&amp;&quot; &quot;" office:value-type="string" office:string-value="изучал " calcext:value-type="string">
            <text:p>изучал </text:p>
          </table:table-cell>
          <table:table-cell/>
        </table:table-row>
        <table:table-row table:style-name="ro1">
          <table:table-cell office:value-type="string" calcext:value-type="string">
            <text:p>изучил</text:p>
          </table:table-cell>
          <table:table-cell table:formula="of:=[.A142]&amp;&quot; &quot;" office:value-type="string" office:string-value="изучил " calcext:value-type="string">
            <text:p>изучил </text:p>
          </table:table-cell>
          <table:table-cell/>
        </table:table-row>
        <table:table-row table:style-name="ro1">
          <table:table-cell office:value-type="string" calcext:value-type="string">
            <text:p>имел</text:p>
          </table:table-cell>
          <table:table-cell table:formula="of:=[.A143]&amp;&quot; &quot;" office:value-type="string" office:string-value="имел " calcext:value-type="string">
            <text:p>имел </text:p>
          </table:table-cell>
          <table:table-cell/>
        </table:table-row>
        <table:table-row table:style-name="ro1">
          <table:table-cell office:value-type="string" calcext:value-type="string">
            <text:p>интересовал</text:p>
          </table:table-cell>
          <table:table-cell table:formula="of:=[.A144]&amp;&quot; &quot;" office:value-type="string" office:string-value="интересовал " calcext:value-type="string">
            <text:p>интересовал </text:p>
          </table:table-cell>
          <table:table-cell/>
        </table:table-row>
        <table:table-row table:style-name="ro1">
          <table:table-cell office:value-type="string" calcext:value-type="string">
            <text:p>исключил</text:p>
          </table:table-cell>
          <table:table-cell table:formula="of:=[.A145]&amp;&quot; &quot;" office:value-type="string" office:string-value="исключил " calcext:value-type="string">
            <text:p>исключил </text:p>
          </table:table-cell>
          <table:table-cell/>
        </table:table-row>
        <table:table-row table:style-name="ro1">
          <table:table-cell office:value-type="string" calcext:value-type="string">
            <text:p>исполнил</text:p>
          </table:table-cell>
          <table:table-cell table:formula="of:=[.A146]&amp;&quot; &quot;" office:value-type="string" office:string-value="исполнил " calcext:value-type="string">
            <text:p>исполнил </text:p>
          </table:table-cell>
          <table:table-cell/>
        </table:table-row>
        <table:table-row table:style-name="ro1">
          <table:table-cell office:value-type="string" calcext:value-type="string">
            <text:p>исполнял</text:p>
          </table:table-cell>
          <table:table-cell table:formula="of:=[.A147]&amp;&quot; &quot;" office:value-type="string" office:string-value="исполнял " calcext:value-type="string">
            <text:p>исполнял </text:p>
          </table:table-cell>
          <table:table-cell/>
        </table:table-row>
        <table:table-row table:style-name="ro1">
          <table:table-cell office:value-type="string" calcext:value-type="string">
            <text:p>использовал</text:p>
          </table:table-cell>
          <table:table-cell table:formula="of:=[.A148]&amp;&quot; &quot;" office:value-type="string" office:string-value="использовал " calcext:value-type="string">
            <text:p>использовал </text:p>
          </table:table-cell>
          <table:table-cell/>
        </table:table-row>
        <table:table-row table:style-name="ro1">
          <table:table-cell office:value-type="string" calcext:value-type="string">
            <text:p>исправил</text:p>
          </table:table-cell>
          <table:table-cell table:formula="of:=[.A149]&amp;&quot; &quot;" office:value-type="string" office:string-value="исправил " calcext:value-type="string">
            <text:p>исправил </text:p>
          </table:table-cell>
          <table:table-cell/>
        </table:table-row>
        <table:table-row table:style-name="ro1">
          <table:table-cell office:value-type="string" calcext:value-type="string">
            <text:p>испугал</text:p>
          </table:table-cell>
          <table:table-cell table:formula="of:=[.A150]&amp;&quot; &quot;" office:value-type="string" office:string-value="испугал " calcext:value-type="string">
            <text:p>испугал </text:p>
          </table:table-cell>
          <table:table-cell/>
        </table:table-row>
        <table:table-row table:style-name="ro1">
          <table:table-cell office:value-type="string" calcext:value-type="string">
            <text:p>испытывал</text:p>
          </table:table-cell>
          <table:table-cell table:formula="of:=[.A151]&amp;&quot; &quot;" office:value-type="string" office:string-value="испытывал " calcext:value-type="string">
            <text:p>испытывал </text:p>
          </table:table-cell>
          <table:table-cell/>
        </table:table-row>
        <table:table-row table:style-name="ro1">
          <table:table-cell office:value-type="string" calcext:value-type="string">
            <text:p>исследовал</text:p>
          </table:table-cell>
          <table:table-cell table:formula="of:=[.A152]&amp;&quot; &quot;" office:value-type="string" office:string-value="исследовал " calcext:value-type="string">
            <text:p>исследовал </text:p>
          </table:table-cell>
          <table:table-cell/>
        </table:table-row>
        <table:table-row table:style-name="ro1">
          <table:table-cell office:value-type="string" calcext:value-type="string">
            <text:p>казал</text:p>
          </table:table-cell>
          <table:table-cell table:formula="of:=[.A153]&amp;&quot; &quot;" office:value-type="string" office:string-value="казал " calcext:value-type="string">
            <text:p>казал </text:p>
          </table:table-cell>
          <table:table-cell/>
        </table:table-row>
        <table:table-row table:style-name="ro1">
          <table:table-cell office:value-type="string" calcext:value-type="string">
            <text:p>касал</text:p>
          </table:table-cell>
          <table:table-cell table:formula="of:=[.A154]&amp;&quot; &quot;" office:value-type="string" office:string-value="касал " calcext:value-type="string">
            <text:p>касал </text:p>
          </table:table-cell>
          <table:table-cell/>
        </table:table-row>
        <table:table-row table:style-name="ro1">
          <table:table-cell office:value-type="string" calcext:value-type="string">
            <text:p>клал</text:p>
          </table:table-cell>
          <table:table-cell table:formula="of:=[.A155]&amp;&quot; &quot;" office:value-type="string" office:string-value="клал " calcext:value-type="string">
            <text:p>клал </text:p>
          </table:table-cell>
          <table:table-cell/>
        </table:table-row>
        <table:table-row table:style-name="ro1">
          <table:table-cell office:value-type="string" calcext:value-type="string">
            <text:p>контролировал</text:p>
          </table:table-cell>
          <table:table-cell table:formula="of:=[.A156]&amp;&quot; &quot;" office:value-type="string" office:string-value="контролировал " calcext:value-type="string">
            <text:p>контролировал </text:p>
          </table:table-cell>
          <table:table-cell/>
        </table:table-row>
        <table:table-row table:style-name="ro1">
          <table:table-cell office:value-type="string" calcext:value-type="string">
            <text:p>кончал</text:p>
          </table:table-cell>
          <table:table-cell table:formula="of:=[.A157]&amp;&quot; &quot;" office:value-type="string" office:string-value="кончал " calcext:value-type="string">
            <text:p>кончал </text:p>
          </table:table-cell>
          <table:table-cell/>
        </table:table-row>
        <table:table-row table:style-name="ro1">
          <table:table-cell office:value-type="string" calcext:value-type="string">
            <text:p>кончил</text:p>
          </table:table-cell>
          <table:table-cell table:formula="of:=[.A158]&amp;&quot; &quot;" office:value-type="string" office:string-value="кончил " calcext:value-type="string">
            <text:p>кончил </text:p>
          </table:table-cell>
          <table:table-cell/>
        </table:table-row>
        <table:table-row table:style-name="ro1">
          <table:table-cell office:value-type="string" calcext:value-type="string">
            <text:p>коснул</text:p>
          </table:table-cell>
          <table:table-cell table:formula="of:=[.A159]&amp;&quot; &quot;" office:value-type="string" office:string-value="коснул " calcext:value-type="string">
            <text:p>коснул </text:p>
          </table:table-cell>
          <table:table-cell/>
        </table:table-row>
        <table:table-row table:style-name="ro1">
          <table:table-cell office:value-type="string" calcext:value-type="string">
            <text:p>крутил</text:p>
          </table:table-cell>
          <table:table-cell table:formula="of:=[.A160]&amp;&quot; &quot;" office:value-type="string" office:string-value="крутил " calcext:value-type="string">
            <text:p>крутил </text:p>
          </table:table-cell>
          <table:table-cell/>
        </table:table-row>
        <table:table-row table:style-name="ro1">
          <table:table-cell office:value-type="string" calcext:value-type="string">
            <text:p>курировал</text:p>
          </table:table-cell>
          <table:table-cell table:formula="of:=[.A161]&amp;&quot; &quot;" office:value-type="string" office:string-value="курировал " calcext:value-type="string">
            <text:p>курировал </text:p>
          </table:table-cell>
          <table:table-cell/>
        </table:table-row>
        <table:table-row table:style-name="ro1">
          <table:table-cell office:value-type="string" calcext:value-type="string">
            <text:p>лечил</text:p>
          </table:table-cell>
          <table:table-cell table:formula="of:=[.A162]&amp;&quot; &quot;" office:value-type="string" office:string-value="лечил " calcext:value-type="string">
            <text:p>лечил </text:p>
          </table:table-cell>
          <table:table-cell/>
        </table:table-row>
        <table:table-row table:style-name="ro1">
          <table:table-cell office:value-type="string" calcext:value-type="string">
            <text:p>лишил</text:p>
          </table:table-cell>
          <table:table-cell table:formula="of:=[.A163]&amp;&quot; &quot;" office:value-type="string" office:string-value="лишил " calcext:value-type="string">
            <text:p>лишил </text:p>
          </table:table-cell>
          <table:table-cell/>
        </table:table-row>
        <table:table-row table:style-name="ro1">
          <table:table-cell office:value-type="string" calcext:value-type="string">
            <text:p>ловил</text:p>
          </table:table-cell>
          <table:table-cell table:formula="of:=[.A164]&amp;&quot; &quot;" office:value-type="string" office:string-value="ловил " calcext:value-type="string">
            <text:p>ловил </text:p>
          </table:table-cell>
          <table:table-cell/>
        </table:table-row>
        <table:table-row table:style-name="ro1">
          <table:table-cell office:value-type="string" calcext:value-type="string">
            <text:p>ложил</text:p>
          </table:table-cell>
          <table:table-cell table:formula="of:=[.A165]&amp;&quot; &quot;" office:value-type="string" office:string-value="ложил " calcext:value-type="string">
            <text:p>ложил </text:p>
          </table:table-cell>
          <table:table-cell/>
        </table:table-row>
        <table:table-row table:style-name="ro1">
          <table:table-cell office:value-type="string" calcext:value-type="string">
            <text:p>ломал</text:p>
          </table:table-cell>
          <table:table-cell table:formula="of:=[.A166]&amp;&quot; &quot;" office:value-type="string" office:string-value="ломал " calcext:value-type="string">
            <text:p>ломал </text:p>
          </table:table-cell>
          <table:table-cell/>
        </table:table-row>
        <table:table-row table:style-name="ro1">
          <table:table-cell office:value-type="string" calcext:value-type="string">
            <text:p>менял</text:p>
          </table:table-cell>
          <table:table-cell table:formula="of:=[.A167]&amp;&quot; &quot;" office:value-type="string" office:string-value="менял " calcext:value-type="string">
            <text:p>менял </text:p>
          </table:table-cell>
          <table:table-cell/>
        </table:table-row>
        <table:table-row table:style-name="ro1">
          <table:table-cell office:value-type="string" calcext:value-type="string">
            <text:p>мешал</text:p>
          </table:table-cell>
          <table:table-cell table:formula="of:=[.A168]&amp;&quot; &quot;" office:value-type="string" office:string-value="мешал " calcext:value-type="string">
            <text:p>мешал </text:p>
          </table:table-cell>
          <table:table-cell/>
        </table:table-row>
        <table:table-row table:style-name="ro1">
          <table:table-cell office:value-type="string" calcext:value-type="string">
            <text:p>мучил</text:p>
          </table:table-cell>
          <table:table-cell table:formula="of:=[.A169]&amp;&quot; &quot;" office:value-type="string" office:string-value="мучил " calcext:value-type="string">
            <text:p>мучил </text:p>
          </table:table-cell>
          <table:table-cell/>
        </table:table-row>
        <table:table-row table:style-name="ro1">
          <table:table-cell office:value-type="string" calcext:value-type="string">
            <text:p>мыл</text:p>
          </table:table-cell>
          <table:table-cell table:formula="of:=[.A170]&amp;&quot; &quot;" office:value-type="string" office:string-value="мыл " calcext:value-type="string">
            <text:p>мыл </text:p>
          </table:table-cell>
          <table:table-cell/>
        </table:table-row>
        <table:table-row table:style-name="ro1">
          <table:table-cell office:value-type="string" calcext:value-type="string">
            <text:p>набирал</text:p>
          </table:table-cell>
          <table:table-cell table:formula="of:=[.A171]&amp;&quot; &quot;" office:value-type="string" office:string-value="набирал " calcext:value-type="string">
            <text:p>набирал </text:p>
          </table:table-cell>
          <table:table-cell/>
        </table:table-row>
        <table:table-row table:style-name="ro1">
          <table:table-cell office:value-type="string" calcext:value-type="string">
            <text:p>наблюдал</text:p>
          </table:table-cell>
          <table:table-cell table:formula="of:=[.A172]&amp;&quot; &quot;" office:value-type="string" office:string-value="наблюдал " calcext:value-type="string">
            <text:p>наблюдал </text:p>
          </table:table-cell>
          <table:table-cell/>
        </table:table-row>
        <table:table-row table:style-name="ro1">
          <table:table-cell office:value-type="string" calcext:value-type="string">
            <text:p>надеял</text:p>
          </table:table-cell>
          <table:table-cell table:formula="of:=[.A173]&amp;&quot; &quot;" office:value-type="string" office:string-value="надеял " calcext:value-type="string">
            <text:p>надеял </text:p>
          </table:table-cell>
          <table:table-cell/>
        </table:table-row>
        <table:table-row table:style-name="ro1">
          <table:table-cell office:value-type="string" calcext:value-type="string">
            <text:p>назвал</text:p>
          </table:table-cell>
          <table:table-cell table:formula="of:=[.A174]&amp;&quot; &quot;" office:value-type="string" office:string-value="назвал " calcext:value-type="string">
            <text:p>назвал </text:p>
          </table:table-cell>
          <table:table-cell/>
        </table:table-row>
        <table:table-row table:style-name="ro1">
          <table:table-cell office:value-type="string" calcext:value-type="string">
            <text:p>называл</text:p>
          </table:table-cell>
          <table:table-cell table:formula="of:=[.A175]&amp;&quot; &quot;" office:value-type="string" office:string-value="называл " calcext:value-type="string">
            <text:p>называл </text:p>
          </table:table-cell>
          <table:table-cell/>
        </table:table-row>
        <table:table-row table:style-name="ro1">
          <table:table-cell office:value-type="string" calcext:value-type="string">
            <text:p>налетал</text:p>
          </table:table-cell>
          <table:table-cell table:formula="of:=[.A176]&amp;&quot; &quot;" office:value-type="string" office:string-value="налетал " calcext:value-type="string">
            <text:p>налетал </text:p>
          </table:table-cell>
          <table:table-cell/>
        </table:table-row>
        <table:table-row table:style-name="ro1">
          <table:table-cell office:value-type="string" calcext:value-type="string">
            <text:p>наполнил</text:p>
          </table:table-cell>
          <table:table-cell table:formula="of:=[.A177]&amp;&quot; &quot;" office:value-type="string" office:string-value="наполнил " calcext:value-type="string">
            <text:p>наполнил </text:p>
          </table:table-cell>
          <table:table-cell/>
        </table:table-row>
        <table:table-row table:style-name="ro1">
          <table:table-cell office:value-type="string" calcext:value-type="string">
            <text:p>напоминал</text:p>
          </table:table-cell>
          <table:table-cell table:formula="of:=[.A178]&amp;&quot; &quot;" office:value-type="string" office:string-value="напоминал " calcext:value-type="string">
            <text:p>напоминал </text:p>
          </table:table-cell>
          <table:table-cell/>
        </table:table-row>
        <table:table-row table:style-name="ro1">
          <table:table-cell office:value-type="string" calcext:value-type="string">
            <text:p>напомнил</text:p>
          </table:table-cell>
          <table:table-cell table:formula="of:=[.A179]&amp;&quot; &quot;" office:value-type="string" office:string-value="напомнил " calcext:value-type="string">
            <text:p>напомнил </text:p>
          </table:table-cell>
          <table:table-cell/>
        </table:table-row>
        <table:table-row table:style-name="ro1">
          <table:table-cell office:value-type="string" calcext:value-type="string">
            <text:p>направил</text:p>
          </table:table-cell>
          <table:table-cell table:formula="of:=[.A180]&amp;&quot; &quot;" office:value-type="string" office:string-value="направил " calcext:value-type="string">
            <text:p>направил </text:p>
          </table:table-cell>
          <table:table-cell/>
        </table:table-row>
        <table:table-row table:style-name="ro1">
          <table:table-cell office:value-type="string" calcext:value-type="string">
            <text:p>нарисовал</text:p>
          </table:table-cell>
          <table:table-cell table:formula="of:=[.A181]&amp;&quot; &quot;" office:value-type="string" office:string-value="нарисовал " calcext:value-type="string">
            <text:p>нарисовал </text:p>
          </table:table-cell>
          <table:table-cell/>
        </table:table-row>
        <table:table-row table:style-name="ro1">
          <table:table-cell office:value-type="string" calcext:value-type="string">
            <text:p>нарушал</text:p>
          </table:table-cell>
          <table:table-cell table:formula="of:=[.A182]&amp;&quot; &quot;" office:value-type="string" office:string-value="нарушал " calcext:value-type="string">
            <text:p>нарушал </text:p>
          </table:table-cell>
          <table:table-cell/>
        </table:table-row>
        <table:table-row table:style-name="ro1">
          <table:table-cell office:value-type="string" calcext:value-type="string">
            <text:p>нарушил</text:p>
          </table:table-cell>
          <table:table-cell table:formula="of:=[.A183]&amp;&quot; &quot;" office:value-type="string" office:string-value="нарушил " calcext:value-type="string">
            <text:p>нарушил </text:p>
          </table:table-cell>
          <table:table-cell/>
        </table:table-row>
        <table:table-row table:style-name="ro1">
          <table:table-cell office:value-type="string" calcext:value-type="string">
            <text:p>настаивал</text:p>
          </table:table-cell>
          <table:table-cell table:formula="of:=[.A184]&amp;&quot; &quot;" office:value-type="string" office:string-value="настаивал " calcext:value-type="string">
            <text:p>настаивал </text:p>
          </table:table-cell>
          <table:table-cell/>
        </table:table-row>
        <table:table-row table:style-name="ro1">
          <table:table-cell office:value-type="string" calcext:value-type="string">
            <text:p>научил</text:p>
          </table:table-cell>
          <table:table-cell table:formula="of:=[.A185]&amp;&quot; &quot;" office:value-type="string" office:string-value="научил " calcext:value-type="string">
            <text:p>научил </text:p>
          </table:table-cell>
          <table:table-cell/>
        </table:table-row>
        <table:table-row table:style-name="ro1">
          <table:table-cell office:value-type="string" calcext:value-type="string">
            <text:p>находил</text:p>
          </table:table-cell>
          <table:table-cell table:formula="of:=[.A186]&amp;&quot; &quot;" office:value-type="string" office:string-value="находил " calcext:value-type="string">
            <text:p>находил </text:p>
          </table:table-cell>
          <table:table-cell/>
        </table:table-row>
        <table:table-row table:style-name="ro1">
          <table:table-cell office:value-type="string" calcext:value-type="string">
            <text:p>начинал</text:p>
          </table:table-cell>
          <table:table-cell table:formula="of:=[.A187]&amp;&quot; &quot;" office:value-type="string" office:string-value="начинал " calcext:value-type="string">
            <text:p>начинал </text:p>
          </table:table-cell>
          <table:table-cell/>
        </table:table-row>
        <table:table-row table:style-name="ro1">
          <table:table-cell office:value-type="string" calcext:value-type="string">
            <text:p>носил</text:p>
          </table:table-cell>
          <table:table-cell table:formula="of:=[.A188]&amp;&quot; &quot;" office:value-type="string" office:string-value="носил " calcext:value-type="string">
            <text:p>носил </text:p>
          </table:table-cell>
          <table:table-cell/>
        </table:table-row>
        <table:table-row table:style-name="ro1">
          <table:table-cell office:value-type="string" calcext:value-type="string">
            <text:p>нравил</text:p>
          </table:table-cell>
          <table:table-cell table:formula="of:=[.A189]&amp;&quot; &quot;" office:value-type="string" office:string-value="нравил " calcext:value-type="string">
            <text:p>нравил </text:p>
          </table:table-cell>
          <table:table-cell/>
        </table:table-row>
        <table:table-row table:style-name="ro1">
          <table:table-cell office:value-type="string" calcext:value-type="string">
            <text:p>нуждал</text:p>
          </table:table-cell>
          <table:table-cell table:formula="of:=[.A190]&amp;&quot; &quot;" office:value-type="string" office:string-value="нуждал " calcext:value-type="string">
            <text:p>нуждал </text:p>
          </table:table-cell>
          <table:table-cell/>
        </table:table-row>
        <table:table-row table:style-name="ro1">
          <table:table-cell office:value-type="string" calcext:value-type="string">
            <text:p>обернул</text:p>
          </table:table-cell>
          <table:table-cell table:formula="of:=[.A191]&amp;&quot; &quot;" office:value-type="string" office:string-value="обернул " calcext:value-type="string">
            <text:p>обернул </text:p>
          </table:table-cell>
          <table:table-cell/>
        </table:table-row>
        <table:table-row table:style-name="ro1">
          <table:table-cell office:value-type="string" calcext:value-type="string">
            <text:p>обеспечивал</text:p>
          </table:table-cell>
          <table:table-cell table:formula="of:=[.A192]&amp;&quot; &quot;" office:value-type="string" office:string-value="обеспечивал " calcext:value-type="string">
            <text:p>обеспечивал </text:p>
          </table:table-cell>
          <table:table-cell/>
        </table:table-row>
        <table:table-row table:style-name="ro1">
          <table:table-cell office:value-type="string" calcext:value-type="string">
            <text:p>обеспечил</text:p>
          </table:table-cell>
          <table:table-cell table:formula="of:=[.A193]&amp;&quot; &quot;" office:value-type="string" office:string-value="обеспечил " calcext:value-type="string">
            <text:p>обеспечил </text:p>
          </table:table-cell>
          <table:table-cell/>
        </table:table-row>
        <table:table-row table:style-name="ro1">
          <table:table-cell office:value-type="string" calcext:value-type="string">
            <text:p>обидел</text:p>
          </table:table-cell>
          <table:table-cell table:formula="of:=[.A194]&amp;&quot; &quot;" office:value-type="string" office:string-value="обидел " calcext:value-type="string">
            <text:p>обидел </text:p>
          </table:table-cell>
          <table:table-cell/>
        </table:table-row>
        <table:table-row table:style-name="ro1">
          <table:table-cell office:value-type="string" calcext:value-type="string">
            <text:p>обманул</text:p>
          </table:table-cell>
          <table:table-cell table:formula="of:=[.A195]&amp;&quot; &quot;" office:value-type="string" office:string-value="обманул " calcext:value-type="string">
            <text:p>обманул </text:p>
          </table:table-cell>
          <table:table-cell/>
        </table:table-row>
        <table:table-row table:style-name="ro1">
          <table:table-cell office:value-type="string" calcext:value-type="string">
            <text:p>обнаружил</text:p>
          </table:table-cell>
          <table:table-cell table:formula="of:=[.A196]&amp;&quot; &quot;" office:value-type="string" office:string-value="обнаружил " calcext:value-type="string">
            <text:p>обнаружил </text:p>
          </table:table-cell>
          <table:table-cell/>
        </table:table-row>
        <table:table-row table:style-name="ro1">
          <table:table-cell office:value-type="string" calcext:value-type="string">
            <text:p>обнял</text:p>
          </table:table-cell>
          <table:table-cell table:formula="of:=[.A197]&amp;&quot; &quot;" office:value-type="string" office:string-value="обнял " calcext:value-type="string">
            <text:p>обнял </text:p>
          </table:table-cell>
          <table:table-cell/>
        </table:table-row>
        <table:table-row table:style-name="ro1">
          <table:table-cell office:value-type="string" calcext:value-type="string">
            <text:p>обозначил</text:p>
          </table:table-cell>
          <table:table-cell table:formula="of:=[.A198]&amp;&quot; &quot;" office:value-type="string" office:string-value="обозначил " calcext:value-type="string">
            <text:p>обозначил </text:p>
          </table:table-cell>
          <table:table-cell/>
        </table:table-row>
        <table:table-row table:style-name="ro1">
          <table:table-cell office:value-type="string" calcext:value-type="string">
            <text:p>обрадовал</text:p>
          </table:table-cell>
          <table:table-cell table:formula="of:=[.A199]&amp;&quot; &quot;" office:value-type="string" office:string-value="обрадовал " calcext:value-type="string">
            <text:p>обрадовал </text:p>
          </table:table-cell>
          <table:table-cell/>
        </table:table-row>
        <table:table-row table:style-name="ro1">
          <table:table-cell office:value-type="string" calcext:value-type="string">
            <text:p>образовал</text:p>
          </table:table-cell>
          <table:table-cell table:formula="of:=[.A200]&amp;&quot; &quot;" office:value-type="string" office:string-value="образовал " calcext:value-type="string">
            <text:p>образовал </text:p>
          </table:table-cell>
          <table:table-cell/>
        </table:table-row>
        <table:table-row table:style-name="ro1">
          <table:table-cell office:value-type="string" calcext:value-type="string">
            <text:p>образовывал</text:p>
          </table:table-cell>
          <table:table-cell table:formula="of:=[.A201]&amp;&quot; &quot;" office:value-type="string" office:string-value="образовывал " calcext:value-type="string">
            <text:p>образовывал </text:p>
          </table:table-cell>
          <table:table-cell/>
        </table:table-row>
        <table:table-row table:style-name="ro1">
          <table:table-cell office:value-type="string" calcext:value-type="string">
            <text:p>обратил</text:p>
          </table:table-cell>
          <table:table-cell table:formula="of:=[.A202]&amp;&quot; &quot;" office:value-type="string" office:string-value="обратил " calcext:value-type="string">
            <text:p>обратил </text:p>
          </table:table-cell>
          <table:table-cell/>
        </table:table-row>
        <table:table-row table:style-name="ro1">
          <table:table-cell office:value-type="string" calcext:value-type="string">
            <text:p>обращал</text:p>
          </table:table-cell>
          <table:table-cell table:formula="of:=[.A203]&amp;&quot; &quot;" office:value-type="string" office:string-value="обращал " calcext:value-type="string">
            <text:p>обращал </text:p>
          </table:table-cell>
          <table:table-cell/>
        </table:table-row>
        <table:table-row table:style-name="ro1">
          <table:table-cell office:value-type="string" calcext:value-type="string">
            <text:p>обсуждал</text:p>
          </table:table-cell>
          <table:table-cell table:formula="of:=[.A204]&amp;&quot; &quot;" office:value-type="string" office:string-value="обсуждал " calcext:value-type="string">
            <text:p>обсуждал </text:p>
          </table:table-cell>
          <table:table-cell/>
        </table:table-row>
        <table:table-row table:style-name="ro1">
          <table:table-cell office:value-type="string" calcext:value-type="string">
            <text:p>общал</text:p>
          </table:table-cell>
          <table:table-cell table:formula="of:=[.A205]&amp;&quot; &quot;" office:value-type="string" office:string-value="общал " calcext:value-type="string">
            <text:p>общал </text:p>
          </table:table-cell>
          <table:table-cell/>
        </table:table-row>
        <table:table-row table:style-name="ro1">
          <table:table-cell office:value-type="string" calcext:value-type="string">
            <text:p>объединил</text:p>
          </table:table-cell>
          <table:table-cell table:formula="of:=[.A206]&amp;&quot; &quot;" office:value-type="string" office:string-value="объединил " calcext:value-type="string">
            <text:p>объединил </text:p>
          </table:table-cell>
          <table:table-cell/>
        </table:table-row>
        <table:table-row table:style-name="ro1">
          <table:table-cell office:value-type="string" calcext:value-type="string">
            <text:p>объявил</text:p>
          </table:table-cell>
          <table:table-cell table:formula="of:=[.A207]&amp;&quot; &quot;" office:value-type="string" office:string-value="объявил " calcext:value-type="string">
            <text:p>объявил </text:p>
          </table:table-cell>
          <table:table-cell/>
        </table:table-row>
        <table:table-row table:style-name="ro1">
          <table:table-cell office:value-type="string" calcext:value-type="string">
            <text:p>объяснил</text:p>
          </table:table-cell>
          <table:table-cell table:formula="of:=[.A208]&amp;&quot; &quot;" office:value-type="string" office:string-value="объяснил " calcext:value-type="string">
            <text:p>объяснил </text:p>
          </table:table-cell>
          <table:table-cell/>
        </table:table-row>
        <table:table-row table:style-name="ro1">
          <table:table-cell office:value-type="string" calcext:value-type="string">
            <text:p>объяснял</text:p>
          </table:table-cell>
          <table:table-cell table:formula="of:=[.A209]&amp;&quot; &quot;" office:value-type="string" office:string-value="объяснял " calcext:value-type="string">
            <text:p>объяснял </text:p>
          </table:table-cell>
          <table:table-cell/>
        </table:table-row>
        <table:table-row table:style-name="ro1">
          <table:table-cell office:value-type="string" calcext:value-type="string">
            <text:p>оглядывал</text:p>
          </table:table-cell>
          <table:table-cell table:formula="of:=[.A210]&amp;&quot; &quot;" office:value-type="string" office:string-value="оглядывал " calcext:value-type="string">
            <text:p>оглядывал </text:p>
          </table:table-cell>
          <table:table-cell/>
        </table:table-row>
        <table:table-row table:style-name="ro1">
          <table:table-cell office:value-type="string" calcext:value-type="string">
            <text:p>оглянул</text:p>
          </table:table-cell>
          <table:table-cell table:formula="of:=[.A211]&amp;&quot; &quot;" office:value-type="string" office:string-value="оглянул " calcext:value-type="string">
            <text:p>оглянул </text:p>
          </table:table-cell>
          <table:table-cell/>
        </table:table-row>
        <table:table-row table:style-name="ro1">
          <table:table-cell office:value-type="string" calcext:value-type="string">
            <text:p>ограничил</text:p>
          </table:table-cell>
          <table:table-cell table:formula="of:=[.A212]&amp;&quot; &quot;" office:value-type="string" office:string-value="ограничил " calcext:value-type="string">
            <text:p>ограничил </text:p>
          </table:table-cell>
          <table:table-cell/>
        </table:table-row>
        <table:table-row table:style-name="ro1">
          <table:table-cell office:value-type="string" calcext:value-type="string">
            <text:p>одевал</text:p>
          </table:table-cell>
          <table:table-cell table:formula="of:=[.A213]&amp;&quot; &quot;" office:value-type="string" office:string-value="одевал " calcext:value-type="string">
            <text:p>одевал </text:p>
          </table:table-cell>
          <table:table-cell/>
        </table:table-row>
        <table:table-row table:style-name="ro1">
          <table:table-cell office:value-type="string" calcext:value-type="string">
            <text:p>одел</text:p>
          </table:table-cell>
          <table:table-cell table:formula="of:=[.A214]&amp;&quot; &quot;" office:value-type="string" office:string-value="одел " calcext:value-type="string">
            <text:p>одел </text:p>
          </table:table-cell>
          <table:table-cell/>
        </table:table-row>
        <table:table-row table:style-name="ro1">
          <table:table-cell office:value-type="string" calcext:value-type="string">
            <text:p>оказал</text:p>
          </table:table-cell>
          <table:table-cell table:formula="of:=[.A215]&amp;&quot; &quot;" office:value-type="string" office:string-value="оказал " calcext:value-type="string">
            <text:p>оказал </text:p>
          </table:table-cell>
          <table:table-cell/>
        </table:table-row>
        <table:table-row table:style-name="ro1">
          <table:table-cell office:value-type="string" calcext:value-type="string">
            <text:p>оказывал</text:p>
          </table:table-cell>
          <table:table-cell table:formula="of:=[.A216]&amp;&quot; &quot;" office:value-type="string" office:string-value="оказывал " calcext:value-type="string">
            <text:p>оказывал </text:p>
          </table:table-cell>
          <table:table-cell/>
        </table:table-row>
        <table:table-row table:style-name="ro1">
          <table:table-cell office:value-type="string" calcext:value-type="string">
            <text:p>окрикнул</text:p>
          </table:table-cell>
          <table:table-cell table:formula="of:=[.A217]&amp;&quot; &quot;" office:value-type="string" office:string-value="окрикнул " calcext:value-type="string">
            <text:p>окрикнул </text:p>
          </table:table-cell>
          <table:table-cell/>
        </table:table-row>
        <table:table-row table:style-name="ro1">
          <table:table-cell office:value-type="string" calcext:value-type="string">
            <text:p>окружал</text:p>
          </table:table-cell>
          <table:table-cell table:formula="of:=[.A218]&amp;&quot; &quot;" office:value-type="string" office:string-value="окружал " calcext:value-type="string">
            <text:p>окружал </text:p>
          </table:table-cell>
          <table:table-cell/>
        </table:table-row>
        <table:table-row table:style-name="ro1">
          <table:table-cell office:value-type="string" calcext:value-type="string">
            <text:p>окружил</text:p>
          </table:table-cell>
          <table:table-cell table:formula="of:=[.A219]&amp;&quot; &quot;" office:value-type="string" office:string-value="окружил " calcext:value-type="string">
            <text:p>окружил </text:p>
          </table:table-cell>
          <table:table-cell/>
        </table:table-row>
        <table:table-row table:style-name="ro1">
          <table:table-cell office:value-type="string" calcext:value-type="string">
            <text:p>опасал</text:p>
          </table:table-cell>
          <table:table-cell table:formula="of:=[.A220]&amp;&quot; &quot;" office:value-type="string" office:string-value="опасал " calcext:value-type="string">
            <text:p>опасал </text:p>
          </table:table-cell>
          <table:table-cell/>
        </table:table-row>
        <table:table-row table:style-name="ro1">
          <table:table-cell office:value-type="string" calcext:value-type="string">
            <text:p>опирал</text:p>
          </table:table-cell>
          <table:table-cell table:formula="of:=[.A221]&amp;&quot; &quot;" office:value-type="string" office:string-value="опирал " calcext:value-type="string">
            <text:p>опирал </text:p>
          </table:table-cell>
          <table:table-cell/>
        </table:table-row>
        <table:table-row table:style-name="ro1">
          <table:table-cell office:value-type="string" calcext:value-type="string">
            <text:p>описал</text:p>
          </table:table-cell>
          <table:table-cell table:formula="of:=[.A222]&amp;&quot; &quot;" office:value-type="string" office:string-value="описал " calcext:value-type="string">
            <text:p>описал </text:p>
          </table:table-cell>
          <table:table-cell/>
        </table:table-row>
        <table:table-row table:style-name="ro1">
          <table:table-cell office:value-type="string" calcext:value-type="string">
            <text:p>описывал</text:p>
          </table:table-cell>
          <table:table-cell table:formula="of:=[.A223]&amp;&quot; &quot;" office:value-type="string" office:string-value="описывал " calcext:value-type="string">
            <text:p>описывал </text:p>
          </table:table-cell>
          <table:table-cell/>
        </table:table-row>
        <table:table-row table:style-name="ro1">
          <table:table-cell office:value-type="string" calcext:value-type="string">
            <text:p>опомнил</text:p>
          </table:table-cell>
          <table:table-cell table:formula="of:=[.A224]&amp;&quot; &quot;" office:value-type="string" office:string-value="опомнил " calcext:value-type="string">
            <text:p>опомнил </text:p>
          </table:table-cell>
          <table:table-cell/>
        </table:table-row>
        <table:table-row table:style-name="ro1">
          <table:table-cell office:value-type="string" calcext:value-type="string">
            <text:p>определил</text:p>
          </table:table-cell>
          <table:table-cell table:formula="of:=[.A225]&amp;&quot; &quot;" office:value-type="string" office:string-value="определил " calcext:value-type="string">
            <text:p>определил </text:p>
          </table:table-cell>
          <table:table-cell/>
        </table:table-row>
        <table:table-row table:style-name="ro1">
          <table:table-cell office:value-type="string" calcext:value-type="string">
            <text:p>определял</text:p>
          </table:table-cell>
          <table:table-cell table:formula="of:=[.A226]&amp;&quot; &quot;" office:value-type="string" office:string-value="определял " calcext:value-type="string">
            <text:p>определял </text:p>
          </table:table-cell>
          <table:table-cell/>
        </table:table-row>
        <table:table-row table:style-name="ro1">
          <table:table-cell office:value-type="string" calcext:value-type="string">
            <text:p>опубликовал</text:p>
          </table:table-cell>
          <table:table-cell table:formula="of:=[.A227]&amp;&quot; &quot;" office:value-type="string" office:string-value="опубликовал " calcext:value-type="string">
            <text:p>опубликовал </text:p>
          </table:table-cell>
          <table:table-cell/>
        </table:table-row>
        <table:table-row table:style-name="ro1">
          <table:table-cell office:value-type="string" calcext:value-type="string">
            <text:p>опустил</text:p>
          </table:table-cell>
          <table:table-cell table:formula="of:=[.A228]&amp;&quot; &quot;" office:value-type="string" office:string-value="опустил " calcext:value-type="string">
            <text:p>опустил </text:p>
          </table:table-cell>
          <table:table-cell/>
        </table:table-row>
        <table:table-row table:style-name="ro1">
          <table:table-cell office:value-type="string" calcext:value-type="string">
            <text:p>организовал</text:p>
          </table:table-cell>
          <table:table-cell table:formula="of:=[.A229]&amp;&quot; &quot;" office:value-type="string" office:string-value="организовал " calcext:value-type="string">
            <text:p>организовал </text:p>
          </table:table-cell>
          <table:table-cell/>
        </table:table-row>
        <table:table-row table:style-name="ro1">
          <table:table-cell office:value-type="string" calcext:value-type="string">
            <text:p>осветил</text:p>
          </table:table-cell>
          <table:table-cell table:formula="of:=[.A230]&amp;&quot; &quot;" office:value-type="string" office:string-value="осветил " calcext:value-type="string">
            <text:p>осветил </text:p>
          </table:table-cell>
          <table:table-cell/>
        </table:table-row>
        <table:table-row table:style-name="ro1">
          <table:table-cell office:value-type="string" calcext:value-type="string">
            <text:p>освободил</text:p>
          </table:table-cell>
          <table:table-cell table:formula="of:=[.A231]&amp;&quot; &quot;" office:value-type="string" office:string-value="освободил " calcext:value-type="string">
            <text:p>освободил </text:p>
          </table:table-cell>
          <table:table-cell/>
        </table:table-row>
        <table:table-row table:style-name="ro1">
          <table:table-cell office:value-type="string" calcext:value-type="string">
            <text:p>освоил</text:p>
          </table:table-cell>
          <table:table-cell table:formula="of:=[.A232]&amp;&quot; &quot;" office:value-type="string" office:string-value="освоил " calcext:value-type="string">
            <text:p>освоил </text:p>
          </table:table-cell>
          <table:table-cell/>
        </table:table-row>
        <table:table-row table:style-name="ro1">
          <table:table-cell office:value-type="string" calcext:value-type="string">
            <text:p>основал</text:p>
          </table:table-cell>
          <table:table-cell table:formula="of:=[.A233]&amp;&quot; &quot;" office:value-type="string" office:string-value="основал " calcext:value-type="string">
            <text:p>основал </text:p>
          </table:table-cell>
          <table:table-cell/>
        </table:table-row>
        <table:table-row table:style-name="ro1">
          <table:table-cell office:value-type="string" calcext:value-type="string">
            <text:p>основывал</text:p>
          </table:table-cell>
          <table:table-cell table:formula="of:=[.A234]&amp;&quot; &quot;" office:value-type="string" office:string-value="основывал " calcext:value-type="string">
            <text:p>основывал </text:p>
          </table:table-cell>
          <table:table-cell/>
        </table:table-row>
        <table:table-row table:style-name="ro1">
          <table:table-cell office:value-type="string" calcext:value-type="string">
            <text:p>оставал</text:p>
          </table:table-cell>
          <table:table-cell table:formula="of:=[.A235]&amp;&quot; &quot;" office:value-type="string" office:string-value="оставал " calcext:value-type="string">
            <text:p>оставал </text:p>
          </table:table-cell>
          <table:table-cell/>
        </table:table-row>
        <table:table-row table:style-name="ro1">
          <table:table-cell office:value-type="string" calcext:value-type="string">
            <text:p>оставлял</text:p>
          </table:table-cell>
          <table:table-cell table:formula="of:=[.A236]&amp;&quot; &quot;" office:value-type="string" office:string-value="оставлял " calcext:value-type="string">
            <text:p>оставлял </text:p>
          </table:table-cell>
          <table:table-cell/>
        </table:table-row>
        <table:table-row table:style-name="ro1">
          <table:table-cell office:value-type="string" calcext:value-type="string">
            <text:p>остал</text:p>
          </table:table-cell>
          <table:table-cell table:formula="of:=[.A237]&amp;&quot; &quot;" office:value-type="string" office:string-value="остал " calcext:value-type="string">
            <text:p>остал </text:p>
          </table:table-cell>
          <table:table-cell/>
        </table:table-row>
        <table:table-row table:style-name="ro1">
          <table:table-cell office:value-type="string" calcext:value-type="string">
            <text:p>останавливал</text:p>
          </table:table-cell>
          <table:table-cell table:formula="of:=[.A238]&amp;&quot; &quot;" office:value-type="string" office:string-value="останавливал " calcext:value-type="string">
            <text:p>останавливал </text:p>
          </table:table-cell>
          <table:table-cell/>
        </table:table-row>
        <table:table-row table:style-name="ro1">
          <table:table-cell office:value-type="string" calcext:value-type="string">
            <text:p>остановил</text:p>
          </table:table-cell>
          <table:table-cell table:formula="of:=[.A239]&amp;&quot; &quot;" office:value-type="string" office:string-value="остановил " calcext:value-type="string">
            <text:p>остановил </text:p>
          </table:table-cell>
          <table:table-cell/>
        </table:table-row>
        <table:table-row table:style-name="ro1">
          <table:table-cell office:value-type="string" calcext:value-type="string">
            <text:p>осуществил</text:p>
          </table:table-cell>
          <table:table-cell table:formula="of:=[.A240]&amp;&quot; &quot;" office:value-type="string" office:string-value="осуществил " calcext:value-type="string">
            <text:p>осуществил </text:p>
          </table:table-cell>
          <table:table-cell/>
        </table:table-row>
        <table:table-row table:style-name="ro1">
          <table:table-cell office:value-type="string" calcext:value-type="string">
            <text:p>осуществлял</text:p>
          </table:table-cell>
          <table:table-cell table:formula="of:=[.A241]&amp;&quot; &quot;" office:value-type="string" office:string-value="осуществлял " calcext:value-type="string">
            <text:p>осуществлял </text:p>
          </table:table-cell>
          <table:table-cell/>
        </table:table-row>
        <table:table-row table:style-name="ro1">
          <table:table-cell office:value-type="string" calcext:value-type="string">
            <text:p>отвел</text:p>
          </table:table-cell>
          <table:table-cell table:formula="of:=[.A242]&amp;&quot; &quot;" office:value-type="string" office:string-value="отвел " calcext:value-type="string">
            <text:p>отвел </text:p>
          </table:table-cell>
          <table:table-cell/>
        </table:table-row>
        <table:table-row table:style-name="ro1">
          <table:table-cell office:value-type="string" calcext:value-type="string">
            <text:p>отвернул</text:p>
          </table:table-cell>
          <table:table-cell table:formula="of:=[.A243]&amp;&quot; &quot;" office:value-type="string" office:string-value="отвернул " calcext:value-type="string">
            <text:p>отвернул </text:p>
          </table:table-cell>
          <table:table-cell/>
        </table:table-row>
        <table:table-row table:style-name="ro1">
          <table:table-cell office:value-type="string" calcext:value-type="string">
            <text:p>отдавал</text:p>
          </table:table-cell>
          <table:table-cell table:formula="of:=[.A244]&amp;&quot; &quot;" office:value-type="string" office:string-value="отдавал " calcext:value-type="string">
            <text:p>отдавал </text:p>
          </table:table-cell>
          <table:table-cell/>
        </table:table-row>
        <table:table-row table:style-name="ro1">
          <table:table-cell office:value-type="string" calcext:value-type="string">
            <text:p>отказал</text:p>
          </table:table-cell>
          <table:table-cell table:formula="of:=[.A245]&amp;&quot; &quot;" office:value-type="string" office:string-value="отказал " calcext:value-type="string">
            <text:p>отказал </text:p>
          </table:table-cell>
          <table:table-cell/>
        </table:table-row>
        <table:table-row table:style-name="ro1">
          <table:table-cell office:value-type="string" calcext:value-type="string">
            <text:p>отказывал</text:p>
          </table:table-cell>
          <table:table-cell table:formula="of:=[.A246]&amp;&quot; &quot;" office:value-type="string" office:string-value="отказывал " calcext:value-type="string">
            <text:p>отказывал </text:p>
          </table:table-cell>
          <table:table-cell/>
        </table:table-row>
        <table:table-row table:style-name="ro1">
          <table:table-cell office:value-type="string" calcext:value-type="string">
            <text:p>открывал</text:p>
          </table:table-cell>
          <table:table-cell table:formula="of:=[.A247]&amp;&quot; &quot;" office:value-type="string" office:string-value="открывал " calcext:value-type="string">
            <text:p>открывал </text:p>
          </table:table-cell>
          <table:table-cell/>
        </table:table-row>
        <table:table-row table:style-name="ro1">
          <table:table-cell office:value-type="string" calcext:value-type="string">
            <text:p>открыл</text:p>
          </table:table-cell>
          <table:table-cell table:formula="of:=[.A248]&amp;&quot; &quot;" office:value-type="string" office:string-value="открыл " calcext:value-type="string">
            <text:p>открыл </text:p>
          </table:table-cell>
          <table:table-cell/>
        </table:table-row>
        <table:table-row table:style-name="ro1">
          <table:table-cell office:value-type="string" calcext:value-type="string">
            <text:p>отличал</text:p>
          </table:table-cell>
          <table:table-cell table:formula="of:=[.A249]&amp;&quot; &quot;" office:value-type="string" office:string-value="отличал " calcext:value-type="string">
            <text:p>отличал </text:p>
          </table:table-cell>
          <table:table-cell/>
        </table:table-row>
        <table:table-row table:style-name="ro1">
          <table:table-cell office:value-type="string" calcext:value-type="string">
            <text:p>отменил</text:p>
          </table:table-cell>
          <table:table-cell table:formula="of:=[.A250]&amp;&quot; &quot;" office:value-type="string" office:string-value="отменил " calcext:value-type="string">
            <text:p>отменил </text:p>
          </table:table-cell>
          <table:table-cell/>
        </table:table-row>
        <table:table-row table:style-name="ro1">
          <table:table-cell office:value-type="string" calcext:value-type="string">
            <text:p>отметил</text:p>
          </table:table-cell>
          <table:table-cell table:formula="of:=[.A251]&amp;&quot; &quot;" office:value-type="string" office:string-value="отметил " calcext:value-type="string">
            <text:p>отметил </text:p>
          </table:table-cell>
          <table:table-cell/>
        </table:table-row>
        <table:table-row table:style-name="ro1">
          <table:table-cell office:value-type="string" calcext:value-type="string">
            <text:p>отмечал</text:p>
          </table:table-cell>
          <table:table-cell table:formula="of:=[.A252]&amp;&quot; &quot;" office:value-type="string" office:string-value="отмечал " calcext:value-type="string">
            <text:p>отмечал </text:p>
          </table:table-cell>
          <table:table-cell/>
        </table:table-row>
        <table:table-row table:style-name="ro1">
          <table:table-cell office:value-type="string" calcext:value-type="string">
            <text:p>отозвал</text:p>
          </table:table-cell>
          <table:table-cell table:formula="of:=[.A253]&amp;&quot; &quot;" office:value-type="string" office:string-value="отозвал " calcext:value-type="string">
            <text:p>отозвал </text:p>
          </table:table-cell>
          <table:table-cell/>
        </table:table-row>
        <table:table-row table:style-name="ro1">
          <table:table-cell office:value-type="string" calcext:value-type="string">
            <text:p>оторвал</text:p>
          </table:table-cell>
          <table:table-cell table:formula="of:=[.A254]&amp;&quot; &quot;" office:value-type="string" office:string-value="оторвал " calcext:value-type="string">
            <text:p>оторвал </text:p>
          </table:table-cell>
          <table:table-cell/>
        </table:table-row>
        <table:table-row table:style-name="ro1">
          <table:table-cell office:value-type="string" calcext:value-type="string">
            <text:p>отправил</text:p>
          </table:table-cell>
          <table:table-cell table:formula="of:=[.A255]&amp;&quot; &quot;" office:value-type="string" office:string-value="отправил " calcext:value-type="string">
            <text:p>отправил </text:p>
          </table:table-cell>
          <table:table-cell/>
        </table:table-row>
        <table:table-row table:style-name="ro1">
          <table:table-cell office:value-type="string" calcext:value-type="string">
            <text:p>отправлял</text:p>
          </table:table-cell>
          <table:table-cell table:formula="of:=[.A256]&amp;&quot; &quot;" office:value-type="string" office:string-value="отправлял " calcext:value-type="string">
            <text:p>отправлял </text:p>
          </table:table-cell>
          <table:table-cell/>
        </table:table-row>
        <table:table-row table:style-name="ro1">
          <table:table-cell office:value-type="string" calcext:value-type="string">
            <text:p>отражал</text:p>
          </table:table-cell>
          <table:table-cell table:formula="of:=[.A257]&amp;&quot; &quot;" office:value-type="string" office:string-value="отражал " calcext:value-type="string">
            <text:p>отражал </text:p>
          </table:table-cell>
          <table:table-cell/>
        </table:table-row>
        <table:table-row table:style-name="ro1">
          <table:table-cell office:value-type="string" calcext:value-type="string">
            <text:p>отчитал</text:p>
          </table:table-cell>
          <table:table-cell table:formula="of:=[.A258]&amp;&quot; &quot;" office:value-type="string" office:string-value="отчитал " calcext:value-type="string">
            <text:p>отчитал </text:p>
          </table:table-cell>
          <table:table-cell/>
        </table:table-row>
        <table:table-row table:style-name="ro1">
          <table:table-cell office:value-type="string" calcext:value-type="string">
            <text:p>оформил</text:p>
          </table:table-cell>
          <table:table-cell table:formula="of:=[.A259]&amp;&quot; &quot;" office:value-type="string" office:string-value="оформил " calcext:value-type="string">
            <text:p>оформил </text:p>
          </table:table-cell>
          <table:table-cell/>
        </table:table-row>
        <table:table-row table:style-name="ro1">
          <table:table-cell office:value-type="string" calcext:value-type="string">
            <text:p>охватил</text:p>
          </table:table-cell>
          <table:table-cell table:formula="of:=[.A260]&amp;&quot; &quot;" office:value-type="string" office:string-value="охватил " calcext:value-type="string">
            <text:p>охватил </text:p>
          </table:table-cell>
          <table:table-cell/>
        </table:table-row>
        <table:table-row table:style-name="ro1">
          <table:table-cell office:value-type="string" calcext:value-type="string">
            <text:p>оценил</text:p>
          </table:table-cell>
          <table:table-cell table:formula="of:=[.A261]&amp;&quot; &quot;" office:value-type="string" office:string-value="оценил " calcext:value-type="string">
            <text:p>оценил </text:p>
          </table:table-cell>
          <table:table-cell/>
        </table:table-row>
        <table:table-row table:style-name="ro1">
          <table:table-cell office:value-type="string" calcext:value-type="string">
            <text:p>ошиб</text:p>
          </table:table-cell>
          <table:table-cell table:formula="of:=[.A262]&amp;&quot; &quot;" office:value-type="string" office:string-value="ошиб " calcext:value-type="string">
            <text:p>ошиб </text:p>
          </table:table-cell>
          <table:table-cell/>
        </table:table-row>
        <table:table-row table:style-name="ro1">
          <table:table-cell office:value-type="string" calcext:value-type="string">
            <text:p>ощутил</text:p>
          </table:table-cell>
          <table:table-cell table:formula="of:=[.A263]&amp;&quot; &quot;" office:value-type="string" office:string-value="ощутил " calcext:value-type="string">
            <text:p>ощутил </text:p>
          </table:table-cell>
          <table:table-cell/>
        </table:table-row>
        <table:table-row table:style-name="ro1">
          <table:table-cell office:value-type="string" calcext:value-type="string">
            <text:p>ощущал</text:p>
          </table:table-cell>
          <table:table-cell table:formula="of:=[.A264]&amp;&quot; &quot;" office:value-type="string" office:string-value="ощущал " calcext:value-type="string">
            <text:p>ощущал </text:p>
          </table:table-cell>
          <table:table-cell/>
        </table:table-row>
        <table:table-row table:style-name="ro1">
          <table:table-cell office:value-type="string" calcext:value-type="string">
            <text:p>перебил</text:p>
          </table:table-cell>
          <table:table-cell table:formula="of:=[.A265]&amp;&quot; &quot;" office:value-type="string" office:string-value="перебил " calcext:value-type="string">
            <text:p>перебил </text:p>
          </table:table-cell>
          <table:table-cell/>
        </table:table-row>
        <table:table-row table:style-name="ro1">
          <table:table-cell office:value-type="string" calcext:value-type="string">
            <text:p>перевел</text:p>
          </table:table-cell>
          <table:table-cell table:formula="of:=[.A266]&amp;&quot; &quot;" office:value-type="string" office:string-value="перевел " calcext:value-type="string">
            <text:p>перевел </text:p>
          </table:table-cell>
          <table:table-cell/>
        </table:table-row>
        <table:table-row table:style-name="ro1">
          <table:table-cell office:value-type="string" calcext:value-type="string">
            <text:p>перевернул</text:p>
          </table:table-cell>
          <table:table-cell table:formula="of:=[.A267]&amp;&quot; &quot;" office:value-type="string" office:string-value="перевернул " calcext:value-type="string">
            <text:p>перевернул </text:p>
          </table:table-cell>
          <table:table-cell/>
        </table:table-row>
        <table:table-row table:style-name="ro1">
          <table:table-cell office:value-type="string" calcext:value-type="string">
            <text:p>переводил</text:p>
          </table:table-cell>
          <table:table-cell table:formula="of:=[.A268]&amp;&quot; &quot;" office:value-type="string" office:string-value="переводил " calcext:value-type="string">
            <text:p>переводил </text:p>
          </table:table-cell>
          <table:table-cell/>
        </table:table-row>
        <table:table-row table:style-name="ro1">
          <table:table-cell office:value-type="string" calcext:value-type="string">
            <text:p>переглянул</text:p>
          </table:table-cell>
          <table:table-cell table:formula="of:=[.A269]&amp;&quot; &quot;" office:value-type="string" office:string-value="переглянул " calcext:value-type="string">
            <text:p>переглянул </text:p>
          </table:table-cell>
          <table:table-cell/>
        </table:table-row>
        <table:table-row table:style-name="ro1">
          <table:table-cell office:value-type="string" calcext:value-type="string">
            <text:p>перегнул</text:p>
          </table:table-cell>
          <table:table-cell table:formula="of:=[.A270]&amp;&quot; &quot;" office:value-type="string" office:string-value="перегнул " calcext:value-type="string">
            <text:p>перегнул </text:p>
          </table:table-cell>
          <table:table-cell/>
        </table:table-row>
        <table:table-row table:style-name="ro1">
          <table:table-cell office:value-type="string" calcext:value-type="string">
            <text:p>переговорил</text:p>
          </table:table-cell>
          <table:table-cell table:formula="of:=[.A271]&amp;&quot; &quot;" office:value-type="string" office:string-value="переговорил " calcext:value-type="string">
            <text:p>переговорил </text:p>
          </table:table-cell>
          <table:table-cell/>
        </table:table-row>
        <table:table-row table:style-name="ro1">
          <table:table-cell office:value-type="string" calcext:value-type="string">
            <text:p>передавал</text:p>
          </table:table-cell>
          <table:table-cell table:formula="of:=[.A272]&amp;&quot; &quot;" office:value-type="string" office:string-value="передавал " calcext:value-type="string">
            <text:p>передавал </text:p>
          </table:table-cell>
          <table:table-cell/>
        </table:table-row>
        <table:table-row table:style-name="ro1">
          <table:table-cell office:value-type="string" calcext:value-type="string">
            <text:p>перекладывал</text:p>
          </table:table-cell>
          <table:table-cell table:formula="of:=[.A273]&amp;&quot; &quot;" office:value-type="string" office:string-value="перекладывал " calcext:value-type="string">
            <text:p>перекладывал </text:p>
          </table:table-cell>
          <table:table-cell/>
        </table:table-row>
        <table:table-row table:style-name="ro1">
          <table:table-cell office:value-type="string" calcext:value-type="string">
            <text:p>перекрыл</text:p>
          </table:table-cell>
          <table:table-cell table:formula="of:=[.A274]&amp;&quot; &quot;" office:value-type="string" office:string-value="перекрыл " calcext:value-type="string">
            <text:p>перекрыл </text:p>
          </table:table-cell>
          <table:table-cell/>
        </table:table-row>
        <table:table-row table:style-name="ro1">
          <table:table-cell office:value-type="string" calcext:value-type="string">
            <text:p>пересмотрел</text:p>
          </table:table-cell>
          <table:table-cell table:formula="of:=[.A275]&amp;&quot; &quot;" office:value-type="string" office:string-value="пересмотрел " calcext:value-type="string">
            <text:p>пересмотрел </text:p>
          </table:table-cell>
          <table:table-cell/>
        </table:table-row>
        <table:table-row table:style-name="ro1">
          <table:table-cell office:value-type="string" calcext:value-type="string">
            <text:p>переступил</text:p>
          </table:table-cell>
          <table:table-cell table:formula="of:=[.A276]&amp;&quot; &quot;" office:value-type="string" office:string-value="переступил " calcext:value-type="string">
            <text:p>переступил </text:p>
          </table:table-cell>
          <table:table-cell/>
        </table:table-row>
        <table:table-row table:style-name="ro1">
          <table:table-cell office:value-type="string" calcext:value-type="string">
            <text:p>пересчитвал</text:p>
          </table:table-cell>
          <table:table-cell table:formula="of:=[.A277]&amp;&quot; &quot;" office:value-type="string" office:string-value="пересчитвал " calcext:value-type="string">
            <text:p>пересчитвал </text:p>
          </table:table-cell>
          <table:table-cell/>
        </table:table-row>
        <table:table-row table:style-name="ro1">
          <table:table-cell office:value-type="string" calcext:value-type="string">
            <text:p>перетрудил</text:p>
          </table:table-cell>
          <table:table-cell table:formula="of:=[.A278]&amp;&quot; &quot;" office:value-type="string" office:string-value="перетрудил " calcext:value-type="string">
            <text:p>перетрудил </text:p>
          </table:table-cell>
          <table:table-cell/>
        </table:table-row>
        <table:table-row table:style-name="ro1">
          <table:table-cell office:value-type="string" calcext:value-type="string">
            <text:p>плакал</text:p>
          </table:table-cell>
          <table:table-cell table:formula="of:=[.A279]&amp;&quot; &quot;" office:value-type="string" office:string-value="плакал " calcext:value-type="string">
            <text:p>плакал </text:p>
          </table:table-cell>
          <table:table-cell/>
        </table:table-row>
        <table:table-row table:style-name="ro1">
          <table:table-cell office:value-type="string" calcext:value-type="string">
            <text:p>планировал</text:p>
          </table:table-cell>
          <table:table-cell table:formula="of:=[.A280]&amp;&quot; &quot;" office:value-type="string" office:string-value="планировал " calcext:value-type="string">
            <text:p>планировал </text:p>
          </table:table-cell>
          <table:table-cell/>
        </table:table-row>
        <table:table-row table:style-name="ro1">
          <table:table-cell office:value-type="string" calcext:value-type="string">
            <text:p>повел</text:p>
          </table:table-cell>
          <table:table-cell table:formula="of:=[.A281]&amp;&quot; &quot;" office:value-type="string" office:string-value="повел " calcext:value-type="string">
            <text:p>повел </text:p>
          </table:table-cell>
          <table:table-cell/>
        </table:table-row>
        <table:table-row table:style-name="ro1">
          <table:table-cell office:value-type="string" calcext:value-type="string">
            <text:p>поверил</text:p>
          </table:table-cell>
          <table:table-cell table:formula="of:=[.A282]&amp;&quot; &quot;" office:value-type="string" office:string-value="поверил " calcext:value-type="string">
            <text:p>поверил </text:p>
          </table:table-cell>
          <table:table-cell/>
        </table:table-row>
        <table:table-row table:style-name="ro1">
          <table:table-cell office:value-type="string" calcext:value-type="string">
            <text:p>повернул</text:p>
          </table:table-cell>
          <table:table-cell table:formula="of:=[.A283]&amp;&quot; &quot;" office:value-type="string" office:string-value="повернул " calcext:value-type="string">
            <text:p>повернул </text:p>
          </table:table-cell>
          <table:table-cell/>
        </table:table-row>
        <table:table-row table:style-name="ro1">
          <table:table-cell office:value-type="string" calcext:value-type="string">
            <text:p>повесил</text:p>
          </table:table-cell>
          <table:table-cell table:formula="of:=[.A284]&amp;&quot; &quot;" office:value-type="string" office:string-value="повесил " calcext:value-type="string">
            <text:p>повесил </text:p>
          </table:table-cell>
          <table:table-cell/>
        </table:table-row>
        <table:table-row table:style-name="ro1">
          <table:table-cell office:value-type="string" calcext:value-type="string">
            <text:p>повторил</text:p>
          </table:table-cell>
          <table:table-cell table:formula="of:=[.A285]&amp;&quot; &quot;" office:value-type="string" office:string-value="повторил " calcext:value-type="string">
            <text:p>повторил </text:p>
          </table:table-cell>
          <table:table-cell/>
        </table:table-row>
        <table:table-row table:style-name="ro1">
          <table:table-cell office:value-type="string" calcext:value-type="string">
            <text:p>повторял</text:p>
          </table:table-cell>
          <table:table-cell table:formula="of:=[.A286]&amp;&quot; &quot;" office:value-type="string" office:string-value="повторял " calcext:value-type="string">
            <text:p>повторял </text:p>
          </table:table-cell>
          <table:table-cell/>
        </table:table-row>
        <table:table-row table:style-name="ro1">
          <table:table-cell office:value-type="string" calcext:value-type="string">
            <text:p>повысил</text:p>
          </table:table-cell>
          <table:table-cell table:formula="of:=[.A287]&amp;&quot; &quot;" office:value-type="string" office:string-value="повысил " calcext:value-type="string">
            <text:p>повысил </text:p>
          </table:table-cell>
          <table:table-cell/>
        </table:table-row>
        <table:table-row table:style-name="ro1">
          <table:table-cell office:value-type="string" calcext:value-type="string">
            <text:p>подал</text:p>
          </table:table-cell>
          <table:table-cell table:formula="of:=[.A288]&amp;&quot; &quot;" office:value-type="string" office:string-value="подал " calcext:value-type="string">
            <text:p>подал </text:p>
          </table:table-cell>
          <table:table-cell/>
        </table:table-row>
        <table:table-row table:style-name="ro1">
          <table:table-cell office:value-type="string" calcext:value-type="string">
            <text:p>подвел</text:p>
          </table:table-cell>
          <table:table-cell table:formula="of:=[.A289]&amp;&quot; &quot;" office:value-type="string" office:string-value="подвел " calcext:value-type="string">
            <text:p>подвел </text:p>
          </table:table-cell>
          <table:table-cell/>
        </table:table-row>
        <table:table-row table:style-name="ro1">
          <table:table-cell office:value-type="string" calcext:value-type="string">
            <text:p>подготовил</text:p>
          </table:table-cell>
          <table:table-cell table:formula="of:=[.A290]&amp;&quot; &quot;" office:value-type="string" office:string-value="подготовил " calcext:value-type="string">
            <text:p>подготовил </text:p>
          </table:table-cell>
          <table:table-cell/>
        </table:table-row>
        <table:table-row table:style-name="ro1">
          <table:table-cell office:value-type="string" calcext:value-type="string">
            <text:p>поддавал</text:p>
          </table:table-cell>
          <table:table-cell table:formula="of:=[.A291]&amp;&quot; &quot;" office:value-type="string" office:string-value="поддавал " calcext:value-type="string">
            <text:p>поддавал </text:p>
          </table:table-cell>
          <table:table-cell/>
        </table:table-row>
        <table:table-row table:style-name="ro1">
          <table:table-cell office:value-type="string" calcext:value-type="string">
            <text:p>поддерживал</text:p>
          </table:table-cell>
          <table:table-cell table:formula="of:=[.A292]&amp;&quot; &quot;" office:value-type="string" office:string-value="поддерживал " calcext:value-type="string">
            <text:p>поддерживал </text:p>
          </table:table-cell>
          <table:table-cell/>
        </table:table-row>
        <table:table-row table:style-name="ro1">
          <table:table-cell office:value-type="string" calcext:value-type="string">
            <text:p>поднимал</text:p>
          </table:table-cell>
          <table:table-cell table:formula="of:=[.A293]&amp;&quot; &quot;" office:value-type="string" office:string-value="поднимал " calcext:value-type="string">
            <text:p>поднимал </text:p>
          </table:table-cell>
          <table:table-cell/>
        </table:table-row>
        <table:table-row table:style-name="ro1">
          <table:table-cell office:value-type="string" calcext:value-type="string">
            <text:p>поднял</text:p>
          </table:table-cell>
          <table:table-cell table:formula="of:=[.A294]&amp;&quot; &quot;" office:value-type="string" office:string-value="поднял " calcext:value-type="string">
            <text:p>поднял </text:p>
          </table:table-cell>
          <table:table-cell/>
        </table:table-row>
        <table:table-row table:style-name="ro1">
          <table:table-cell office:value-type="string" calcext:value-type="string">
            <text:p>подозревал</text:p>
          </table:table-cell>
          <table:table-cell table:formula="of:=[.A295]&amp;&quot; &quot;" office:value-type="string" office:string-value="подозревал " calcext:value-type="string">
            <text:p>подозревал </text:p>
          </table:table-cell>
          <table:table-cell/>
        </table:table-row>
        <table:table-row table:style-name="ro1">
          <table:table-cell office:value-type="string" calcext:value-type="string">
            <text:p>подписал</text:p>
          </table:table-cell>
          <table:table-cell table:formula="of:=[.A296]&amp;&quot; &quot;" office:value-type="string" office:string-value="подписал " calcext:value-type="string">
            <text:p>подписал </text:p>
          </table:table-cell>
          <table:table-cell/>
        </table:table-row>
        <table:table-row table:style-name="ro1">
          <table:table-cell office:value-type="string" calcext:value-type="string">
            <text:p>подтвердил</text:p>
          </table:table-cell>
          <table:table-cell table:formula="of:=[.A297]&amp;&quot; &quot;" office:value-type="string" office:string-value="подтвердил " calcext:value-type="string">
            <text:p>подтвердил </text:p>
          </table:table-cell>
          <table:table-cell/>
        </table:table-row>
        <table:table-row table:style-name="ro1">
          <table:table-cell office:value-type="string" calcext:value-type="string">
            <text:p>подтверждал</text:p>
          </table:table-cell>
          <table:table-cell table:formula="of:=[.A298]&amp;&quot; &quot;" office:value-type="string" office:string-value="подтверждал " calcext:value-type="string">
            <text:p>подтверждал </text:p>
          </table:table-cell>
          <table:table-cell/>
        </table:table-row>
        <table:table-row table:style-name="ro1">
          <table:table-cell office:value-type="string" calcext:value-type="string">
            <text:p>подхватил</text:p>
          </table:table-cell>
          <table:table-cell table:formula="of:=[.A299]&amp;&quot; &quot;" office:value-type="string" office:string-value="подхватил " calcext:value-type="string">
            <text:p>подхватил </text:p>
          </table:table-cell>
          <table:table-cell/>
        </table:table-row>
        <table:table-row table:style-name="ro1">
          <table:table-cell office:value-type="string" calcext:value-type="string">
            <text:p>подчеркивал</text:p>
          </table:table-cell>
          <table:table-cell table:formula="of:=[.A300]&amp;&quot; &quot;" office:value-type="string" office:string-value="подчеркивал " calcext:value-type="string">
            <text:p>подчеркивал </text:p>
          </table:table-cell>
          <table:table-cell/>
        </table:table-row>
        <table:table-row table:style-name="ro1">
          <table:table-cell office:value-type="string" calcext:value-type="string">
            <text:p>познакомил</text:p>
          </table:table-cell>
          <table:table-cell table:formula="of:=[.A301]&amp;&quot; &quot;" office:value-type="string" office:string-value="познакомил " calcext:value-type="string">
            <text:p>познакомил </text:p>
          </table:table-cell>
          <table:table-cell/>
        </table:table-row>
        <table:table-row table:style-name="ro1">
          <table:table-cell office:value-type="string" calcext:value-type="string">
            <text:p>поинтересовал</text:p>
          </table:table-cell>
          <table:table-cell table:formula="of:=[.A302]&amp;&quot; &quot;" office:value-type="string" office:string-value="поинтересовал " calcext:value-type="string">
            <text:p>поинтересовал </text:p>
          </table:table-cell>
          <table:table-cell/>
        </table:table-row>
        <table:table-row table:style-name="ro1">
          <table:table-cell office:value-type="string" calcext:value-type="string">
            <text:p>показал</text:p>
          </table:table-cell>
          <table:table-cell table:formula="of:=[.A303]&amp;&quot; &quot;" office:value-type="string" office:string-value="показал " calcext:value-type="string">
            <text:p>показал </text:p>
          </table:table-cell>
          <table:table-cell/>
        </table:table-row>
        <table:table-row table:style-name="ro1">
          <table:table-cell office:value-type="string" calcext:value-type="string">
            <text:p>показывал</text:p>
          </table:table-cell>
          <table:table-cell table:formula="of:=[.A304]&amp;&quot; &quot;" office:value-type="string" office:string-value="показывал " calcext:value-type="string">
            <text:p>показывал </text:p>
          </table:table-cell>
          <table:table-cell/>
        </table:table-row>
        <table:table-row table:style-name="ro1">
          <table:table-cell office:value-type="string" calcext:value-type="string">
            <text:p>покачал</text:p>
          </table:table-cell>
          <table:table-cell table:formula="of:=[.A305]&amp;&quot; &quot;" office:value-type="string" office:string-value="покачал " calcext:value-type="string">
            <text:p>покачал </text:p>
          </table:table-cell>
          <table:table-cell/>
        </table:table-row>
        <table:table-row table:style-name="ro1">
          <table:table-cell office:value-type="string" calcext:value-type="string">
            <text:p>покрыл</text:p>
          </table:table-cell>
          <table:table-cell table:formula="of:=[.A306]&amp;&quot; &quot;" office:value-type="string" office:string-value="покрыл " calcext:value-type="string">
            <text:p>покрыл </text:p>
          </table:table-cell>
          <table:table-cell/>
        </table:table-row>
        <table:table-row table:style-name="ro1">
          <table:table-cell office:value-type="string" calcext:value-type="string">
            <text:p>покупал</text:p>
          </table:table-cell>
          <table:table-cell table:formula="of:=[.A307]&amp;&quot; &quot;" office:value-type="string" office:string-value="покупал " calcext:value-type="string">
            <text:p>покупал </text:p>
          </table:table-cell>
          <table:table-cell/>
        </table:table-row>
        <table:table-row table:style-name="ro1">
          <table:table-cell office:value-type="string" calcext:value-type="string">
            <text:p>полагал</text:p>
          </table:table-cell>
          <table:table-cell table:formula="of:=[.A308]&amp;&quot; &quot;" office:value-type="string" office:string-value="полагал " calcext:value-type="string">
            <text:p>полагал </text:p>
          </table:table-cell>
          <table:table-cell/>
        </table:table-row>
        <table:table-row table:style-name="ro1">
          <table:table-cell office:value-type="string" calcext:value-type="string">
            <text:p>положил</text:p>
          </table:table-cell>
          <table:table-cell table:formula="of:=[.A309]&amp;&quot; &quot;" office:value-type="string" office:string-value="положил " calcext:value-type="string">
            <text:p>положил </text:p>
          </table:table-cell>
          <table:table-cell/>
        </table:table-row>
        <table:table-row table:style-name="ro1">
          <table:table-cell office:value-type="string" calcext:value-type="string">
            <text:p>получал</text:p>
          </table:table-cell>
          <table:table-cell table:formula="of:=[.A310]&amp;&quot; &quot;" office:value-type="string" office:string-value="получал " calcext:value-type="string">
            <text:p>получал </text:p>
          </table:table-cell>
          <table:table-cell/>
        </table:table-row>
        <table:table-row table:style-name="ro1">
          <table:table-cell office:value-type="string" calcext:value-type="string">
            <text:p>пользовал</text:p>
          </table:table-cell>
          <table:table-cell table:formula="of:=[.A311]&amp;&quot; &quot;" office:value-type="string" office:string-value="пользовал " calcext:value-type="string">
            <text:p>пользовал </text:p>
          </table:table-cell>
          <table:table-cell/>
        </table:table-row>
        <table:table-row table:style-name="ro1">
          <table:table-cell office:value-type="string" calcext:value-type="string">
            <text:p>полюбил</text:p>
          </table:table-cell>
          <table:table-cell table:formula="of:=[.A312]&amp;&quot; &quot;" office:value-type="string" office:string-value="полюбил " calcext:value-type="string">
            <text:p>полюбил </text:p>
          </table:table-cell>
          <table:table-cell/>
        </table:table-row>
        <table:table-row table:style-name="ro1">
          <table:table-cell office:value-type="string" calcext:value-type="string">
            <text:p>помешал</text:p>
          </table:table-cell>
          <table:table-cell table:formula="of:=[.A313]&amp;&quot; &quot;" office:value-type="string" office:string-value="помешал " calcext:value-type="string">
            <text:p>помешал </text:p>
          </table:table-cell>
          <table:table-cell/>
        </table:table-row>
        <table:table-row table:style-name="ro1">
          <table:table-cell office:value-type="string" calcext:value-type="string">
            <text:p>понадобил</text:p>
          </table:table-cell>
          <table:table-cell table:formula="of:=[.A314]&amp;&quot; &quot;" office:value-type="string" office:string-value="понадобил " calcext:value-type="string">
            <text:p>понадобил </text:p>
          </table:table-cell>
          <table:table-cell/>
        </table:table-row>
        <table:table-row table:style-name="ro1">
          <table:table-cell office:value-type="string" calcext:value-type="string">
            <text:p>понравил</text:p>
          </table:table-cell>
          <table:table-cell table:formula="of:=[.A315]&amp;&quot; &quot;" office:value-type="string" office:string-value="понравил " calcext:value-type="string">
            <text:p>понравил </text:p>
          </table:table-cell>
          <table:table-cell/>
        </table:table-row>
        <table:table-row table:style-name="ro1">
          <table:table-cell office:value-type="string" calcext:value-type="string">
            <text:p>попал</text:p>
          </table:table-cell>
          <table:table-cell table:formula="of:=[.A316]&amp;&quot; &quot;" office:value-type="string" office:string-value="попал " calcext:value-type="string">
            <text:p>попал </text:p>
          </table:table-cell>
          <table:table-cell/>
        </table:table-row>
        <table:table-row table:style-name="ro1">
          <table:table-cell office:value-type="string" calcext:value-type="string">
            <text:p>попытал</text:p>
          </table:table-cell>
          <table:table-cell table:formula="of:=[.A317]&amp;&quot; &quot;" office:value-type="string" office:string-value="попытал " calcext:value-type="string">
            <text:p>попытал </text:p>
          </table:table-cell>
          <table:table-cell/>
        </table:table-row>
        <table:table-row table:style-name="ro1">
          <table:table-cell office:value-type="string" calcext:value-type="string">
            <text:p>поразил</text:p>
          </table:table-cell>
          <table:table-cell table:formula="of:=[.A318]&amp;&quot; &quot;" office:value-type="string" office:string-value="поразил " calcext:value-type="string">
            <text:p>поразил </text:p>
          </table:table-cell>
          <table:table-cell/>
        </table:table-row>
        <table:table-row table:style-name="ro1">
          <table:table-cell office:value-type="string" calcext:value-type="string">
            <text:p>поручил</text:p>
          </table:table-cell>
          <table:table-cell table:formula="of:=[.A319]&amp;&quot; &quot;" office:value-type="string" office:string-value="поручил " calcext:value-type="string">
            <text:p>поручил </text:p>
          </table:table-cell>
          <table:table-cell/>
        </table:table-row>
        <table:table-row table:style-name="ro1">
          <table:table-cell office:value-type="string" calcext:value-type="string">
            <text:p>посвятил</text:p>
          </table:table-cell>
          <table:table-cell table:formula="of:=[.A320]&amp;&quot; &quot;" office:value-type="string" office:string-value="посвятил " calcext:value-type="string">
            <text:p>посвятил </text:p>
          </table:table-cell>
          <table:table-cell/>
        </table:table-row>
        <table:table-row table:style-name="ro1">
          <table:table-cell office:value-type="string" calcext:value-type="string">
            <text:p>послушал</text:p>
          </table:table-cell>
          <table:table-cell table:formula="of:=[.A321]&amp;&quot; &quot;" office:value-type="string" office:string-value="послушал " calcext:value-type="string">
            <text:p>послушал </text:p>
          </table:table-cell>
          <table:table-cell/>
        </table:table-row>
        <table:table-row table:style-name="ro1">
          <table:table-cell office:value-type="string" calcext:value-type="string">
            <text:p>послышал</text:p>
          </table:table-cell>
          <table:table-cell table:formula="of:=[.A322]&amp;&quot; &quot;" office:value-type="string" office:string-value="послышал " calcext:value-type="string">
            <text:p>послышал </text:p>
          </table:table-cell>
          <table:table-cell/>
        </table:table-row>
        <table:table-row table:style-name="ro1">
          <table:table-cell office:value-type="string" calcext:value-type="string">
            <text:p>посоветовал</text:p>
          </table:table-cell>
          <table:table-cell table:formula="of:=[.A323]&amp;&quot; &quot;" office:value-type="string" office:string-value="посоветовал " calcext:value-type="string">
            <text:p>посоветовал </text:p>
          </table:table-cell>
          <table:table-cell/>
        </table:table-row>
        <table:table-row table:style-name="ro1">
          <table:table-cell office:value-type="string" calcext:value-type="string">
            <text:p>поставил</text:p>
          </table:table-cell>
          <table:table-cell table:formula="of:=[.A324]&amp;&quot; &quot;" office:value-type="string" office:string-value="поставил " calcext:value-type="string">
            <text:p>поставил </text:p>
          </table:table-cell>
          <table:table-cell/>
        </table:table-row>
        <table:table-row table:style-name="ro1">
          <table:table-cell office:value-type="string" calcext:value-type="string">
            <text:p>постарал</text:p>
          </table:table-cell>
          <table:table-cell table:formula="of:=[.A325]&amp;&quot; &quot;" office:value-type="string" office:string-value="постарал " calcext:value-type="string">
            <text:p>постарал </text:p>
          </table:table-cell>
          <table:table-cell/>
        </table:table-row>
        <table:table-row table:style-name="ro1">
          <table:table-cell office:value-type="string" calcext:value-type="string">
            <text:p>посылал</text:p>
          </table:table-cell>
          <table:table-cell table:formula="of:=[.A326]&amp;&quot; &quot;" office:value-type="string" office:string-value="посылал " calcext:value-type="string">
            <text:p>посылал </text:p>
          </table:table-cell>
          <table:table-cell/>
        </table:table-row>
        <table:table-row table:style-name="ro1">
          <table:table-cell office:value-type="string" calcext:value-type="string">
            <text:p>потерял</text:p>
          </table:table-cell>
          <table:table-cell table:formula="of:=[.A327]&amp;&quot; &quot;" office:value-type="string" office:string-value="потерял " calcext:value-type="string">
            <text:p>потерял </text:p>
          </table:table-cell>
          <table:table-cell/>
        </table:table-row>
        <table:table-row table:style-name="ro1">
          <table:table-cell office:value-type="string" calcext:value-type="string">
            <text:p>потребовал</text:p>
          </table:table-cell>
          <table:table-cell table:formula="of:=[.A328]&amp;&quot; &quot;" office:value-type="string" office:string-value="потребовал " calcext:value-type="string">
            <text:p>потребовал </text:p>
          </table:table-cell>
          <table:table-cell/>
        </table:table-row>
        <table:table-row table:style-name="ro1">
          <table:table-cell office:value-type="string" calcext:value-type="string">
            <text:p>потрудил</text:p>
          </table:table-cell>
          <table:table-cell table:formula="of:=[.A329]&amp;&quot; &quot;" office:value-type="string" office:string-value="потрудил " calcext:value-type="string">
            <text:p>потрудил </text:p>
          </table:table-cell>
          <table:table-cell/>
        </table:table-row>
        <table:table-row table:style-name="ro1">
          <table:table-cell office:value-type="string" calcext:value-type="string">
            <text:p>потянул</text:p>
          </table:table-cell>
          <table:table-cell table:formula="of:=[.A330]&amp;&quot; &quot;" office:value-type="string" office:string-value="потянул " calcext:value-type="string">
            <text:p>потянул </text:p>
          </table:table-cell>
          <table:table-cell/>
        </table:table-row>
        <table:table-row table:style-name="ro1">
          <table:table-cell office:value-type="string" calcext:value-type="string">
            <text:p>поцеловал</text:p>
          </table:table-cell>
          <table:table-cell table:formula="of:=[.A331]&amp;&quot; &quot;" office:value-type="string" office:string-value="поцеловал " calcext:value-type="string">
            <text:p>поцеловал </text:p>
          </table:table-cell>
          <table:table-cell/>
        </table:table-row>
        <table:table-row table:style-name="ro1">
          <table:table-cell office:value-type="string" calcext:value-type="string">
            <text:p>почувствовал</text:p>
          </table:table-cell>
          <table:table-cell table:formula="of:=[.A332]&amp;&quot; &quot;" office:value-type="string" office:string-value="почувствовал " calcext:value-type="string">
            <text:p>почувствовал </text:p>
          </table:table-cell>
          <table:table-cell/>
        </table:table-row>
        <table:table-row table:style-name="ro1">
          <table:table-cell office:value-type="string" calcext:value-type="string">
            <text:p>появил</text:p>
          </table:table-cell>
          <table:table-cell table:formula="of:=[.A333]&amp;&quot; &quot;" office:value-type="string" office:string-value="появил " calcext:value-type="string">
            <text:p>появил </text:p>
          </table:table-cell>
          <table:table-cell/>
        </table:table-row>
        <table:table-row table:style-name="ro1">
          <table:table-cell office:value-type="string" calcext:value-type="string">
            <text:p>появлял</text:p>
          </table:table-cell>
          <table:table-cell table:formula="of:=[.A334]&amp;&quot; &quot;" office:value-type="string" office:string-value="появлял " calcext:value-type="string">
            <text:p>появлял </text:p>
          </table:table-cell>
          <table:table-cell/>
        </table:table-row>
        <table:table-row table:style-name="ro1">
          <table:table-cell office:value-type="string" calcext:value-type="string">
            <text:p>превратил</text:p>
          </table:table-cell>
          <table:table-cell table:formula="of:=[.A335]&amp;&quot; &quot;" office:value-type="string" office:string-value="превратил " calcext:value-type="string">
            <text:p>превратил </text:p>
          </table:table-cell>
          <table:table-cell/>
        </table:table-row>
        <table:table-row table:style-name="ro1">
          <table:table-cell office:value-type="string" calcext:value-type="string">
            <text:p>превращал</text:p>
          </table:table-cell>
          <table:table-cell table:formula="of:=[.A336]&amp;&quot; &quot;" office:value-type="string" office:string-value="превращал " calcext:value-type="string">
            <text:p>превращал </text:p>
          </table:table-cell>
          <table:table-cell/>
        </table:table-row>
        <table:table-row table:style-name="ro1">
          <table:table-cell office:value-type="string" calcext:value-type="string">
            <text:p>предлагал</text:p>
          </table:table-cell>
          <table:table-cell table:formula="of:=[.A337]&amp;&quot; &quot;" office:value-type="string" office:string-value="предлагал " calcext:value-type="string">
            <text:p>предлагал </text:p>
          </table:table-cell>
          <table:table-cell/>
        </table:table-row>
        <table:table-row table:style-name="ro1">
          <table:table-cell office:value-type="string" calcext:value-type="string">
            <text:p>предоставил</text:p>
          </table:table-cell>
          <table:table-cell table:formula="of:=[.A338]&amp;&quot; &quot;" office:value-type="string" office:string-value="предоставил " calcext:value-type="string">
            <text:p>предоставил </text:p>
          </table:table-cell>
          <table:table-cell/>
        </table:table-row>
        <table:table-row table:style-name="ro1">
          <table:table-cell office:value-type="string" calcext:value-type="string">
            <text:p>предоставлял</text:p>
          </table:table-cell>
          <table:table-cell table:formula="of:=[.A339]&amp;&quot; &quot;" office:value-type="string" office:string-value="предоставлял " calcext:value-type="string">
            <text:p>предоставлял </text:p>
          </table:table-cell>
          <table:table-cell/>
        </table:table-row>
        <table:table-row table:style-name="ro1">
          <table:table-cell office:value-type="string" calcext:value-type="string">
            <text:p>предполагал</text:p>
          </table:table-cell>
          <table:table-cell table:formula="of:=[.A340]&amp;&quot; &quot;" office:value-type="string" office:string-value="предполагал " calcext:value-type="string">
            <text:p>предполагал </text:p>
          </table:table-cell>
          <table:table-cell/>
        </table:table-row>
        <table:table-row table:style-name="ro1">
          <table:table-cell office:value-type="string" calcext:value-type="string">
            <text:p>представил</text:p>
          </table:table-cell>
          <table:table-cell table:formula="of:=[.A341]&amp;&quot; &quot;" office:value-type="string" office:string-value="представил " calcext:value-type="string">
            <text:p>представил </text:p>
          </table:table-cell>
          <table:table-cell/>
        </table:table-row>
        <table:table-row table:style-name="ro1">
          <table:table-cell office:value-type="string" calcext:value-type="string">
            <text:p>представлял</text:p>
          </table:table-cell>
          <table:table-cell table:formula="of:=[.A342]&amp;&quot; &quot;" office:value-type="string" office:string-value="представлял " calcext:value-type="string">
            <text:p>представлял </text:p>
          </table:table-cell>
          <table:table-cell/>
        </table:table-row>
        <table:table-row table:style-name="ro1">
          <table:table-cell office:value-type="string" calcext:value-type="string">
            <text:p>предстоял</text:p>
          </table:table-cell>
          <table:table-cell table:formula="of:=[.A343]&amp;&quot; &quot;" office:value-type="string" office:string-value="предстоял " calcext:value-type="string">
            <text:p>предстоял </text:p>
          </table:table-cell>
          <table:table-cell/>
        </table:table-row>
        <table:table-row table:style-name="ro1">
          <table:table-cell office:value-type="string" calcext:value-type="string">
            <text:p>предусмотрел</text:p>
          </table:table-cell>
          <table:table-cell table:formula="of:=[.A344]&amp;&quot; &quot;" office:value-type="string" office:string-value="предусмотрел " calcext:value-type="string">
            <text:p>предусмотрел </text:p>
          </table:table-cell>
          <table:table-cell/>
        </table:table-row>
        <table:table-row table:style-name="ro1">
          <table:table-cell office:value-type="string" calcext:value-type="string">
            <text:p>прекратил</text:p>
          </table:table-cell>
          <table:table-cell table:formula="of:=[.A345]&amp;&quot; &quot;" office:value-type="string" office:string-value="прекратил " calcext:value-type="string">
            <text:p>прекратил </text:p>
          </table:table-cell>
          <table:table-cell/>
        </table:table-row>
        <table:table-row table:style-name="ro1">
          <table:table-cell office:value-type="string" calcext:value-type="string">
            <text:p>преобразовал</text:p>
          </table:table-cell>
          <table:table-cell table:formula="of:=[.A346]&amp;&quot; &quot;" office:value-type="string" office:string-value="преобразовал " calcext:value-type="string">
            <text:p>преобразовал </text:p>
          </table:table-cell>
          <table:table-cell/>
        </table:table-row>
        <table:table-row table:style-name="ro1">
          <table:table-cell office:value-type="string" calcext:value-type="string">
            <text:p>прервал</text:p>
          </table:table-cell>
          <table:table-cell table:formula="of:=[.A347]&amp;&quot; &quot;" office:value-type="string" office:string-value="прервал " calcext:value-type="string">
            <text:p>прервал </text:p>
          </table:table-cell>
          <table:table-cell/>
        </table:table-row>
        <table:table-row table:style-name="ro1">
          <table:table-cell office:value-type="string" calcext:value-type="string">
            <text:p>прибавлял</text:p>
          </table:table-cell>
          <table:table-cell table:formula="of:=[.A348]&amp;&quot; &quot;" office:value-type="string" office:string-value="прибавлял " calcext:value-type="string">
            <text:p>прибавлял </text:p>
          </table:table-cell>
          <table:table-cell/>
        </table:table-row>
        <table:table-row table:style-name="ro1">
          <table:table-cell office:value-type="string" calcext:value-type="string">
            <text:p>прибивал</text:p>
          </table:table-cell>
          <table:table-cell table:formula="of:=[.A349]&amp;&quot; &quot;" office:value-type="string" office:string-value="прибивал " calcext:value-type="string">
            <text:p>прибивал </text:p>
          </table:table-cell>
          <table:table-cell/>
        </table:table-row>
        <table:table-row table:style-name="ro1">
          <table:table-cell office:value-type="string" calcext:value-type="string">
            <text:p>приближал</text:p>
          </table:table-cell>
          <table:table-cell table:formula="of:=[.A350]&amp;&quot; &quot;" office:value-type="string" office:string-value="приближал " calcext:value-type="string">
            <text:p>приближал </text:p>
          </table:table-cell>
          <table:table-cell/>
        </table:table-row>
        <table:table-row table:style-name="ro1">
          <table:table-cell office:value-type="string" calcext:value-type="string">
            <text:p>привлекал</text:p>
          </table:table-cell>
          <table:table-cell table:formula="of:=[.A351]&amp;&quot; &quot;" office:value-type="string" office:string-value="привлекал " calcext:value-type="string">
            <text:p>привлекал </text:p>
          </table:table-cell>
          <table:table-cell/>
        </table:table-row>
        <table:table-row table:style-name="ro1">
          <table:table-cell office:value-type="string" calcext:value-type="string">
            <text:p>приводил</text:p>
          </table:table-cell>
          <table:table-cell table:formula="of:=[.A352]&amp;&quot; &quot;" office:value-type="string" office:string-value="приводил " calcext:value-type="string">
            <text:p>приводил </text:p>
          </table:table-cell>
          <table:table-cell/>
        </table:table-row>
        <table:table-row table:style-name="ro1">
          <table:table-cell office:value-type="string" calcext:value-type="string">
            <text:p>пригласил</text:p>
          </table:table-cell>
          <table:table-cell table:formula="of:=[.A353]&amp;&quot; &quot;" office:value-type="string" office:string-value="пригласил " calcext:value-type="string">
            <text:p>пригласил </text:p>
          </table:table-cell>
          <table:table-cell/>
        </table:table-row>
        <table:table-row table:style-name="ro1">
          <table:table-cell office:value-type="string" calcext:value-type="string">
            <text:p>приглядел</text:p>
          </table:table-cell>
          <table:table-cell table:formula="of:=[.A354]&amp;&quot; &quot;" office:value-type="string" office:string-value="приглядел " calcext:value-type="string">
            <text:p>приглядел </text:p>
          </table:table-cell>
          <table:table-cell/>
        </table:table-row>
        <table:table-row table:style-name="ro1">
          <table:table-cell office:value-type="string" calcext:value-type="string">
            <text:p>пригнул</text:p>
          </table:table-cell>
          <table:table-cell table:formula="of:=[.A355]&amp;&quot; &quot;" office:value-type="string" office:string-value="пригнул " calcext:value-type="string">
            <text:p>пригнул </text:p>
          </table:table-cell>
          <table:table-cell/>
        </table:table-row>
        <table:table-row table:style-name="ro1">
          <table:table-cell office:value-type="string" calcext:value-type="string">
            <text:p>приготовил</text:p>
          </table:table-cell>
          <table:table-cell table:formula="of:=[.A356]&amp;&quot; &quot;" office:value-type="string" office:string-value="приготовил " calcext:value-type="string">
            <text:p>приготовил </text:p>
          </table:table-cell>
          <table:table-cell/>
        </table:table-row>
        <table:table-row table:style-name="ro1">
          <table:table-cell office:value-type="string" calcext:value-type="string">
            <text:p>придавал</text:p>
          </table:table-cell>
          <table:table-cell table:formula="of:=[.A357]&amp;&quot; &quot;" office:value-type="string" office:string-value="придавал " calcext:value-type="string">
            <text:p>придавал </text:p>
          </table:table-cell>
          <table:table-cell/>
        </table:table-row>
        <table:table-row table:style-name="ro1">
          <table:table-cell office:value-type="string" calcext:value-type="string">
            <text:p>придержал</text:p>
          </table:table-cell>
          <table:table-cell table:formula="of:=[.A358]&amp;&quot; &quot;" office:value-type="string" office:string-value="придержал " calcext:value-type="string">
            <text:p>придержал </text:p>
          </table:table-cell>
          <table:table-cell/>
        </table:table-row>
        <table:table-row table:style-name="ro1">
          <table:table-cell office:value-type="string" calcext:value-type="string">
            <text:p>придумал</text:p>
          </table:table-cell>
          <table:table-cell table:formula="of:=[.A359]&amp;&quot; &quot;" office:value-type="string" office:string-value="придумал " calcext:value-type="string">
            <text:p>придумал </text:p>
          </table:table-cell>
          <table:table-cell/>
        </table:table-row>
        <table:table-row table:style-name="ro1">
          <table:table-cell office:value-type="string" calcext:value-type="string">
            <text:p>прижал</text:p>
          </table:table-cell>
          <table:table-cell table:formula="of:=[.A360]&amp;&quot; &quot;" office:value-type="string" office:string-value="прижал " calcext:value-type="string">
            <text:p>прижал </text:p>
          </table:table-cell>
          <table:table-cell/>
        </table:table-row>
        <table:table-row table:style-name="ro1">
          <table:table-cell office:value-type="string" calcext:value-type="string">
            <text:p>призвал</text:p>
          </table:table-cell>
          <table:table-cell table:formula="of:=[.A361]&amp;&quot; &quot;" office:value-type="string" office:string-value="призвал " calcext:value-type="string">
            <text:p>призвал </text:p>
          </table:table-cell>
          <table:table-cell/>
        </table:table-row>
        <table:table-row table:style-name="ro1">
          <table:table-cell office:value-type="string" calcext:value-type="string">
            <text:p>признавал</text:p>
          </table:table-cell>
          <table:table-cell table:formula="of:=[.A362]&amp;&quot; &quot;" office:value-type="string" office:string-value="признавал " calcext:value-type="string">
            <text:p>признавал </text:p>
          </table:table-cell>
          <table:table-cell/>
        </table:table-row>
        <table:table-row table:style-name="ro1">
          <table:table-cell office:value-type="string" calcext:value-type="string">
            <text:p>признал</text:p>
          </table:table-cell>
          <table:table-cell table:formula="of:=[.A363]&amp;&quot; &quot;" office:value-type="string" office:string-value="признал " calcext:value-type="string">
            <text:p>признал </text:p>
          </table:table-cell>
          <table:table-cell/>
        </table:table-row>
        <table:table-row table:style-name="ro1">
          <table:table-cell office:value-type="string" calcext:value-type="string">
            <text:p>призывал</text:p>
          </table:table-cell>
          <table:table-cell table:formula="of:=[.A364]&amp;&quot; &quot;" office:value-type="string" office:string-value="призывал " calcext:value-type="string">
            <text:p>призывал </text:p>
          </table:table-cell>
          <table:table-cell/>
        </table:table-row>
        <table:table-row table:style-name="ro1">
          <table:table-cell office:value-type="string" calcext:value-type="string">
            <text:p>прикрыл</text:p>
          </table:table-cell>
          <table:table-cell table:formula="of:=[.A365]&amp;&quot; &quot;" office:value-type="string" office:string-value="прикрыл " calcext:value-type="string">
            <text:p>прикрыл </text:p>
          </table:table-cell>
          <table:table-cell/>
        </table:table-row>
        <table:table-row table:style-name="ro1">
          <table:table-cell office:value-type="string" calcext:value-type="string">
            <text:p>применил</text:p>
          </table:table-cell>
          <table:table-cell table:formula="of:=[.A366]&amp;&quot; &quot;" office:value-type="string" office:string-value="применил " calcext:value-type="string">
            <text:p>применил </text:p>
          </table:table-cell>
          <table:table-cell/>
        </table:table-row>
        <table:table-row table:style-name="ro1">
          <table:table-cell office:value-type="string" calcext:value-type="string">
            <text:p>применял</text:p>
          </table:table-cell>
          <table:table-cell table:formula="of:=[.A367]&amp;&quot; &quot;" office:value-type="string" office:string-value="применял " calcext:value-type="string">
            <text:p>применял </text:p>
          </table:table-cell>
          <table:table-cell/>
        </table:table-row>
        <table:table-row table:style-name="ro1">
          <table:table-cell office:value-type="string" calcext:value-type="string">
            <text:p>принимал</text:p>
          </table:table-cell>
          <table:table-cell table:formula="of:=[.A368]&amp;&quot; &quot;" office:value-type="string" office:string-value="принимал " calcext:value-type="string">
            <text:p>принимал </text:p>
          </table:table-cell>
          <table:table-cell/>
        </table:table-row>
        <table:table-row table:style-name="ro1">
          <table:table-cell office:value-type="string" calcext:value-type="string">
            <text:p>приносил</text:p>
          </table:table-cell>
          <table:table-cell table:formula="of:=[.A369]&amp;&quot; &quot;" office:value-type="string" office:string-value="приносил " calcext:value-type="string">
            <text:p>приносил </text:p>
          </table:table-cell>
          <table:table-cell/>
        </table:table-row>
        <table:table-row table:style-name="ro1">
          <table:table-cell office:value-type="string" calcext:value-type="string">
            <text:p>принял</text:p>
          </table:table-cell>
          <table:table-cell table:formula="of:=[.A370]&amp;&quot; &quot;" office:value-type="string" office:string-value="принял " calcext:value-type="string">
            <text:p>принял </text:p>
          </table:table-cell>
          <table:table-cell/>
        </table:table-row>
        <table:table-row table:style-name="ro1">
          <table:table-cell office:value-type="string" calcext:value-type="string">
            <text:p>присел</text:p>
          </table:table-cell>
          <table:table-cell table:formula="of:=[.A371]&amp;&quot; &quot;" office:value-type="string" office:string-value="присел " calcext:value-type="string">
            <text:p>присел </text:p>
          </table:table-cell>
          <table:table-cell/>
        </table:table-row>
        <table:table-row table:style-name="ro1">
          <table:table-cell office:value-type="string" calcext:value-type="string">
            <text:p>прислушивал</text:p>
          </table:table-cell>
          <table:table-cell table:formula="of:=[.A372]&amp;&quot; &quot;" office:value-type="string" office:string-value="прислушивал " calcext:value-type="string">
            <text:p>прислушивал </text:p>
          </table:table-cell>
          <table:table-cell/>
        </table:table-row>
        <table:table-row table:style-name="ro1">
          <table:table-cell office:value-type="string" calcext:value-type="string">
            <text:p>притерпел</text:p>
          </table:table-cell>
          <table:table-cell table:formula="of:=[.A373]&amp;&quot; &quot;" office:value-type="string" office:string-value="притерпел " calcext:value-type="string">
            <text:p>притерпел </text:p>
          </table:table-cell>
          <table:table-cell/>
        </table:table-row>
        <table:table-row table:style-name="ro1">
          <table:table-cell office:value-type="string" calcext:value-type="string">
            <text:p>приходил</text:p>
          </table:table-cell>
          <table:table-cell table:formula="of:=[.A374]&amp;&quot; &quot;" office:value-type="string" office:string-value="приходил " calcext:value-type="string">
            <text:p>приходил </text:p>
          </table:table-cell>
          <table:table-cell/>
        </table:table-row>
        <table:table-row table:style-name="ro1">
          <table:table-cell office:value-type="string" calcext:value-type="string">
            <text:p>пробормотал</text:p>
          </table:table-cell>
          <table:table-cell table:formula="of:=[.A375]&amp;&quot; &quot;" office:value-type="string" office:string-value="пробормотал " calcext:value-type="string">
            <text:p>пробормотал </text:p>
          </table:table-cell>
          <table:table-cell/>
        </table:table-row>
        <table:table-row table:style-name="ro1">
          <table:table-cell office:value-type="string" calcext:value-type="string">
            <text:p>проверил</text:p>
          </table:table-cell>
          <table:table-cell table:formula="of:=[.A376]&amp;&quot; &quot;" office:value-type="string" office:string-value="проверил " calcext:value-type="string">
            <text:p>проверил </text:p>
          </table:table-cell>
          <table:table-cell/>
        </table:table-row>
        <table:table-row table:style-name="ro1">
          <table:table-cell office:value-type="string" calcext:value-type="string">
            <text:p>проверял</text:p>
          </table:table-cell>
          <table:table-cell table:formula="of:=[.A377]&amp;&quot; &quot;" office:value-type="string" office:string-value="проверял " calcext:value-type="string">
            <text:p>проверял </text:p>
          </table:table-cell>
          <table:table-cell/>
        </table:table-row>
        <table:table-row table:style-name="ro1">
          <table:table-cell office:value-type="string" calcext:value-type="string">
            <text:p>проводил</text:p>
          </table:table-cell>
          <table:table-cell table:formula="of:=[.A378]&amp;&quot; &quot;" office:value-type="string" office:string-value="проводил " calcext:value-type="string">
            <text:p>проводил </text:p>
          </table:table-cell>
          <table:table-cell/>
        </table:table-row>
        <table:table-row table:style-name="ro1">
          <table:table-cell office:value-type="string" calcext:value-type="string">
            <text:p>проговорил</text:p>
          </table:table-cell>
          <table:table-cell table:formula="of:=[.A379]&amp;&quot; &quot;" office:value-type="string" office:string-value="проговорил " calcext:value-type="string">
            <text:p>проговорил </text:p>
          </table:table-cell>
          <table:table-cell/>
        </table:table-row>
        <table:table-row table:style-name="ro1">
          <table:table-cell office:value-type="string" calcext:value-type="string">
            <text:p>продавал</text:p>
          </table:table-cell>
          <table:table-cell table:formula="of:=[.A380]&amp;&quot; &quot;" office:value-type="string" office:string-value="продавал " calcext:value-type="string">
            <text:p>продавал </text:p>
          </table:table-cell>
          <table:table-cell/>
        </table:table-row>
        <table:table-row table:style-name="ro1">
          <table:table-cell office:value-type="string" calcext:value-type="string">
            <text:p>продал</text:p>
          </table:table-cell>
          <table:table-cell table:formula="of:=[.A381]&amp;&quot; &quot;" office:value-type="string" office:string-value="продал " calcext:value-type="string">
            <text:p>продал </text:p>
          </table:table-cell>
          <table:table-cell/>
        </table:table-row>
        <table:table-row table:style-name="ro1">
          <table:table-cell office:value-type="string" calcext:value-type="string">
            <text:p>продолжал</text:p>
          </table:table-cell>
          <table:table-cell table:formula="of:=[.A382]&amp;&quot; &quot;" office:value-type="string" office:string-value="продолжал " calcext:value-type="string">
            <text:p>продолжал </text:p>
          </table:table-cell>
          <table:table-cell/>
        </table:table-row>
        <table:table-row table:style-name="ro1">
          <table:table-cell office:value-type="string" calcext:value-type="string">
            <text:p>продолжил</text:p>
          </table:table-cell>
          <table:table-cell table:formula="of:=[.A383]&amp;&quot; &quot;" office:value-type="string" office:string-value="продолжил " calcext:value-type="string">
            <text:p>продолжил </text:p>
          </table:table-cell>
          <table:table-cell/>
        </table:table-row>
        <table:table-row table:style-name="ro1">
          <table:table-cell office:value-type="string" calcext:value-type="string">
            <text:p>проиграл</text:p>
          </table:table-cell>
          <table:table-cell table:formula="of:=[.A384]&amp;&quot; &quot;" office:value-type="string" office:string-value="проиграл " calcext:value-type="string">
            <text:p>проиграл </text:p>
          </table:table-cell>
          <table:table-cell/>
        </table:table-row>
        <table:table-row table:style-name="ro1">
          <table:table-cell office:value-type="string" calcext:value-type="string">
            <text:p>произвел</text:p>
          </table:table-cell>
          <table:table-cell table:formula="of:=[.A385]&amp;&quot; &quot;" office:value-type="string" office:string-value="произвел " calcext:value-type="string">
            <text:p>произвел </text:p>
          </table:table-cell>
          <table:table-cell/>
        </table:table-row>
        <table:table-row table:style-name="ro1">
          <table:table-cell office:value-type="string" calcext:value-type="string">
            <text:p>производил</text:p>
          </table:table-cell>
          <table:table-cell table:formula="of:=[.A386]&amp;&quot; &quot;" office:value-type="string" office:string-value="производил " calcext:value-type="string">
            <text:p>производил </text:p>
          </table:table-cell>
          <table:table-cell/>
        </table:table-row>
        <table:table-row table:style-name="ro1">
          <table:table-cell office:value-type="string" calcext:value-type="string">
            <text:p>произносил</text:p>
          </table:table-cell>
          <table:table-cell table:formula="of:=[.A387]&amp;&quot; &quot;" office:value-type="string" office:string-value="произносил " calcext:value-type="string">
            <text:p>произносил </text:p>
          </table:table-cell>
          <table:table-cell/>
        </table:table-row>
        <table:table-row table:style-name="ro1">
          <table:table-cell office:value-type="string" calcext:value-type="string">
            <text:p>проснул</text:p>
          </table:table-cell>
          <table:table-cell table:formula="of:=[.A388]&amp;&quot; &quot;" office:value-type="string" office:string-value="проснул " calcext:value-type="string">
            <text:p>проснул </text:p>
          </table:table-cell>
          <table:table-cell/>
        </table:table-row>
        <table:table-row table:style-name="ro1">
          <table:table-cell office:value-type="string" calcext:value-type="string">
            <text:p>простил</text:p>
          </table:table-cell>
          <table:table-cell table:formula="of:=[.A389]&amp;&quot; &quot;" office:value-type="string" office:string-value="простил " calcext:value-type="string">
            <text:p>простил </text:p>
          </table:table-cell>
          <table:table-cell/>
        </table:table-row>
        <table:table-row table:style-name="ro1">
          <table:table-cell office:value-type="string" calcext:value-type="string">
            <text:p>протянул</text:p>
          </table:table-cell>
          <table:table-cell table:formula="of:=[.A390]&amp;&quot; &quot;" office:value-type="string" office:string-value="протянул " calcext:value-type="string">
            <text:p>протянул </text:p>
          </table:table-cell>
          <table:table-cell/>
        </table:table-row>
        <table:table-row table:style-name="ro1">
          <table:table-cell office:value-type="string" calcext:value-type="string">
            <text:p>проходил</text:p>
          </table:table-cell>
          <table:table-cell table:formula="of:=[.A391]&amp;&quot; &quot;" office:value-type="string" office:string-value="проходил " calcext:value-type="string">
            <text:p>проходил </text:p>
          </table:table-cell>
          <table:table-cell/>
        </table:table-row>
        <table:table-row table:style-name="ro1">
          <table:table-cell office:value-type="string" calcext:value-type="string">
            <text:p>прощал</text:p>
          </table:table-cell>
          <table:table-cell table:formula="of:=[.A392]&amp;&quot; &quot;" office:value-type="string" office:string-value="прощал " calcext:value-type="string">
            <text:p>прощал </text:p>
          </table:table-cell>
          <table:table-cell/>
        </table:table-row>
        <table:table-row table:style-name="ro1">
          <table:table-cell office:value-type="string" calcext:value-type="string">
            <text:p>проявил</text:p>
          </table:table-cell>
          <table:table-cell table:formula="of:=[.A393]&amp;&quot; &quot;" office:value-type="string" office:string-value="проявил " calcext:value-type="string">
            <text:p>проявил </text:p>
          </table:table-cell>
          <table:table-cell/>
        </table:table-row>
        <table:table-row table:style-name="ro1">
          <table:table-cell office:value-type="string" calcext:value-type="string">
            <text:p>проявлял</text:p>
          </table:table-cell>
          <table:table-cell table:formula="of:=[.A394]&amp;&quot; &quot;" office:value-type="string" office:string-value="проявлял " calcext:value-type="string">
            <text:p>проявлял </text:p>
          </table:table-cell>
          <table:table-cell/>
        </table:table-row>
        <table:table-row table:style-name="ro1">
          <table:table-cell office:value-type="string" calcext:value-type="string">
            <text:p>прятал</text:p>
          </table:table-cell>
          <table:table-cell table:formula="of:=[.A395]&amp;&quot; &quot;" office:value-type="string" office:string-value="прятал " calcext:value-type="string">
            <text:p>прятал </text:p>
          </table:table-cell>
          <table:table-cell/>
        </table:table-row>
        <table:table-row table:style-name="ro1">
          <table:table-cell office:value-type="string" calcext:value-type="string">
            <text:p>пугал</text:p>
          </table:table-cell>
          <table:table-cell table:formula="of:=[.A396]&amp;&quot; &quot;" office:value-type="string" office:string-value="пугал " calcext:value-type="string">
            <text:p>пугал </text:p>
          </table:table-cell>
          <table:table-cell/>
        </table:table-row>
        <table:table-row table:style-name="ro1">
          <table:table-cell office:value-type="string" calcext:value-type="string">
            <text:p>пускал</text:p>
          </table:table-cell>
          <table:table-cell table:formula="of:=[.A397]&amp;&quot; &quot;" office:value-type="string" office:string-value="пускал " calcext:value-type="string">
            <text:p>пускал </text:p>
          </table:table-cell>
          <table:table-cell/>
        </table:table-row>
        <table:table-row table:style-name="ro1">
          <table:table-cell office:value-type="string" calcext:value-type="string">
            <text:p>пытал</text:p>
          </table:table-cell>
          <table:table-cell table:formula="of:=[.A398]&amp;&quot; &quot;" office:value-type="string" office:string-value="пытал " calcext:value-type="string">
            <text:p>пытал </text:p>
          </table:table-cell>
          <table:table-cell/>
        </table:table-row>
        <table:table-row table:style-name="ro1">
          <table:table-cell office:value-type="string" calcext:value-type="string">
            <text:p>радовал</text:p>
          </table:table-cell>
          <table:table-cell table:formula="of:=[.A399]&amp;&quot; &quot;" office:value-type="string" office:string-value="радовал " calcext:value-type="string">
            <text:p>радовал </text:p>
          </table:table-cell>
          <table:table-cell/>
        </table:table-row>
        <table:table-row table:style-name="ro1">
          <table:table-cell office:value-type="string" calcext:value-type="string">
            <text:p>разбежал</text:p>
          </table:table-cell>
          <table:table-cell table:formula="of:=[.A400]&amp;&quot; &quot;" office:value-type="string" office:string-value="разбежал " calcext:value-type="string">
            <text:p>разбежал </text:p>
          </table:table-cell>
          <table:table-cell/>
        </table:table-row>
        <table:table-row table:style-name="ro1">
          <table:table-cell office:value-type="string" calcext:value-type="string">
            <text:p>разбил</text:p>
          </table:table-cell>
          <table:table-cell table:formula="of:=[.A401]&amp;&quot; &quot;" office:value-type="string" office:string-value="разбил " calcext:value-type="string">
            <text:p>разбил </text:p>
          </table:table-cell>
          <table:table-cell/>
        </table:table-row>
        <table:table-row table:style-name="ro1">
          <table:table-cell office:value-type="string" calcext:value-type="string">
            <text:p>разбирал</text:p>
          </table:table-cell>
          <table:table-cell table:formula="of:=[.A402]&amp;&quot; &quot;" office:value-type="string" office:string-value="разбирал " calcext:value-type="string">
            <text:p>разбирал </text:p>
          </table:table-cell>
          <table:table-cell/>
        </table:table-row>
        <table:table-row table:style-name="ro1">
          <table:table-cell office:value-type="string" calcext:value-type="string">
            <text:p>развел</text:p>
          </table:table-cell>
          <table:table-cell table:formula="of:=[.A403]&amp;&quot; &quot;" office:value-type="string" office:string-value="развел " calcext:value-type="string">
            <text:p>развел </text:p>
          </table:table-cell>
          <table:table-cell/>
        </table:table-row>
        <table:table-row table:style-name="ro1">
          <table:table-cell office:value-type="string" calcext:value-type="string">
            <text:p>развернул</text:p>
          </table:table-cell>
          <table:table-cell table:formula="of:=[.A404]&amp;&quot; &quot;" office:value-type="string" office:string-value="развернул " calcext:value-type="string">
            <text:p>развернул </text:p>
          </table:table-cell>
          <table:table-cell/>
        </table:table-row>
        <table:table-row table:style-name="ro1">
          <table:table-cell office:value-type="string" calcext:value-type="string">
            <text:p>развесил</text:p>
          </table:table-cell>
          <table:table-cell table:formula="of:=[.A405]&amp;&quot; &quot;" office:value-type="string" office:string-value="развесил " calcext:value-type="string">
            <text:p>развесил </text:p>
          </table:table-cell>
          <table:table-cell/>
        </table:table-row>
        <table:table-row table:style-name="ro1">
          <table:table-cell office:value-type="string" calcext:value-type="string">
            <text:p>развивал</text:p>
          </table:table-cell>
          <table:table-cell table:formula="of:=[.A406]&amp;&quot; &quot;" office:value-type="string" office:string-value="развивал " calcext:value-type="string">
            <text:p>развивал </text:p>
          </table:table-cell>
          <table:table-cell/>
        </table:table-row>
        <table:table-row table:style-name="ro1">
          <table:table-cell office:value-type="string" calcext:value-type="string">
            <text:p>разглядывал</text:p>
          </table:table-cell>
          <table:table-cell table:formula="of:=[.A407]&amp;&quot; &quot;" office:value-type="string" office:string-value="разглядывал " calcext:value-type="string">
            <text:p>разглядывал </text:p>
          </table:table-cell>
          <table:table-cell/>
        </table:table-row>
        <table:table-row table:style-name="ro1">
          <table:table-cell office:value-type="string" calcext:value-type="string">
            <text:p>раздал</text:p>
          </table:table-cell>
          <table:table-cell table:formula="of:=[.A408]&amp;&quot; &quot;" office:value-type="string" office:string-value="раздал " calcext:value-type="string">
            <text:p>раздал </text:p>
          </table:table-cell>
          <table:table-cell/>
        </table:table-row>
        <table:table-row table:style-name="ro1">
          <table:table-cell office:value-type="string" calcext:value-type="string">
            <text:p>раздевал</text:p>
          </table:table-cell>
          <table:table-cell table:formula="of:=[.A409]&amp;&quot; &quot;" office:value-type="string" office:string-value="раздевал " calcext:value-type="string">
            <text:p>раздевал </text:p>
          </table:table-cell>
          <table:table-cell/>
        </table:table-row>
        <table:table-row table:style-name="ro1">
          <table:table-cell office:value-type="string" calcext:value-type="string">
            <text:p>разделил</text:p>
          </table:table-cell>
          <table:table-cell table:formula="of:=[.A410]&amp;&quot; &quot;" office:value-type="string" office:string-value="разделил " calcext:value-type="string">
            <text:p>разделил </text:p>
          </table:table-cell>
          <table:table-cell/>
        </table:table-row>
        <table:table-row table:style-name="ro1">
          <table:table-cell office:value-type="string" calcext:value-type="string">
            <text:p>разложил</text:p>
          </table:table-cell>
          <table:table-cell table:formula="of:=[.A411]&amp;&quot; &quot;" office:value-type="string" office:string-value="разложил " calcext:value-type="string">
            <text:p>разложил </text:p>
          </table:table-cell>
          <table:table-cell/>
        </table:table-row>
        <table:table-row table:style-name="ro1">
          <table:table-cell office:value-type="string" calcext:value-type="string">
            <text:p>разминировал</text:p>
          </table:table-cell>
          <table:table-cell table:formula="of:=[.A412]&amp;&quot; &quot;" office:value-type="string" office:string-value="разминировал " calcext:value-type="string">
            <text:p>разминировал </text:p>
          </table:table-cell>
          <table:table-cell/>
        </table:table-row>
        <table:table-row table:style-name="ro1">
          <table:table-cell office:value-type="string" calcext:value-type="string">
            <text:p>разобрал</text:p>
          </table:table-cell>
          <table:table-cell table:formula="of:=[.A413]&amp;&quot; &quot;" office:value-type="string" office:string-value="разобрал " calcext:value-type="string">
            <text:p>разобрал </text:p>
          </table:table-cell>
          <table:table-cell/>
        </table:table-row>
        <table:table-row table:style-name="ro1">
          <table:table-cell office:value-type="string" calcext:value-type="string">
            <text:p>разработал</text:p>
          </table:table-cell>
          <table:table-cell table:formula="of:=[.A414]&amp;&quot; &quot;" office:value-type="string" office:string-value="разработал " calcext:value-type="string">
            <text:p>разработал </text:p>
          </table:table-cell>
          <table:table-cell/>
        </table:table-row>
        <table:table-row table:style-name="ro1">
          <table:table-cell office:value-type="string" calcext:value-type="string">
            <text:p>разразил</text:p>
          </table:table-cell>
          <table:table-cell table:formula="of:=[.A415]&amp;&quot; &quot;" office:value-type="string" office:string-value="разразил " calcext:value-type="string">
            <text:p>разразил </text:p>
          </table:table-cell>
          <table:table-cell/>
        </table:table-row>
        <table:table-row table:style-name="ro1">
          <table:table-cell office:value-type="string" calcext:value-type="string">
            <text:p>разрешил</text:p>
          </table:table-cell>
          <table:table-cell table:formula="of:=[.A416]&amp;&quot; &quot;" office:value-type="string" office:string-value="разрешил " calcext:value-type="string">
            <text:p>разрешил </text:p>
          </table:table-cell>
          <table:table-cell/>
        </table:table-row>
        <table:table-row table:style-name="ro1">
          <table:table-cell office:value-type="string" calcext:value-type="string">
            <text:p>раскачал</text:p>
          </table:table-cell>
          <table:table-cell table:formula="of:=[.A417]&amp;&quot; &quot;" office:value-type="string" office:string-value="раскачал " calcext:value-type="string">
            <text:p>раскачал </text:p>
          </table:table-cell>
          <table:table-cell/>
        </table:table-row>
        <table:table-row table:style-name="ro1">
          <table:table-cell office:value-type="string" calcext:value-type="string">
            <text:p>раскомандовал</text:p>
          </table:table-cell>
          <table:table-cell table:formula="of:=[.A418]&amp;&quot; &quot;" office:value-type="string" office:string-value="раскомандовал " calcext:value-type="string">
            <text:p>раскомандовал </text:p>
          </table:table-cell>
          <table:table-cell/>
        </table:table-row>
        <table:table-row table:style-name="ro1">
          <table:table-cell office:value-type="string" calcext:value-type="string">
            <text:p>раскрыл</text:p>
          </table:table-cell>
          <table:table-cell table:formula="of:=[.A419]&amp;&quot; &quot;" office:value-type="string" office:string-value="раскрыл " calcext:value-type="string">
            <text:p>раскрыл </text:p>
          </table:table-cell>
          <table:table-cell/>
        </table:table-row>
        <table:table-row table:style-name="ro1">
          <table:table-cell office:value-type="string" calcext:value-type="string">
            <text:p>распахнул</text:p>
          </table:table-cell>
          <table:table-cell table:formula="of:=[.A420]&amp;&quot; &quot;" office:value-type="string" office:string-value="распахнул " calcext:value-type="string">
            <text:p>распахнул </text:p>
          </table:table-cell>
          <table:table-cell/>
        </table:table-row>
        <table:table-row table:style-name="ro1">
          <table:table-cell office:value-type="string" calcext:value-type="string">
            <text:p>расплакал</text:p>
          </table:table-cell>
          <table:table-cell table:formula="of:=[.A421]&amp;&quot; &quot;" office:value-type="string" office:string-value="расплакал " calcext:value-type="string">
            <text:p>расплакал </text:p>
          </table:table-cell>
          <table:table-cell/>
        </table:table-row>
        <table:table-row table:style-name="ro1">
          <table:table-cell office:value-type="string" calcext:value-type="string">
            <text:p>располагал</text:p>
          </table:table-cell>
          <table:table-cell table:formula="of:=[.A422]&amp;&quot; &quot;" office:value-type="string" office:string-value="располагал " calcext:value-type="string">
            <text:p>располагал </text:p>
          </table:table-cell>
          <table:table-cell/>
        </table:table-row>
        <table:table-row table:style-name="ro1">
          <table:table-cell office:value-type="string" calcext:value-type="string">
            <text:p>расположил</text:p>
          </table:table-cell>
          <table:table-cell table:formula="of:=[.A423]&amp;&quot; &quot;" office:value-type="string" office:string-value="расположил " calcext:value-type="string">
            <text:p>расположил </text:p>
          </table:table-cell>
          <table:table-cell/>
        </table:table-row>
        <table:table-row table:style-name="ro1">
          <table:table-cell office:value-type="string" calcext:value-type="string">
            <text:p>распространил</text:p>
          </table:table-cell>
          <table:table-cell table:formula="of:=[.A424]&amp;&quot; &quot;" office:value-type="string" office:string-value="распространил " calcext:value-type="string">
            <text:p>распространил </text:p>
          </table:table-cell>
          <table:table-cell/>
        </table:table-row>
        <table:table-row table:style-name="ro1">
          <table:table-cell office:value-type="string" calcext:value-type="string">
            <text:p>распространял</text:p>
          </table:table-cell>
          <table:table-cell table:formula="of:=[.A425]&amp;&quot; &quot;" office:value-type="string" office:string-value="распространял " calcext:value-type="string">
            <text:p>распространял </text:p>
          </table:table-cell>
          <table:table-cell/>
        </table:table-row>
        <table:table-row table:style-name="ro1">
          <table:table-cell office:value-type="string" calcext:value-type="string">
            <text:p>рассматривал</text:p>
          </table:table-cell>
          <table:table-cell table:formula="of:=[.A426]&amp;&quot; &quot;" office:value-type="string" office:string-value="рассматривал " calcext:value-type="string">
            <text:p>рассматривал </text:p>
          </table:table-cell>
          <table:table-cell/>
        </table:table-row>
        <table:table-row table:style-name="ro1">
          <table:table-cell office:value-type="string" calcext:value-type="string">
            <text:p>рассмеял</text:p>
          </table:table-cell>
          <table:table-cell table:formula="of:=[.A427]&amp;&quot; &quot;" office:value-type="string" office:string-value="рассмеял " calcext:value-type="string">
            <text:p>рассмеял </text:p>
          </table:table-cell>
          <table:table-cell/>
        </table:table-row>
        <table:table-row table:style-name="ro1">
          <table:table-cell office:value-type="string" calcext:value-type="string">
            <text:p>рассмотрел</text:p>
          </table:table-cell>
          <table:table-cell table:formula="of:=[.A428]&amp;&quot; &quot;" office:value-type="string" office:string-value="рассмотрел " calcext:value-type="string">
            <text:p>рассмотрел </text:p>
          </table:table-cell>
          <table:table-cell/>
        </table:table-row>
        <table:table-row table:style-name="ro1">
          <table:table-cell office:value-type="string" calcext:value-type="string">
            <text:p>расстал</text:p>
          </table:table-cell>
          <table:table-cell table:formula="of:=[.A429]&amp;&quot; &quot;" office:value-type="string" office:string-value="расстал " calcext:value-type="string">
            <text:p>расстал </text:p>
          </table:table-cell>
          <table:table-cell/>
        </table:table-row>
        <table:table-row table:style-name="ro1">
          <table:table-cell office:value-type="string" calcext:value-type="string">
            <text:p>рассформировал</text:p>
          </table:table-cell>
          <table:table-cell table:formula="of:=[.A430]&amp;&quot; &quot;" office:value-type="string" office:string-value="рассформировал " calcext:value-type="string">
            <text:p>рассформировал </text:p>
          </table:table-cell>
          <table:table-cell/>
        </table:table-row>
        <table:table-row table:style-name="ro1">
          <table:table-cell office:value-type="string" calcext:value-type="string">
            <text:p>рассчитал</text:p>
          </table:table-cell>
          <table:table-cell table:formula="of:=[.A431]&amp;&quot; &quot;" office:value-type="string" office:string-value="рассчитал " calcext:value-type="string">
            <text:p>рассчитал </text:p>
          </table:table-cell>
          <table:table-cell/>
        </table:table-row>
        <table:table-row table:style-name="ro1">
          <table:table-cell office:value-type="string" calcext:value-type="string">
            <text:p>рассчитывал</text:p>
          </table:table-cell>
          <table:table-cell table:formula="of:=[.A432]&amp;&quot; &quot;" office:value-type="string" office:string-value="рассчитывал " calcext:value-type="string">
            <text:p>рассчитывал </text:p>
          </table:table-cell>
          <table:table-cell/>
        </table:table-row>
        <table:table-row table:style-name="ro1">
          <table:table-cell office:value-type="string" calcext:value-type="string">
            <text:p>расширил</text:p>
          </table:table-cell>
          <table:table-cell table:formula="of:=[.A433]&amp;&quot; &quot;" office:value-type="string" office:string-value="расширил " calcext:value-type="string">
            <text:p>расширил </text:p>
          </table:table-cell>
          <table:table-cell/>
        </table:table-row>
        <table:table-row table:style-name="ro1">
          <table:table-cell office:value-type="string" calcext:value-type="string">
            <text:p>рвал</text:p>
          </table:table-cell>
          <table:table-cell table:formula="of:=[.A434]&amp;&quot; &quot;" office:value-type="string" office:string-value="рвал " calcext:value-type="string">
            <text:p>рвал </text:p>
          </table:table-cell>
          <table:table-cell/>
        </table:table-row>
        <table:table-row table:style-name="ro1">
          <table:table-cell office:value-type="string" calcext:value-type="string">
            <text:p>реализовал</text:p>
          </table:table-cell>
          <table:table-cell table:formula="of:=[.A435]&amp;&quot; &quot;" office:value-type="string" office:string-value="реализовал " calcext:value-type="string">
            <text:p>реализовал </text:p>
          </table:table-cell>
          <table:table-cell/>
        </table:table-row>
        <table:table-row table:style-name="ro1">
          <table:table-cell office:value-type="string" calcext:value-type="string">
            <text:p>рекомендовал</text:p>
          </table:table-cell>
          <table:table-cell table:formula="of:=[.A436]&amp;&quot; &quot;" office:value-type="string" office:string-value="рекомендовал " calcext:value-type="string">
            <text:p>рекомендовал </text:p>
          </table:table-cell>
          <table:table-cell/>
        </table:table-row>
        <table:table-row table:style-name="ro1">
          <table:table-cell office:value-type="string" calcext:value-type="string">
            <text:p>решал</text:p>
          </table:table-cell>
          <table:table-cell table:formula="of:=[.A437]&amp;&quot; &quot;" office:value-type="string" office:string-value="решал " calcext:value-type="string">
            <text:p>решал </text:p>
          </table:table-cell>
          <table:table-cell/>
        </table:table-row>
        <table:table-row table:style-name="ro1">
          <table:table-cell office:value-type="string" calcext:value-type="string">
            <text:p>решил</text:p>
          </table:table-cell>
          <table:table-cell table:formula="of:=[.A438]&amp;&quot; &quot;" office:value-type="string" office:string-value="решил " calcext:value-type="string">
            <text:p>решил </text:p>
          </table:table-cell>
          <table:table-cell/>
        </table:table-row>
        <table:table-row table:style-name="ro1">
          <table:table-cell office:value-type="string" calcext:value-type="string">
            <text:p>родил</text:p>
          </table:table-cell>
          <table:table-cell table:formula="of:=[.A439]&amp;&quot; &quot;" office:value-type="string" office:string-value="родил " calcext:value-type="string">
            <text:p>родил </text:p>
          </table:table-cell>
          <table:table-cell/>
        </table:table-row>
        <table:table-row table:style-name="ro1">
          <table:table-cell office:value-type="string" calcext:value-type="string">
            <text:p>рождал</text:p>
          </table:table-cell>
          <table:table-cell table:formula="of:=[.A440]&amp;&quot; &quot;" office:value-type="string" office:string-value="рождал " calcext:value-type="string">
            <text:p>рождал </text:p>
          </table:table-cell>
          <table:table-cell/>
        </table:table-row>
        <table:table-row table:style-name="ro1">
          <table:table-cell office:value-type="string" calcext:value-type="string">
            <text:p>руководил</text:p>
          </table:table-cell>
          <table:table-cell table:formula="of:=[.A441]&amp;&quot; &quot;" office:value-type="string" office:string-value="руководил " calcext:value-type="string">
            <text:p>руководил </text:p>
          </table:table-cell>
          <table:table-cell/>
        </table:table-row>
        <table:table-row table:style-name="ro1">
          <table:table-cell office:value-type="string" calcext:value-type="string">
            <text:p>сбил</text:p>
          </table:table-cell>
          <table:table-cell table:formula="of:=[.A442]&amp;&quot; &quot;" office:value-type="string" office:string-value="сбил " calcext:value-type="string">
            <text:p>сбил </text:p>
          </table:table-cell>
          <table:table-cell/>
        </table:table-row>
        <table:table-row table:style-name="ro1">
          <table:table-cell office:value-type="string" calcext:value-type="string">
            <text:p>сбросил</text:p>
          </table:table-cell>
          <table:table-cell table:formula="of:=[.A443]&amp;&quot; &quot;" office:value-type="string" office:string-value="сбросил " calcext:value-type="string">
            <text:p>сбросил </text:p>
          </table:table-cell>
          <table:table-cell/>
        </table:table-row>
        <table:table-row table:style-name="ro1">
          <table:table-cell office:value-type="string" calcext:value-type="string">
            <text:p>свел</text:p>
          </table:table-cell>
          <table:table-cell table:formula="of:=[.A444]&amp;&quot; &quot;" office:value-type="string" office:string-value="свел " calcext:value-type="string">
            <text:p>свел </text:p>
          </table:table-cell>
          <table:table-cell/>
        </table:table-row>
        <table:table-row table:style-name="ro1">
          <table:table-cell office:value-type="string" calcext:value-type="string">
            <text:p>свернул</text:p>
          </table:table-cell>
          <table:table-cell table:formula="of:=[.A445]&amp;&quot; &quot;" office:value-type="string" office:string-value="свернул " calcext:value-type="string">
            <text:p>свернул </text:p>
          </table:table-cell>
          <table:table-cell/>
        </table:table-row>
        <table:table-row table:style-name="ro1">
          <table:table-cell office:value-type="string" calcext:value-type="string">
            <text:p>связал</text:p>
          </table:table-cell>
          <table:table-cell table:formula="of:=[.A446]&amp;&quot; &quot;" office:value-type="string" office:string-value="связал " calcext:value-type="string">
            <text:p>связал </text:p>
          </table:table-cell>
          <table:table-cell/>
        </table:table-row>
        <table:table-row table:style-name="ro1">
          <table:table-cell office:value-type="string" calcext:value-type="string">
            <text:p>сдавал</text:p>
          </table:table-cell>
          <table:table-cell table:formula="of:=[.A447]&amp;&quot; &quot;" office:value-type="string" office:string-value="сдавал " calcext:value-type="string">
            <text:p>сдавал </text:p>
          </table:table-cell>
          <table:table-cell/>
        </table:table-row>
        <table:table-row table:style-name="ro1">
          <table:table-cell office:value-type="string" calcext:value-type="string">
            <text:p>сдал</text:p>
          </table:table-cell>
          <table:table-cell table:formula="of:=[.A448]&amp;&quot; &quot;" office:value-type="string" office:string-value="сдал " calcext:value-type="string">
            <text:p>сдал </text:p>
          </table:table-cell>
          <table:table-cell/>
        </table:table-row>
        <table:table-row table:style-name="ro1">
          <table:table-cell office:value-type="string" calcext:value-type="string">
            <text:p>сделал</text:p>
          </table:table-cell>
          <table:table-cell table:formula="of:=[.A449]&amp;&quot; &quot;" office:value-type="string" office:string-value="сделал " calcext:value-type="string">
            <text:p>сделал </text:p>
          </table:table-cell>
          <table:table-cell/>
        </table:table-row>
        <table:table-row table:style-name="ro1">
          <table:table-cell office:value-type="string" calcext:value-type="string">
            <text:p>сдружил</text:p>
          </table:table-cell>
          <table:table-cell table:formula="of:=[.A450]&amp;&quot; &quot;" office:value-type="string" office:string-value="сдружил " calcext:value-type="string">
            <text:p>сдружил </text:p>
          </table:table-cell>
          <table:table-cell/>
        </table:table-row>
        <table:table-row table:style-name="ro1">
          <table:table-cell office:value-type="string" calcext:value-type="string">
            <text:p>сказал</text:p>
          </table:table-cell>
          <table:table-cell table:formula="of:=[.A451]&amp;&quot; &quot;" office:value-type="string" office:string-value="сказал " calcext:value-type="string">
            <text:p>сказал </text:p>
          </table:table-cell>
          <table:table-cell/>
        </table:table-row>
        <table:table-row table:style-name="ro1">
          <table:table-cell office:value-type="string" calcext:value-type="string">
            <text:p>складывал</text:p>
          </table:table-cell>
          <table:table-cell table:formula="of:=[.A452]&amp;&quot; &quot;" office:value-type="string" office:string-value="складывал " calcext:value-type="string">
            <text:p>складывал </text:p>
          </table:table-cell>
          <table:table-cell/>
        </table:table-row>
        <table:table-row table:style-name="ro1">
          <table:table-cell office:value-type="string" calcext:value-type="string">
            <text:p>скончал</text:p>
          </table:table-cell>
          <table:table-cell table:formula="of:=[.A453]&amp;&quot; &quot;" office:value-type="string" office:string-value="скончал " calcext:value-type="string">
            <text:p>скончал </text:p>
          </table:table-cell>
          <table:table-cell/>
        </table:table-row>
        <table:table-row table:style-name="ro1">
          <table:table-cell office:value-type="string" calcext:value-type="string">
            <text:p>скрывал</text:p>
          </table:table-cell>
          <table:table-cell table:formula="of:=[.A454]&amp;&quot; &quot;" office:value-type="string" office:string-value="скрывал " calcext:value-type="string">
            <text:p>скрывал </text:p>
          </table:table-cell>
          <table:table-cell/>
        </table:table-row>
        <table:table-row table:style-name="ro1">
          <table:table-cell office:value-type="string" calcext:value-type="string">
            <text:p>скрыл</text:p>
          </table:table-cell>
          <table:table-cell table:formula="of:=[.A455]&amp;&quot; &quot;" office:value-type="string" office:string-value="скрыл " calcext:value-type="string">
            <text:p>скрыл </text:p>
          </table:table-cell>
          <table:table-cell/>
        </table:table-row>
        <table:table-row table:style-name="ro1">
          <table:table-cell office:value-type="string" calcext:value-type="string">
            <text:p>сложил</text:p>
          </table:table-cell>
          <table:table-cell table:formula="of:=[.A456]&amp;&quot; &quot;" office:value-type="string" office:string-value="сложил " calcext:value-type="string">
            <text:p>сложил </text:p>
          </table:table-cell>
          <table:table-cell/>
        </table:table-row>
        <table:table-row table:style-name="ro1">
          <table:table-cell office:value-type="string" calcext:value-type="string">
            <text:p>сломал</text:p>
          </table:table-cell>
          <table:table-cell table:formula="of:=[.A457]&amp;&quot; &quot;" office:value-type="string" office:string-value="сломал " calcext:value-type="string">
            <text:p>сломал </text:p>
          </table:table-cell>
          <table:table-cell/>
        </table:table-row>
        <table:table-row table:style-name="ro1">
          <table:table-cell office:value-type="string" calcext:value-type="string">
            <text:p>случал</text:p>
          </table:table-cell>
          <table:table-cell table:formula="of:=[.A458]&amp;&quot; &quot;" office:value-type="string" office:string-value="случал " calcext:value-type="string">
            <text:p>случал </text:p>
          </table:table-cell>
          <table:table-cell/>
        </table:table-row>
        <table:table-row table:style-name="ro1">
          <table:table-cell office:value-type="string" calcext:value-type="string">
            <text:p>случил</text:p>
          </table:table-cell>
          <table:table-cell table:formula="of:=[.A459]&amp;&quot; &quot;" office:value-type="string" office:string-value="случил " calcext:value-type="string">
            <text:p>случил </text:p>
          </table:table-cell>
          <table:table-cell/>
        </table:table-row>
        <table:table-row table:style-name="ro1">
          <table:table-cell office:value-type="string" calcext:value-type="string">
            <text:p>слышал</text:p>
          </table:table-cell>
          <table:table-cell table:formula="of:=[.A460]&amp;&quot; &quot;" office:value-type="string" office:string-value="слышал " calcext:value-type="string">
            <text:p>слышал </text:p>
          </table:table-cell>
          <table:table-cell/>
        </table:table-row>
        <table:table-row table:style-name="ro1">
          <table:table-cell office:value-type="string" calcext:value-type="string">
            <text:p>сменил</text:p>
          </table:table-cell>
          <table:table-cell table:formula="of:=[.A461]&amp;&quot; &quot;" office:value-type="string" office:string-value="сменил " calcext:value-type="string">
            <text:p>сменил </text:p>
          </table:table-cell>
          <table:table-cell/>
        </table:table-row>
        <table:table-row table:style-name="ro1">
          <table:table-cell office:value-type="string" calcext:value-type="string">
            <text:p>смеял</text:p>
          </table:table-cell>
          <table:table-cell table:formula="of:=[.A462]&amp;&quot; &quot;" office:value-type="string" office:string-value="смеял " calcext:value-type="string">
            <text:p>смеял </text:p>
          </table:table-cell>
          <table:table-cell/>
        </table:table-row>
        <table:table-row table:style-name="ro1">
          <table:table-cell office:value-type="string" calcext:value-type="string">
            <text:p>смотрел</text:p>
          </table:table-cell>
          <table:table-cell table:formula="of:=[.A463]&amp;&quot; &quot;" office:value-type="string" office:string-value="смотрел " calcext:value-type="string">
            <text:p>смотрел </text:p>
          </table:table-cell>
          <table:table-cell/>
        </table:table-row>
        <table:table-row table:style-name="ro1">
          <table:table-cell office:value-type="string" calcext:value-type="string">
            <text:p>снил</text:p>
          </table:table-cell>
          <table:table-cell table:formula="of:=[.A464]&amp;&quot; &quot;" office:value-type="string" office:string-value="снил " calcext:value-type="string">
            <text:p>снил </text:p>
          </table:table-cell>
          <table:table-cell/>
        </table:table-row>
        <table:table-row table:style-name="ro1">
          <table:table-cell office:value-type="string" calcext:value-type="string">
            <text:p>снимал</text:p>
          </table:table-cell>
          <table:table-cell table:formula="of:=[.A465]&amp;&quot; &quot;" office:value-type="string" office:string-value="снимал " calcext:value-type="string">
            <text:p>снимал </text:p>
          </table:table-cell>
          <table:table-cell/>
        </table:table-row>
        <table:table-row table:style-name="ro1">
          <table:table-cell office:value-type="string" calcext:value-type="string">
            <text:p>снял</text:p>
          </table:table-cell>
          <table:table-cell table:formula="of:=[.A466]&amp;&quot; &quot;" office:value-type="string" office:string-value="снял " calcext:value-type="string">
            <text:p>снял </text:p>
          </table:table-cell>
          <table:table-cell/>
        </table:table-row>
        <table:table-row table:style-name="ro1">
          <table:table-cell office:value-type="string" calcext:value-type="string">
            <text:p>собирал</text:p>
          </table:table-cell>
          <table:table-cell table:formula="of:=[.A467]&amp;&quot; &quot;" office:value-type="string" office:string-value="собирал " calcext:value-type="string">
            <text:p>собирал </text:p>
          </table:table-cell>
          <table:table-cell/>
        </table:table-row>
        <table:table-row table:style-name="ro1">
          <table:table-cell office:value-type="string" calcext:value-type="string">
            <text:p>собрал</text:p>
          </table:table-cell>
          <table:table-cell table:formula="of:=[.A468]&amp;&quot; &quot;" office:value-type="string" office:string-value="собрал " calcext:value-type="string">
            <text:p>собрал </text:p>
          </table:table-cell>
          <table:table-cell/>
        </table:table-row>
        <table:table-row table:style-name="ro1">
          <table:table-cell office:value-type="string" calcext:value-type="string">
            <text:p>совершил</text:p>
          </table:table-cell>
          <table:table-cell table:formula="of:=[.A469]&amp;&quot; &quot;" office:value-type="string" office:string-value="совершил " calcext:value-type="string">
            <text:p>совершил </text:p>
          </table:table-cell>
          <table:table-cell/>
        </table:table-row>
        <table:table-row table:style-name="ro1">
          <table:table-cell office:value-type="string" calcext:value-type="string">
            <text:p>советовал</text:p>
          </table:table-cell>
          <table:table-cell table:formula="of:=[.A470]&amp;&quot; &quot;" office:value-type="string" office:string-value="советовал " calcext:value-type="string">
            <text:p>советовал </text:p>
          </table:table-cell>
          <table:table-cell/>
        </table:table-row>
        <table:table-row table:style-name="ro1">
          <table:table-cell office:value-type="string" calcext:value-type="string">
            <text:p>согласил</text:p>
          </table:table-cell>
          <table:table-cell table:formula="of:=[.A471]&amp;&quot; &quot;" office:value-type="string" office:string-value="согласил " calcext:value-type="string">
            <text:p>согласил </text:p>
          </table:table-cell>
          <table:table-cell/>
        </table:table-row>
        <table:table-row table:style-name="ro1">
          <table:table-cell office:value-type="string" calcext:value-type="string">
            <text:p>соглашал</text:p>
          </table:table-cell>
          <table:table-cell table:formula="of:=[.A472]&amp;&quot; &quot;" office:value-type="string" office:string-value="соглашал " calcext:value-type="string">
            <text:p>соглашал </text:p>
          </table:table-cell>
          <table:table-cell/>
        </table:table-row>
        <table:table-row table:style-name="ro1">
          <table:table-cell office:value-type="string" calcext:value-type="string">
            <text:p>содержал</text:p>
          </table:table-cell>
          <table:table-cell table:formula="of:=[.A473]&amp;&quot; &quot;" office:value-type="string" office:string-value="содержал " calcext:value-type="string">
            <text:p>содержал </text:p>
          </table:table-cell>
          <table:table-cell/>
        </table:table-row>
        <table:table-row table:style-name="ro1">
          <table:table-cell office:value-type="string" calcext:value-type="string">
            <text:p>соединил</text:p>
          </table:table-cell>
          <table:table-cell table:formula="of:=[.A474]&amp;&quot; &quot;" office:value-type="string" office:string-value="соединил " calcext:value-type="string">
            <text:p>соединил </text:p>
          </table:table-cell>
          <table:table-cell/>
        </table:table-row>
        <table:table-row table:style-name="ro1">
          <table:table-cell office:value-type="string" calcext:value-type="string">
            <text:p>создавал</text:p>
          </table:table-cell>
          <table:table-cell table:formula="of:=[.A475]&amp;&quot; &quot;" office:value-type="string" office:string-value="создавал " calcext:value-type="string">
            <text:p>создавал </text:p>
          </table:table-cell>
          <table:table-cell/>
        </table:table-row>
        <table:table-row table:style-name="ro1">
          <table:table-cell office:value-type="string" calcext:value-type="string">
            <text:p>создал</text:p>
          </table:table-cell>
          <table:table-cell table:formula="of:=[.A476]&amp;&quot; &quot;" office:value-type="string" office:string-value="создал " calcext:value-type="string">
            <text:p>создал </text:p>
          </table:table-cell>
          <table:table-cell/>
        </table:table-row>
        <table:table-row table:style-name="ro1">
          <table:table-cell office:value-type="string" calcext:value-type="string">
            <text:p>сократил</text:p>
          </table:table-cell>
          <table:table-cell table:formula="of:=[.A477]&amp;&quot; &quot;" office:value-type="string" office:string-value="сократил " calcext:value-type="string">
            <text:p>сократил </text:p>
          </table:table-cell>
          <table:table-cell/>
        </table:table-row>
        <table:table-row table:style-name="ro1">
          <table:table-cell office:value-type="string" calcext:value-type="string">
            <text:p>сомневал</text:p>
          </table:table-cell>
          <table:table-cell table:formula="of:=[.A478]&amp;&quot; &quot;" office:value-type="string" office:string-value="сомневал " calcext:value-type="string">
            <text:p>сомневал </text:p>
          </table:table-cell>
          <table:table-cell/>
        </table:table-row>
        <table:table-row table:style-name="ro1">
          <table:table-cell office:value-type="string" calcext:value-type="string">
            <text:p>сопровождал</text:p>
          </table:table-cell>
          <table:table-cell table:formula="of:=[.A479]&amp;&quot; &quot;" office:value-type="string" office:string-value="сопровождал " calcext:value-type="string">
            <text:p>сопровождал </text:p>
          </table:table-cell>
          <table:table-cell/>
        </table:table-row>
        <table:table-row table:style-name="ro1">
          <table:table-cell office:value-type="string" calcext:value-type="string">
            <text:p>состоял</text:p>
          </table:table-cell>
          <table:table-cell table:formula="of:=[.A480]&amp;&quot; &quot;" office:value-type="string" office:string-value="состоял " calcext:value-type="string">
            <text:p>состоял </text:p>
          </table:table-cell>
          <table:table-cell/>
        </table:table-row>
        <table:table-row table:style-name="ro1">
          <table:table-cell office:value-type="string" calcext:value-type="string">
            <text:p>сохранил</text:p>
          </table:table-cell>
          <table:table-cell table:formula="of:=[.A481]&amp;&quot; &quot;" office:value-type="string" office:string-value="сохранил " calcext:value-type="string">
            <text:p>сохранил </text:p>
          </table:table-cell>
          <table:table-cell/>
        </table:table-row>
        <table:table-row table:style-name="ro1">
          <table:table-cell office:value-type="string" calcext:value-type="string">
            <text:p>сохранял</text:p>
          </table:table-cell>
          <table:table-cell table:formula="of:=[.A482]&amp;&quot; &quot;" office:value-type="string" office:string-value="сохранял " calcext:value-type="string">
            <text:p>сохранял </text:p>
          </table:table-cell>
          <table:table-cell/>
        </table:table-row>
        <table:table-row table:style-name="ro1">
          <table:table-cell office:value-type="string" calcext:value-type="string">
            <text:p>спешил</text:p>
          </table:table-cell>
          <table:table-cell table:formula="of:=[.A483]&amp;&quot; &quot;" office:value-type="string" office:string-value="спешил " calcext:value-type="string">
            <text:p>спешил </text:p>
          </table:table-cell>
          <table:table-cell/>
        </table:table-row>
        <table:table-row table:style-name="ro1">
          <table:table-cell office:value-type="string" calcext:value-type="string">
            <text:p>справил</text:p>
          </table:table-cell>
          <table:table-cell table:formula="of:=[.A484]&amp;&quot; &quot;" office:value-type="string" office:string-value="справил " calcext:value-type="string">
            <text:p>справил </text:p>
          </table:table-cell>
          <table:table-cell/>
        </table:table-row>
        <table:table-row table:style-name="ro1">
          <table:table-cell office:value-type="string" calcext:value-type="string">
            <text:p>спрятал</text:p>
          </table:table-cell>
          <table:table-cell table:formula="of:=[.A485]&amp;&quot; &quot;" office:value-type="string" office:string-value="спрятал " calcext:value-type="string">
            <text:p>спрятал </text:p>
          </table:table-cell>
          <table:table-cell/>
        </table:table-row>
        <table:table-row table:style-name="ro1">
          <table:table-cell office:value-type="string" calcext:value-type="string">
            <text:p>спускал</text:p>
          </table:table-cell>
          <table:table-cell table:formula="of:=[.A486]&amp;&quot; &quot;" office:value-type="string" office:string-value="спускал " calcext:value-type="string">
            <text:p>спускал </text:p>
          </table:table-cell>
          <table:table-cell/>
        </table:table-row>
        <table:table-row table:style-name="ro1">
          <table:table-cell office:value-type="string" calcext:value-type="string">
            <text:p>спустил</text:p>
          </table:table-cell>
          <table:table-cell table:formula="of:=[.A487]&amp;&quot; &quot;" office:value-type="string" office:string-value="спустил " calcext:value-type="string">
            <text:p>спустил </text:p>
          </table:table-cell>
          <table:table-cell/>
        </table:table-row>
        <table:table-row table:style-name="ro1">
          <table:table-cell office:value-type="string" calcext:value-type="string">
            <text:p>сравнил</text:p>
          </table:table-cell>
          <table:table-cell table:formula="of:=[.A488]&amp;&quot; &quot;" office:value-type="string" office:string-value="сравнил " calcext:value-type="string">
            <text:p>сравнил </text:p>
          </table:table-cell>
          <table:table-cell/>
        </table:table-row>
        <table:table-row table:style-name="ro1">
          <table:table-cell office:value-type="string" calcext:value-type="string">
            <text:p>становил</text:p>
          </table:table-cell>
          <table:table-cell table:formula="of:=[.A489]&amp;&quot; &quot;" office:value-type="string" office:string-value="становил " calcext:value-type="string">
            <text:p>становил </text:p>
          </table:table-cell>
          <table:table-cell/>
        </table:table-row>
        <table:table-row table:style-name="ro1">
          <table:table-cell office:value-type="string" calcext:value-type="string">
            <text:p>старал</text:p>
          </table:table-cell>
          <table:table-cell table:formula="of:=[.A490]&amp;&quot; &quot;" office:value-type="string" office:string-value="старал " calcext:value-type="string">
            <text:p>старал </text:p>
          </table:table-cell>
          <table:table-cell/>
        </table:table-row>
        <table:table-row table:style-name="ro1">
          <table:table-cell office:value-type="string" calcext:value-type="string">
            <text:p>стеснял</text:p>
          </table:table-cell>
          <table:table-cell table:formula="of:=[.A491]&amp;&quot; &quot;" office:value-type="string" office:string-value="стеснял " calcext:value-type="string">
            <text:p>стеснял </text:p>
          </table:table-cell>
          <table:table-cell/>
        </table:table-row>
        <table:table-row table:style-name="ro1">
          <table:table-cell office:value-type="string" calcext:value-type="string">
            <text:p>столкнул</text:p>
          </table:table-cell>
          <table:table-cell table:formula="of:=[.A492]&amp;&quot; &quot;" office:value-type="string" office:string-value="столкнул " calcext:value-type="string">
            <text:p>столкнул </text:p>
          </table:table-cell>
          <table:table-cell/>
        </table:table-row>
        <table:table-row table:style-name="ro1">
          <table:table-cell office:value-type="string" calcext:value-type="string">
            <text:p>стремил</text:p>
          </table:table-cell>
          <table:table-cell table:formula="of:=[.A493]&amp;&quot; &quot;" office:value-type="string" office:string-value="стремил " calcext:value-type="string">
            <text:p>стремил </text:p>
          </table:table-cell>
          <table:table-cell/>
        </table:table-row>
        <table:table-row table:style-name="ro1">
          <table:table-cell office:value-type="string" calcext:value-type="string">
            <text:p>строил</text:p>
          </table:table-cell>
          <table:table-cell table:formula="of:=[.A494]&amp;&quot; &quot;" office:value-type="string" office:string-value="строил " calcext:value-type="string">
            <text:p>строил </text:p>
          </table:table-cell>
          <table:table-cell/>
        </table:table-row>
        <table:table-row table:style-name="ro1">
          <table:table-cell office:value-type="string" calcext:value-type="string">
            <text:p>стучал</text:p>
          </table:table-cell>
          <table:table-cell table:formula="of:=[.A495]&amp;&quot; &quot;" office:value-type="string" office:string-value="стучал " calcext:value-type="string">
            <text:p>стучал </text:p>
          </table:table-cell>
          <table:table-cell/>
        </table:table-row>
        <table:table-row table:style-name="ro1">
          <table:table-cell office:value-type="string" calcext:value-type="string">
            <text:p>сунул</text:p>
          </table:table-cell>
          <table:table-cell table:formula="of:=[.A496]&amp;&quot; &quot;" office:value-type="string" office:string-value="сунул " calcext:value-type="string">
            <text:p>сунул </text:p>
          </table:table-cell>
          <table:table-cell/>
        </table:table-row>
        <table:table-row table:style-name="ro1">
          <table:table-cell office:value-type="string" calcext:value-type="string">
            <text:p>сформулировал</text:p>
          </table:table-cell>
          <table:table-cell table:formula="of:=[.A497]&amp;&quot; &quot;" office:value-type="string" office:string-value="сформулировал " calcext:value-type="string">
            <text:p>сформулировал </text:p>
          </table:table-cell>
          <table:table-cell/>
        </table:table-row>
        <table:table-row table:style-name="ro1">
          <table:table-cell office:value-type="string" calcext:value-type="string">
            <text:p>сходил</text:p>
          </table:table-cell>
          <table:table-cell table:formula="of:=[.A498]&amp;&quot; &quot;" office:value-type="string" office:string-value="сходил " calcext:value-type="string">
            <text:p>сходил </text:p>
          </table:table-cell>
          <table:table-cell/>
        </table:table-row>
        <table:table-row table:style-name="ro1">
          <table:table-cell office:value-type="string" calcext:value-type="string">
            <text:p>считал</text:p>
          </table:table-cell>
          <table:table-cell table:formula="of:=[.A499]&amp;&quot; &quot;" office:value-type="string" office:string-value="считал " calcext:value-type="string">
            <text:p>считал </text:p>
          </table:table-cell>
          <table:table-cell/>
        </table:table-row>
        <table:table-row table:style-name="ro1">
          <table:table-cell office:value-type="string" calcext:value-type="string">
            <text:p>тащил</text:p>
          </table:table-cell>
          <table:table-cell table:formula="of:=[.A500]&amp;&quot; &quot;" office:value-type="string" office:string-value="тащил " calcext:value-type="string">
            <text:p>тащил </text:p>
          </table:table-cell>
          <table:table-cell/>
        </table:table-row>
        <table:table-row table:style-name="ro1">
          <table:table-cell office:value-type="string" calcext:value-type="string">
            <text:p>творил</text:p>
          </table:table-cell>
          <table:table-cell table:formula="of:=[.A501]&amp;&quot; &quot;" office:value-type="string" office:string-value="творил " calcext:value-type="string">
            <text:p>творил </text:p>
          </table:table-cell>
          <table:table-cell/>
        </table:table-row>
        <table:table-row table:style-name="ro1">
          <table:table-cell office:value-type="string" calcext:value-type="string">
            <text:p>терял</text:p>
          </table:table-cell>
          <table:table-cell table:formula="of:=[.A502]&amp;&quot; &quot;" office:value-type="string" office:string-value="терял " calcext:value-type="string">
            <text:p>терял </text:p>
          </table:table-cell>
          <table:table-cell/>
        </table:table-row>
        <table:table-row table:style-name="ro1">
          <table:table-cell office:value-type="string" calcext:value-type="string">
            <text:p>торговал</text:p>
          </table:table-cell>
          <table:table-cell table:formula="of:=[.A503]&amp;&quot; &quot;" office:value-type="string" office:string-value="торговал " calcext:value-type="string">
            <text:p>торговал </text:p>
          </table:table-cell>
          <table:table-cell/>
        </table:table-row>
        <table:table-row table:style-name="ro1">
          <table:table-cell office:value-type="string" calcext:value-type="string">
            <text:p>торопил</text:p>
          </table:table-cell>
          <table:table-cell table:formula="of:=[.A504]&amp;&quot; &quot;" office:value-type="string" office:string-value="торопил " calcext:value-type="string">
            <text:p>торопил </text:p>
          </table:table-cell>
          <table:table-cell/>
        </table:table-row>
        <table:table-row table:style-name="ro1">
          <table:table-cell office:value-type="string" calcext:value-type="string">
            <text:p>требовал</text:p>
          </table:table-cell>
          <table:table-cell table:formula="of:=[.A505]&amp;&quot; &quot;" office:value-type="string" office:string-value="требовал " calcext:value-type="string">
            <text:p>требовал </text:p>
          </table:table-cell>
          <table:table-cell/>
        </table:table-row>
        <table:table-row table:style-name="ro1">
          <table:table-cell office:value-type="string" calcext:value-type="string">
            <text:p>тронул</text:p>
          </table:table-cell>
          <table:table-cell table:formula="of:=[.A506]&amp;&quot; &quot;" office:value-type="string" office:string-value="тронул " calcext:value-type="string">
            <text:p>тронул </text:p>
          </table:table-cell>
          <table:table-cell/>
        </table:table-row>
        <table:table-row table:style-name="ro1">
          <table:table-cell office:value-type="string" calcext:value-type="string">
            <text:p>трудил</text:p>
          </table:table-cell>
          <table:table-cell table:formula="of:=[.A507]&amp;&quot; &quot;" office:value-type="string" office:string-value="трудил " calcext:value-type="string">
            <text:p>трудил </text:p>
          </table:table-cell>
          <table:table-cell/>
        </table:table-row>
        <table:table-row table:style-name="ro1">
          <table:table-cell office:value-type="string" calcext:value-type="string">
            <text:p>тянул</text:p>
          </table:table-cell>
          <table:table-cell table:formula="of:=[.A508]&amp;&quot; &quot;" office:value-type="string" office:string-value="тянул " calcext:value-type="string">
            <text:p>тянул </text:p>
          </table:table-cell>
          <table:table-cell/>
        </table:table-row>
        <table:table-row table:style-name="ro1">
          <table:table-cell office:value-type="string" calcext:value-type="string">
            <text:p>убедил</text:p>
          </table:table-cell>
          <table:table-cell table:formula="of:=[.A509]&amp;&quot; &quot;" office:value-type="string" office:string-value="убедил " calcext:value-type="string">
            <text:p>убедил </text:p>
          </table:table-cell>
          <table:table-cell/>
        </table:table-row>
        <table:table-row table:style-name="ro1">
          <table:table-cell office:value-type="string" calcext:value-type="string">
            <text:p>убежал</text:p>
          </table:table-cell>
          <table:table-cell table:formula="of:=[.A510]&amp;&quot; &quot;" office:value-type="string" office:string-value="убежал " calcext:value-type="string">
            <text:p>убежал </text:p>
          </table:table-cell>
          <table:table-cell/>
        </table:table-row>
        <table:table-row table:style-name="ro1">
          <table:table-cell office:value-type="string" calcext:value-type="string">
            <text:p>убивал</text:p>
          </table:table-cell>
          <table:table-cell table:formula="of:=[.A511]&amp;&quot; &quot;" office:value-type="string" office:string-value="убивал " calcext:value-type="string">
            <text:p>убивал </text:p>
          </table:table-cell>
          <table:table-cell/>
        </table:table-row>
        <table:table-row table:style-name="ro1">
          <table:table-cell office:value-type="string" calcext:value-type="string">
            <text:p>убрал</text:p>
          </table:table-cell>
          <table:table-cell table:formula="of:=[.A512]&amp;&quot; &quot;" office:value-type="string" office:string-value="убрал " calcext:value-type="string">
            <text:p>убрал </text:p>
          </table:table-cell>
          <table:table-cell/>
        </table:table-row>
        <table:table-row table:style-name="ro1">
          <table:table-cell office:value-type="string" calcext:value-type="string">
            <text:p>увеличил</text:p>
          </table:table-cell>
          <table:table-cell table:formula="of:=[.A513]&amp;&quot; &quot;" office:value-type="string" office:string-value="увеличил " calcext:value-type="string">
            <text:p>увеличил </text:p>
          </table:table-cell>
          <table:table-cell/>
        </table:table-row>
        <table:table-row table:style-name="ro1">
          <table:table-cell office:value-type="string" calcext:value-type="string">
            <text:p>угадывал</text:p>
          </table:table-cell>
          <table:table-cell table:formula="of:=[.A514]&amp;&quot; &quot;" office:value-type="string" office:string-value="угадывал " calcext:value-type="string">
            <text:p>угадывал </text:p>
          </table:table-cell>
          <table:table-cell/>
        </table:table-row>
        <table:table-row table:style-name="ro1">
          <table:table-cell office:value-type="string" calcext:value-type="string">
            <text:p>удавал</text:p>
          </table:table-cell>
          <table:table-cell table:formula="of:=[.A515]&amp;&quot; &quot;" office:value-type="string" office:string-value="удавал " calcext:value-type="string">
            <text:p>удавал </text:p>
          </table:table-cell>
          <table:table-cell/>
        </table:table-row>
        <table:table-row table:style-name="ro1">
          <table:table-cell office:value-type="string" calcext:value-type="string">
            <text:p>удал</text:p>
          </table:table-cell>
          <table:table-cell table:formula="of:=[.A516]&amp;&quot; &quot;" office:value-type="string" office:string-value="удал " calcext:value-type="string">
            <text:p>удал </text:p>
          </table:table-cell>
          <table:table-cell/>
        </table:table-row>
        <table:table-row table:style-name="ro1">
          <table:table-cell office:value-type="string" calcext:value-type="string">
            <text:p>удалил</text:p>
          </table:table-cell>
          <table:table-cell table:formula="of:=[.A517]&amp;&quot; &quot;" office:value-type="string" office:string-value="удалил " calcext:value-type="string">
            <text:p>удалил </text:p>
          </table:table-cell>
          <table:table-cell/>
        </table:table-row>
        <table:table-row table:style-name="ro1">
          <table:table-cell office:value-type="string" calcext:value-type="string">
            <text:p>ударил</text:p>
          </table:table-cell>
          <table:table-cell table:formula="of:=[.A518]&amp;&quot; &quot;" office:value-type="string" office:string-value="ударил " calcext:value-type="string">
            <text:p>ударил </text:p>
          </table:table-cell>
          <table:table-cell/>
        </table:table-row>
        <table:table-row table:style-name="ro1">
          <table:table-cell office:value-type="string" calcext:value-type="string">
            <text:p>удержал</text:p>
          </table:table-cell>
          <table:table-cell table:formula="of:=[.A519]&amp;&quot; &quot;" office:value-type="string" office:string-value="удержал " calcext:value-type="string">
            <text:p>удержал </text:p>
          </table:table-cell>
          <table:table-cell/>
        </table:table-row>
        <table:table-row table:style-name="ro1">
          <table:table-cell office:value-type="string" calcext:value-type="string">
            <text:p>удивил</text:p>
          </table:table-cell>
          <table:table-cell table:formula="of:=[.A520]&amp;&quot; &quot;" office:value-type="string" office:string-value="удивил " calcext:value-type="string">
            <text:p>удивил </text:p>
          </table:table-cell>
          <table:table-cell/>
        </table:table-row>
        <table:table-row table:style-name="ro1">
          <table:table-cell office:value-type="string" calcext:value-type="string">
            <text:p>удивлял</text:p>
          </table:table-cell>
          <table:table-cell table:formula="of:=[.A521]&amp;&quot; &quot;" office:value-type="string" office:string-value="удивлял " calcext:value-type="string">
            <text:p>удивлял </text:p>
          </table:table-cell>
          <table:table-cell/>
        </table:table-row>
        <table:table-row table:style-name="ro1">
          <table:table-cell office:value-type="string" calcext:value-type="string">
            <text:p>удосужил</text:p>
          </table:table-cell>
          <table:table-cell table:formula="of:=[.A522]&amp;&quot; &quot;" office:value-type="string" office:string-value="удосужил " calcext:value-type="string">
            <text:p>удосужил </text:p>
          </table:table-cell>
          <table:table-cell/>
        </table:table-row>
        <table:table-row table:style-name="ro1">
          <table:table-cell office:value-type="string" calcext:value-type="string">
            <text:p>узнавал</text:p>
          </table:table-cell>
          <table:table-cell table:formula="of:=[.A523]&amp;&quot; &quot;" office:value-type="string" office:string-value="узнавал " calcext:value-type="string">
            <text:p>узнавал </text:p>
          </table:table-cell>
          <table:table-cell/>
        </table:table-row>
        <table:table-row table:style-name="ro1">
          <table:table-cell office:value-type="string" calcext:value-type="string">
            <text:p>указывал</text:p>
          </table:table-cell>
          <table:table-cell table:formula="of:=[.A524]&amp;&quot; &quot;" office:value-type="string" office:string-value="указывал " calcext:value-type="string">
            <text:p>указывал </text:p>
          </table:table-cell>
          <table:table-cell/>
        </table:table-row>
        <table:table-row table:style-name="ro1">
          <table:table-cell office:value-type="string" calcext:value-type="string">
            <text:p>улыбал</text:p>
          </table:table-cell>
          <table:table-cell table:formula="of:=[.A525]&amp;&quot; &quot;" office:value-type="string" office:string-value="улыбал " calcext:value-type="string">
            <text:p>улыбал </text:p>
          </table:table-cell>
          <table:table-cell/>
        </table:table-row>
        <table:table-row table:style-name="ro1">
          <table:table-cell office:value-type="string" calcext:value-type="string">
            <text:p>улыбнул</text:p>
          </table:table-cell>
          <table:table-cell table:formula="of:=[.A526]&amp;&quot; &quot;" office:value-type="string" office:string-value="улыбнул " calcext:value-type="string">
            <text:p>улыбнул </text:p>
          </table:table-cell>
          <table:table-cell/>
        </table:table-row>
        <table:table-row table:style-name="ro1">
          <table:table-cell office:value-type="string" calcext:value-type="string">
            <text:p>уничтожил</text:p>
          </table:table-cell>
          <table:table-cell table:formula="of:=[.A527]&amp;&quot; &quot;" office:value-type="string" office:string-value="уничтожил " calcext:value-type="string">
            <text:p>уничтожил </text:p>
          </table:table-cell>
          <table:table-cell/>
        </table:table-row>
        <table:table-row table:style-name="ro1">
          <table:table-cell office:value-type="string" calcext:value-type="string">
            <text:p>управлял</text:p>
          </table:table-cell>
          <table:table-cell table:formula="of:=[.A528]&amp;&quot; &quot;" office:value-type="string" office:string-value="управлял " calcext:value-type="string">
            <text:p>управлял </text:p>
          </table:table-cell>
          <table:table-cell/>
        </table:table-row>
        <table:table-row table:style-name="ro1">
          <table:table-cell office:value-type="string" calcext:value-type="string">
            <text:p>усел</text:p>
          </table:table-cell>
          <table:table-cell table:formula="of:=[.A529]&amp;&quot; &quot;" office:value-type="string" office:string-value="усел " calcext:value-type="string">
            <text:p>усел </text:p>
          </table:table-cell>
          <table:table-cell/>
        </table:table-row>
        <table:table-row table:style-name="ro1">
          <table:table-cell office:value-type="string" calcext:value-type="string">
            <text:p>усмехнул</text:p>
          </table:table-cell>
          <table:table-cell table:formula="of:=[.A530]&amp;&quot; &quot;" office:value-type="string" office:string-value="усмехнул " calcext:value-type="string">
            <text:p>усмехнул </text:p>
          </table:table-cell>
          <table:table-cell/>
        </table:table-row>
        <table:table-row table:style-name="ro1">
          <table:table-cell office:value-type="string" calcext:value-type="string">
            <text:p>успокоил</text:p>
          </table:table-cell>
          <table:table-cell table:formula="of:=[.A531]&amp;&quot; &quot;" office:value-type="string" office:string-value="успокоил " calcext:value-type="string">
            <text:p>успокоил </text:p>
          </table:table-cell>
          <table:table-cell/>
        </table:table-row>
        <table:table-row table:style-name="ro1">
          <table:table-cell office:value-type="string" calcext:value-type="string">
            <text:p>уставил</text:p>
          </table:table-cell>
          <table:table-cell table:formula="of:=[.A532]&amp;&quot; &quot;" office:value-type="string" office:string-value="уставил " calcext:value-type="string">
            <text:p>уставил </text:p>
          </table:table-cell>
          <table:table-cell/>
        </table:table-row>
        <table:table-row table:style-name="ro1">
          <table:table-cell office:value-type="string" calcext:value-type="string">
            <text:p>устанавливал</text:p>
          </table:table-cell>
          <table:table-cell table:formula="of:=[.A533]&amp;&quot; &quot;" office:value-type="string" office:string-value="устанавливал " calcext:value-type="string">
            <text:p>устанавливал </text:p>
          </table:table-cell>
          <table:table-cell/>
        </table:table-row>
        <table:table-row table:style-name="ro1">
          <table:table-cell office:value-type="string" calcext:value-type="string">
            <text:p>установил</text:p>
          </table:table-cell>
          <table:table-cell table:formula="of:=[.A534]&amp;&quot; &quot;" office:value-type="string" office:string-value="установил " calcext:value-type="string">
            <text:p>установил </text:p>
          </table:table-cell>
          <table:table-cell/>
        </table:table-row>
        <table:table-row table:style-name="ro1">
          <table:table-cell office:value-type="string" calcext:value-type="string">
            <text:p>устраивал</text:p>
          </table:table-cell>
          <table:table-cell table:formula="of:=[.A535]&amp;&quot; &quot;" office:value-type="string" office:string-value="устраивал " calcext:value-type="string">
            <text:p>устраивал </text:p>
          </table:table-cell>
          <table:table-cell/>
        </table:table-row>
        <table:table-row table:style-name="ro1">
          <table:table-cell office:value-type="string" calcext:value-type="string">
            <text:p>устроил</text:p>
          </table:table-cell>
          <table:table-cell table:formula="of:=[.A536]&amp;&quot; &quot;" office:value-type="string" office:string-value="устроил " calcext:value-type="string">
            <text:p>устроил </text:p>
          </table:table-cell>
          <table:table-cell/>
        </table:table-row>
        <table:table-row table:style-name="ro1">
          <table:table-cell office:value-type="string" calcext:value-type="string">
            <text:p>утвердил</text:p>
          </table:table-cell>
          <table:table-cell table:formula="of:=[.A537]&amp;&quot; &quot;" office:value-type="string" office:string-value="утвердил " calcext:value-type="string">
            <text:p>утвердил </text:p>
          </table:table-cell>
          <table:table-cell/>
        </table:table-row>
        <table:table-row table:style-name="ro1">
          <table:table-cell office:value-type="string" calcext:value-type="string">
            <text:p>утверждал</text:p>
          </table:table-cell>
          <table:table-cell table:formula="of:=[.A538]&amp;&quot; &quot;" office:value-type="string" office:string-value="утверждал " calcext:value-type="string">
            <text:p>утверждал </text:p>
          </table:table-cell>
          <table:table-cell/>
        </table:table-row>
        <table:table-row table:style-name="ro1">
          <table:table-cell office:value-type="string" calcext:value-type="string">
            <text:p>учил</text:p>
          </table:table-cell>
          <table:table-cell table:formula="of:=[.A539]&amp;&quot; &quot;" office:value-type="string" office:string-value="учил " calcext:value-type="string">
            <text:p>учил </text:p>
          </table:table-cell>
          <table:table-cell/>
        </table:table-row>
        <table:table-row table:style-name="ro1">
          <table:table-cell office:value-type="string" calcext:value-type="string">
            <text:p>учитывал</text:p>
          </table:table-cell>
          <table:table-cell table:formula="of:=[.A540]&amp;&quot; &quot;" office:value-type="string" office:string-value="учитывал " calcext:value-type="string">
            <text:p>учитывал </text:p>
          </table:table-cell>
          <table:table-cell/>
        </table:table-row>
        <table:table-row table:style-name="ro1">
          <table:table-cell office:value-type="string" calcext:value-type="string">
            <text:p>формировал</text:p>
          </table:table-cell>
          <table:table-cell table:formula="of:=[.A541]&amp;&quot; &quot;" office:value-type="string" office:string-value="формировал " calcext:value-type="string">
            <text:p>формировал </text:p>
          </table:table-cell>
          <table:table-cell/>
        </table:table-row>
        <table:table-row table:style-name="ro1">
          <table:table-cell office:value-type="string" calcext:value-type="string">
            <text:p>хватал</text:p>
          </table:table-cell>
          <table:table-cell table:formula="of:=[.A542]&amp;&quot; &quot;" office:value-type="string" office:string-value="хватал " calcext:value-type="string">
            <text:p>хватал </text:p>
          </table:table-cell>
          <table:table-cell/>
        </table:table-row>
        <table:table-row table:style-name="ro1">
          <table:table-cell office:value-type="string" calcext:value-type="string">
            <text:p>хватил</text:p>
          </table:table-cell>
          <table:table-cell table:formula="of:=[.A543]&amp;&quot; &quot;" office:value-type="string" office:string-value="хватил " calcext:value-type="string">
            <text:p>хватил </text:p>
          </table:table-cell>
          <table:table-cell/>
        </table:table-row>
        <table:table-row table:style-name="ro1">
          <table:table-cell office:value-type="string" calcext:value-type="string">
            <text:p>хранил</text:p>
          </table:table-cell>
          <table:table-cell table:formula="of:=[.A544]&amp;&quot; &quot;" office:value-type="string" office:string-value="хранил " calcext:value-type="string">
            <text:p>хранил </text:p>
          </table:table-cell>
          <table:table-cell/>
        </table:table-row>
        <table:table-row table:style-name="ro1">
          <table:table-cell office:value-type="string" calcext:value-type="string">
            <text:p>целовал</text:p>
          </table:table-cell>
          <table:table-cell table:formula="of:=[.A545]&amp;&quot; &quot;" office:value-type="string" office:string-value="целовал " calcext:value-type="string">
            <text:p>целовал </text:p>
          </table:table-cell>
          <table:table-cell/>
        </table:table-row>
        <table:table-row table:style-name="ro1">
          <table:table-cell office:value-type="string" calcext:value-type="string">
            <text:p>чувствовал</text:p>
          </table:table-cell>
          <table:table-cell table:formula="of:=[.A546]&amp;&quot; &quot;" office:value-type="string" office:string-value="чувствовал " calcext:value-type="string">
            <text:p>чувствовал </text:p>
          </table:table-cell>
          <table:table-cell/>
        </table:table-row>
        <table:table-row table:style-name="ro1">
          <table:table-cell office:value-type="string" calcext:value-type="string">
            <text:p>чувстовал</text:p>
          </table:table-cell>
          <table:table-cell table:formula="of:=[.A547]&amp;&quot; &quot;" office:value-type="string" office:string-value="чувстовал " calcext:value-type="string">
            <text:p>чувстовал </text:p>
          </table:table-cell>
          <table:table-cell/>
        </table:table-row>
        <table:table-row table:style-name="ro1">
          <table:table-cell office:value-type="string" calcext:value-type="string">
            <text:p>шептал</text:p>
          </table:table-cell>
          <table:table-cell table:formula="of:=[.A548]&amp;&quot; &quot;" office:value-type="string" office:string-value="шептал " calcext:value-type="string">
            <text:p>шептал </text:p>
          </table:table-cell>
          <table:table-cell/>
        </table:table-row>
        <table:table-row table:style-name="ro1">
          <table:table-cell office:value-type="string" calcext:value-type="string">
            <text:p>явил</text:p>
          </table:table-cell>
          <table:table-cell table:formula="of:=[.A549]&amp;&quot; &quot;" office:value-type="string" office:string-value="явил " calcext:value-type="string">
            <text:p>явил </text:p>
          </table:table-cell>
          <table:table-cell/>
        </table:table-row>
        <table:table-row table:style-name="ro1">
          <table:table-cell/>
          <table:table-cell table:formula="of:=[.A550]&amp;&quot; &quot;" office:value-type="string" office:string-value=" " calcext:value-type="string">
            <text:p><text:s/></text:p>
          </table:table-cell>
          <table:table-cell/>
        </table:table-row>
        <table:table-row table:style-name="ro1">
          <table:table-cell/>
          <table:table-cell table:formula="of:=[.A551]&amp;&quot; &quot;" office:value-type="string" office:string-value=" " calcext:value-type="string">
            <text:p><text:s/></text:p>
          </table:table-cell>
          <table:table-cell/>
        </table:table-row>
        <table:table-row table:style-name="ro1">
          <table:table-cell/>
          <table:table-cell table:formula="of:=[.A552]&amp;&quot; &quot;" office:value-type="string" office:string-value=" " calcext:value-type="string">
            <text:p><text:s/></text:p>
          </table:table-cell>
          <table:table-cell/>
        </table:table-row>
        <table:table-row table:style-name="ro1">
          <table:table-cell/>
          <table:table-cell table:formula="of:=[.A553]&amp;&quot; &quot;" office:value-type="string" office:string-value=" " calcext:value-type="string">
            <text:p><text:s/></text:p>
          </table:table-cell>
          <table:table-cell/>
        </table:table-row>
        <table:table-row table:style-name="ro1">
          <table:table-cell/>
          <table:table-cell table:formula="of:=[.A554]&amp;&quot; &quot;" office:value-type="string" office:string-value=" " calcext:value-type="string">
            <text:p><text:s/></text:p>
          </table:table-cell>
          <table:table-cell/>
        </table:table-row>
        <table:table-row table:style-name="ro1">
          <table:table-cell/>
          <table:table-cell table:formula="of:=[.A555]&amp;&quot; &quot;" office:value-type="string" office:string-value=" " calcext:value-type="string">
            <text:p><text:s/></text:p>
          </table:table-cell>
          <table:table-cell/>
        </table:table-row>
        <table:table-row table:style-name="ro1">
          <table:table-cell/>
          <table:table-cell table:formula="of:=[.A556]&amp;&quot; &quot;" office:value-type="string" office:string-value=" " calcext:value-type="string">
            <text:p><text:s/></text:p>
          </table:table-cell>
          <table:table-cell/>
        </table:table-row>
        <table:table-row table:style-name="ro1">
          <table:table-cell/>
          <table:table-cell table:formula="of:=[.A557]&amp;&quot; &quot;" office:value-type="string" office:string-value=" " calcext:value-type="string">
            <text:p><text:s/></text:p>
          </table:table-cell>
          <table:table-cell/>
        </table:table-row>
        <table:table-row table:style-name="ro1">
          <table:table-cell/>
          <table:table-cell table:formula="of:=[.A558]&amp;&quot; &quot;" office:value-type="string" office:string-value=" " calcext:value-type="string">
            <text:p><text:s/></text:p>
          </table:table-cell>
          <table:table-cell/>
        </table:table-row>
        <table:table-row table:style-name="ro1">
          <table:table-cell/>
          <table:table-cell table:formula="of:=[.A559]&amp;&quot; &quot;" office:value-type="string" office:string-value=" " calcext:value-type="string">
            <text:p><text:s/></text:p>
          </table:table-cell>
          <table:table-cell/>
        </table:table-row>
        <table:table-row table:style-name="ro1">
          <table:table-cell/>
          <table:table-cell table:formula="of:=[.A560]&amp;&quot; &quot;" office:value-type="string" office:string-value=" " calcext:value-type="string">
            <text:p><text:s/></text:p>
          </table:table-cell>
          <table:table-cell/>
        </table:table-row>
        <table:table-row table:style-name="ro1">
          <table:table-cell/>
          <table:table-cell table:formula="of:=[.A561]&amp;&quot; &quot;" office:value-type="string" office:string-value=" " calcext:value-type="string">
            <text:p><text:s/></text:p>
          </table:table-cell>
          <table:table-cell/>
        </table:table-row>
        <table:table-row table:style-name="ro1">
          <table:table-cell/>
          <table:table-cell table:formula="of:=[.A562]&amp;&quot; &quot;" office:value-type="string" office:string-value=" " calcext:value-type="string">
            <text:p><text:s/></text:p>
          </table:table-cell>
          <table:table-cell/>
        </table:table-row>
        <table:table-row table:style-name="ro1">
          <table:table-cell/>
          <table:table-cell table:formula="of:=[.A563]&amp;&quot; &quot;" office:value-type="string" office:string-value=" " calcext:value-type="string">
            <text:p><text:s/></text:p>
          </table:table-cell>
          <table:table-cell/>
        </table:table-row>
        <table:table-row table:style-name="ro1">
          <table:table-cell/>
          <table:table-cell table:formula="of:=[.A564]&amp;&quot; &quot;" office:value-type="string" office:string-value=" " calcext:value-type="string">
            <text:p><text:s/></text:p>
          </table:table-cell>
          <table:table-cell/>
        </table:table-row>
        <table:table-row table:style-name="ro1">
          <table:table-cell/>
          <table:table-cell table:formula="of:=[.A565]&amp;&quot; &quot;" office:value-type="string" office:string-value=" " calcext:value-type="string">
            <text:p><text:s/></text:p>
          </table:table-cell>
          <table:table-cell/>
        </table:table-row>
        <table:table-row table:style-name="ro1">
          <table:table-cell/>
          <table:table-cell table:formula="of:=[.A566]&amp;&quot; &quot;" office:value-type="string" office:string-value=" " calcext:value-type="string">
            <text:p><text:s/></text:p>
          </table:table-cell>
          <table:table-cell/>
        </table:table-row>
        <table:table-row table:style-name="ro1">
          <table:table-cell/>
          <table:table-cell table:formula="of:=[.A567]&amp;&quot; &quot;" office:value-type="string" office:string-value=" " calcext:value-type="string">
            <text:p><text:s/></text:p>
          </table:table-cell>
          <table:table-cell/>
        </table:table-row>
        <table:table-row table:style-name="ro1">
          <table:table-cell/>
          <table:table-cell table:formula="of:=[.A568]&amp;&quot; &quot;" office:value-type="string" office:string-value=" " calcext:value-type="string">
            <text:p><text:s/></text:p>
          </table:table-cell>
          <table:table-cell/>
        </table:table-row>
        <table:table-row table:style-name="ro1">
          <table:table-cell/>
          <table:table-cell table:formula="of:=[.A569]&amp;&quot; &quot;" office:value-type="string" office:string-value=" " calcext:value-type="string">
            <text:p><text:s/></text:p>
          </table:table-cell>
          <table:table-cell/>
        </table:table-row>
        <table:table-row table:style-name="ro1">
          <table:table-cell/>
          <table:table-cell table:formula="of:=[.A570]&amp;&quot; &quot;" office:value-type="string" office:string-value=" " calcext:value-type="string">
            <text:p><text:s/></text:p>
          </table:table-cell>
          <table:table-cell/>
        </table:table-row>
        <table:table-row table:style-name="ro1">
          <table:table-cell/>
          <table:table-cell table:formula="of:=[.A571]&amp;&quot; &quot;" office:value-type="string" office:string-value=" " calcext:value-type="string">
            <text:p><text:s/></text:p>
          </table:table-cell>
          <table:table-cell/>
        </table:table-row>
        <table:table-row table:style-name="ro1">
          <table:table-cell/>
          <table:table-cell table:formula="of:=[.A572]&amp;&quot; &quot;" office:value-type="string" office:string-value=" " calcext:value-type="string">
            <text:p><text:s/></text:p>
          </table:table-cell>
          <table:table-cell/>
        </table:table-row>
        <table:table-row table:style-name="ro1">
          <table:table-cell/>
          <table:table-cell table:formula="of:=[.A573]&amp;&quot; &quot;" office:value-type="string" office:string-value=" " calcext:value-type="string">
            <text:p><text:s/></text:p>
          </table:table-cell>
          <table:table-cell/>
        </table:table-row>
        <table:table-row table:style-name="ro1">
          <table:table-cell/>
          <table:table-cell table:formula="of:=[.A574]&amp;&quot; &quot;" office:value-type="string" office:string-value=" " calcext:value-type="string">
            <text:p><text:s/></text:p>
          </table:table-cell>
          <table:table-cell/>
        </table:table-row>
        <table:table-row table:style-name="ro1">
          <table:table-cell/>
          <table:table-cell table:formula="of:=[.A575]&amp;&quot; &quot;" office:value-type="string" office:string-value=" " calcext:value-type="string">
            <text:p><text:s/></text:p>
          </table:table-cell>
          <table:table-cell/>
        </table:table-row>
        <table:table-row table:style-name="ro1">
          <table:table-cell/>
          <table:table-cell table:formula="of:=[.A576]&amp;&quot; &quot;" office:value-type="string" office:string-value=" " calcext:value-type="string">
            <text:p><text:s/></text:p>
          </table:table-cell>
          <table:table-cell/>
        </table:table-row>
        <table:table-row table:style-name="ro1">
          <table:table-cell/>
          <table:table-cell table:formula="of:=[.A577]&amp;&quot; &quot;" office:value-type="string" office:string-value=" " calcext:value-type="string">
            <text:p><text:s/></text:p>
          </table:table-cell>
          <table:table-cell/>
        </table:table-row>
        <table:table-row table:style-name="ro1">
          <table:table-cell/>
          <table:table-cell table:formula="of:=[.A578]&amp;&quot; &quot;" office:value-type="string" office:string-value=" " calcext:value-type="string">
            <text:p><text:s/></text:p>
          </table:table-cell>
          <table:table-cell/>
        </table:table-row>
        <table:table-row table:style-name="ro1">
          <table:table-cell/>
          <table:table-cell table:formula="of:=[.A579]&amp;&quot; &quot;" office:value-type="string" office:string-value=" " calcext:value-type="string">
            <text:p><text:s/></text:p>
          </table:table-cell>
          <table:table-cell/>
        </table:table-row>
        <table:table-row table:style-name="ro1">
          <table:table-cell/>
          <table:table-cell table:formula="of:=[.A580]&amp;&quot; &quot;" office:value-type="string" office:string-value=" " calcext:value-type="string">
            <text:p><text:s/></text:p>
          </table:table-cell>
          <table:table-cell/>
        </table:table-row>
        <table:table-row table:style-name="ro1">
          <table:table-cell/>
          <table:table-cell table:formula="of:=[.A581]&amp;&quot; &quot;" office:value-type="string" office:string-value=" " calcext:value-type="string">
            <text:p><text:s/></text:p>
          </table:table-cell>
          <table:table-cell/>
        </table:table-row>
        <table:table-row table:style-name="ro1">
          <table:table-cell/>
          <table:table-cell table:formula="of:=[.A582]&amp;&quot; &quot;" office:value-type="string" office:string-value=" " calcext:value-type="string">
            <text:p><text:s/></text:p>
          </table:table-cell>
          <table:table-cell/>
        </table:table-row>
        <table:table-row table:style-name="ro1">
          <table:table-cell/>
          <table:table-cell table:formula="of:=[.A583]&amp;&quot; &quot;" office:value-type="string" office:string-value=" " calcext:value-type="string">
            <text:p><text:s/></text:p>
          </table:table-cell>
          <table:table-cell/>
        </table:table-row>
        <table:table-row table:style-name="ro1">
          <table:table-cell/>
          <table:table-cell table:formula="of:=[.A584]&amp;&quot; &quot;" office:value-type="string" office:string-value=" " calcext:value-type="string">
            <text:p><text:s/></text:p>
          </table:table-cell>
          <table:table-cell/>
        </table:table-row>
        <table:table-row table:style-name="ro1">
          <table:table-cell/>
          <table:table-cell table:formula="of:=[.A585]&amp;&quot; &quot;" office:value-type="string" office:string-value=" " calcext:value-type="string">
            <text:p><text:s/></text:p>
          </table:table-cell>
          <table:table-cell/>
        </table:table-row>
        <table:table-row table:style-name="ro1">
          <table:table-cell/>
          <table:table-cell table:formula="of:=[.A586]&amp;&quot; &quot;" office:value-type="string" office:string-value=" " calcext:value-type="string">
            <text:p><text:s/></text:p>
          </table:table-cell>
          <table:table-cell/>
        </table:table-row>
        <table:table-row table:style-name="ro1">
          <table:table-cell/>
          <table:table-cell table:formula="of:=[.A587]&amp;&quot; &quot;" office:value-type="string" office:string-value=" " calcext:value-type="string">
            <text:p><text:s/></text:p>
          </table:table-cell>
          <table:table-cell/>
        </table:table-row>
        <table:table-row table:style-name="ro1">
          <table:table-cell/>
          <table:table-cell table:formula="of:=[.A588]&amp;&quot; &quot;" office:value-type="string" office:string-value=" " calcext:value-type="string">
            <text:p><text:s/></text:p>
          </table:table-cell>
          <table:table-cell/>
        </table:table-row>
        <table:table-row table:style-name="ro1">
          <table:table-cell/>
          <table:table-cell table:formula="of:=[.A589]&amp;&quot; &quot;" office:value-type="string" office:string-value=" " calcext:value-type="string">
            <text:p><text:s/></text:p>
          </table:table-cell>
          <table:table-cell/>
        </table:table-row>
        <table:table-row table:style-name="ro1">
          <table:table-cell/>
          <table:table-cell table:formula="of:=[.A590]&amp;&quot; &quot;" office:value-type="string" office:string-value=" " calcext:value-type="string">
            <text:p><text:s/></text:p>
          </table:table-cell>
          <table:table-cell/>
        </table:table-row>
        <table:table-row table:style-name="ro1">
          <table:table-cell/>
          <table:table-cell table:formula="of:=[.A591]&amp;&quot; &quot;" office:value-type="string" office:string-value=" " calcext:value-type="string">
            <text:p><text:s/></text:p>
          </table:table-cell>
          <table:table-cell/>
        </table:table-row>
        <table:table-row table:style-name="ro1">
          <table:table-cell/>
          <table:table-cell table:formula="of:=[.A592]&amp;&quot; &quot;" office:value-type="string" office:string-value=" " calcext:value-type="string">
            <text:p><text:s/></text:p>
          </table:table-cell>
          <table:table-cell/>
        </table:table-row>
        <table:table-row table:style-name="ro1">
          <table:table-cell/>
          <table:table-cell table:formula="of:=[.A593]&amp;&quot; &quot;" office:value-type="string" office:string-value=" " calcext:value-type="string">
            <text:p><text:s/></text:p>
          </table:table-cell>
          <table:table-cell/>
        </table:table-row>
        <table:table-row table:style-name="ro1">
          <table:table-cell/>
          <table:table-cell table:formula="of:=[.A594]&amp;&quot; &quot;" office:value-type="string" office:string-value=" " calcext:value-type="string">
            <text:p><text:s/></text:p>
          </table:table-cell>
          <table:table-cell/>
        </table:table-row>
        <table:table-row table:style-name="ro1">
          <table:table-cell/>
          <table:table-cell table:formula="of:=[.A595]&amp;&quot; &quot;" office:value-type="string" office:string-value=" " calcext:value-type="string">
            <text:p><text:s/></text:p>
          </table:table-cell>
          <table:table-cell/>
        </table:table-row>
        <table:table-row table:style-name="ro1">
          <table:table-cell/>
          <table:table-cell table:formula="of:=[.A596]&amp;&quot; &quot;" office:value-type="string" office:string-value=" " calcext:value-type="string">
            <text:p><text:s/></text:p>
          </table:table-cell>
          <table:table-cell/>
        </table:table-row>
        <table:table-row table:style-name="ro1">
          <table:table-cell/>
          <table:table-cell table:formula="of:=[.A597]&amp;&quot; &quot;" office:value-type="string" office:string-value=" " calcext:value-type="string">
            <text:p><text:s/></text:p>
          </table:table-cell>
          <table:table-cell/>
        </table:table-row>
        <table:table-row table:style-name="ro1">
          <table:table-cell/>
          <table:table-cell table:formula="of:=[.A598]&amp;&quot; &quot;" office:value-type="string" office:string-value=" " calcext:value-type="string">
            <text:p><text:s/></text:p>
          </table:table-cell>
          <table:table-cell/>
        </table:table-row>
        <table:table-row table:style-name="ro1">
          <table:table-cell/>
          <table:table-cell table:formula="of:=[.A599]&amp;&quot; &quot;" office:value-type="string" office:string-value=" " calcext:value-type="string">
            <text:p><text:s/></text:p>
          </table:table-cell>
          <table:table-cell/>
        </table:table-row>
        <table:table-row table:style-name="ro1">
          <table:table-cell/>
          <table:table-cell table:formula="of:=[.A600]&amp;&quot; &quot;" office:value-type="string" office:string-value=" " calcext:value-type="string">
            <text:p><text:s/></text:p>
          </table:table-cell>
          <table:table-cell/>
        </table:table-row>
        <table:table-row table:style-name="ro1">
          <table:table-cell/>
          <table:table-cell table:formula="of:=[.A601]&amp;&quot; &quot;" office:value-type="string" office:string-value=" " calcext:value-type="string">
            <text:p><text:s/></text:p>
          </table:table-cell>
          <table:table-cell/>
        </table:table-row>
        <table:table-row table:style-name="ro1">
          <table:table-cell/>
          <table:table-cell table:formula="of:=[.A602]&amp;&quot; &quot;" office:value-type="string" office:string-value=" " calcext:value-type="string">
            <text:p><text:s/></text:p>
          </table:table-cell>
          <table:table-cell/>
        </table:table-row>
        <table:table-row table:style-name="ro1">
          <table:table-cell/>
          <table:table-cell table:formula="of:=[.A603]&amp;&quot; &quot;" office:value-type="string" office:string-value=" " calcext:value-type="string">
            <text:p><text:s/></text:p>
          </table:table-cell>
          <table:table-cell/>
        </table:table-row>
        <table:table-row table:style-name="ro1">
          <table:table-cell/>
          <table:table-cell table:formula="of:=[.A604]&amp;&quot; &quot;" office:value-type="string" office:string-value=" " calcext:value-type="string">
            <text:p><text:s/></text:p>
          </table:table-cell>
          <table:table-cell/>
        </table:table-row>
        <table:table-row table:style-name="ro1">
          <table:table-cell/>
          <table:table-cell table:formula="of:=[.A605]&amp;&quot; &quot;" office:value-type="string" office:string-value=" " calcext:value-type="string">
            <text:p><text:s/></text:p>
          </table:table-cell>
          <table:table-cell/>
        </table:table-row>
        <table:table-row table:style-name="ro1">
          <table:table-cell/>
          <table:table-cell table:formula="of:=[.A606]&amp;&quot; &quot;" office:value-type="string" office:string-value=" " calcext:value-type="string">
            <text:p><text:s/></text:p>
          </table:table-cell>
          <table:table-cell/>
        </table:table-row>
        <table:table-row table:style-name="ro1">
          <table:table-cell/>
          <table:table-cell table:formula="of:=[.A607]&amp;&quot; &quot;" office:value-type="string" office:string-value=" " calcext:value-type="string">
            <text:p><text:s/></text:p>
          </table:table-cell>
          <table:table-cell/>
        </table:table-row>
        <table:table-row table:style-name="ro1">
          <table:table-cell/>
          <table:table-cell table:formula="of:=[.A608]&amp;&quot; &quot;" office:value-type="string" office:string-value=" " calcext:value-type="string">
            <text:p><text:s/></text:p>
          </table:table-cell>
          <table:table-cell/>
        </table:table-row>
        <table:table-row table:style-name="ro1">
          <table:table-cell/>
          <table:table-cell table:formula="of:=[.A609]&amp;&quot; &quot;" office:value-type="string" office:string-value=" " calcext:value-type="string">
            <text:p><text:s/></text:p>
          </table:table-cell>
          <table:table-cell/>
        </table:table-row>
        <table:table-row table:style-name="ro1">
          <table:table-cell/>
          <table:table-cell table:formula="of:=[.A610]&amp;&quot; &quot;" office:value-type="string" office:string-value=" " calcext:value-type="string">
            <text:p><text:s/></text:p>
          </table:table-cell>
          <table:table-cell/>
        </table:table-row>
        <table:table-row table:style-name="ro1">
          <table:table-cell/>
          <table:table-cell table:formula="of:=[.A611]&amp;&quot; &quot;" office:value-type="string" office:string-value=" " calcext:value-type="string">
            <text:p><text:s/></text:p>
          </table:table-cell>
          <table:table-cell/>
        </table:table-row>
        <table:table-row table:style-name="ro1">
          <table:table-cell/>
          <table:table-cell table:formula="of:=[.A612]&amp;&quot; &quot;" office:value-type="string" office:string-value=" " calcext:value-type="string">
            <text:p><text:s/></text:p>
          </table:table-cell>
          <table:table-cell/>
        </table:table-row>
        <table:table-row table:style-name="ro1">
          <table:table-cell/>
          <table:table-cell table:formula="of:=[.A613]&amp;&quot; &quot;" office:value-type="string" office:string-value=" " calcext:value-type="string">
            <text:p><text:s/></text:p>
          </table:table-cell>
          <table:table-cell/>
        </table:table-row>
        <table:table-row table:style-name="ro1">
          <table:table-cell/>
          <table:table-cell table:formula="of:=[.A614]&amp;&quot; &quot;" office:value-type="string" office:string-value=" " calcext:value-type="string">
            <text:p><text:s/></text:p>
          </table:table-cell>
          <table:table-cell/>
        </table:table-row>
        <table:table-row table:style-name="ro1">
          <table:table-cell/>
          <table:table-cell table:formula="of:=[.A615]&amp;&quot; &quot;" office:value-type="string" office:string-value=" " calcext:value-type="string">
            <text:p><text:s/></text:p>
          </table:table-cell>
          <table:table-cell/>
        </table:table-row>
        <table:table-row table:style-name="ro1">
          <table:table-cell/>
          <table:table-cell table:formula="of:=[.A616]&amp;&quot; &quot;" office:value-type="string" office:string-value=" " calcext:value-type="string">
            <text:p><text:s/></text:p>
          </table:table-cell>
          <table:table-cell/>
        </table:table-row>
        <table:table-row table:style-name="ro1">
          <table:table-cell/>
          <table:table-cell table:formula="of:=[.A617]&amp;&quot; &quot;" office:value-type="string" office:string-value=" " calcext:value-type="string">
            <text:p><text:s/></text:p>
          </table:table-cell>
          <table:table-cell/>
        </table:table-row>
        <table:table-row table:style-name="ro1">
          <table:table-cell/>
          <table:table-cell table:formula="of:=[.A618]&amp;&quot; &quot;" office:value-type="string" office:string-value=" " calcext:value-type="string">
            <text:p><text:s/></text:p>
          </table:table-cell>
          <table:table-cell/>
        </table:table-row>
        <table:table-row table:style-name="ro1">
          <table:table-cell/>
          <table:table-cell table:formula="of:=[.A619]&amp;&quot; &quot;" office:value-type="string" office:string-value=" " calcext:value-type="string">
            <text:p><text:s/></text:p>
          </table:table-cell>
          <table:table-cell/>
        </table:table-row>
        <table:table-row table:style-name="ro1">
          <table:table-cell/>
          <table:table-cell table:formula="of:=[.A620]&amp;&quot; &quot;" office:value-type="string" office:string-value=" " calcext:value-type="string">
            <text:p><text:s/></text:p>
          </table:table-cell>
          <table:table-cell/>
        </table:table-row>
        <table:table-row table:style-name="ro1">
          <table:table-cell/>
          <table:table-cell table:formula="of:=[.A621]&amp;&quot; &quot;" office:value-type="string" office:string-value=" " calcext:value-type="string">
            <text:p><text:s/></text:p>
          </table:table-cell>
          <table:table-cell/>
        </table:table-row>
        <table:table-row table:style-name="ro1">
          <table:table-cell/>
          <table:table-cell table:formula="of:=[.A622]&amp;&quot; &quot;" office:value-type="string" office:string-value=" " calcext:value-type="string">
            <text:p><text:s/></text:p>
          </table:table-cell>
          <table:table-cell/>
        </table:table-row>
        <table:table-row table:style-name="ro1">
          <table:table-cell/>
          <table:table-cell table:formula="of:=[.A623]&amp;&quot; &quot;" office:value-type="string" office:string-value=" " calcext:value-type="string">
            <text:p><text:s/></text:p>
          </table:table-cell>
          <table:table-cell/>
        </table:table-row>
        <table:table-row table:style-name="ro1">
          <table:table-cell/>
          <table:table-cell table:formula="of:=[.A624]&amp;&quot; &quot;" office:value-type="string" office:string-value=" " calcext:value-type="string">
            <text:p><text:s/></text:p>
          </table:table-cell>
          <table:table-cell/>
        </table:table-row>
        <table:table-row table:style-name="ro1">
          <table:table-cell/>
          <table:table-cell table:formula="of:=[.A625]&amp;&quot; &quot;" office:value-type="string" office:string-value=" " calcext:value-type="string">
            <text:p><text:s/></text:p>
          </table:table-cell>
          <table:table-cell/>
        </table:table-row>
        <table:table-row table:style-name="ro1">
          <table:table-cell/>
          <table:table-cell table:formula="of:=[.A626]&amp;&quot; &quot;" office:value-type="string" office:string-value=" " calcext:value-type="string">
            <text:p><text:s/></text:p>
          </table:table-cell>
          <table:table-cell/>
        </table:table-row>
        <table:table-row table:style-name="ro1">
          <table:table-cell/>
          <table:table-cell table:formula="of:=[.A627]&amp;&quot; &quot;" office:value-type="string" office:string-value=" " calcext:value-type="string">
            <text:p><text:s/></text:p>
          </table:table-cell>
          <table:table-cell/>
        </table:table-row>
        <table:table-row table:style-name="ro1">
          <table:table-cell/>
          <table:table-cell table:formula="of:=[.A628]&amp;&quot; &quot;" office:value-type="string" office:string-value=" " calcext:value-type="string">
            <text:p><text:s/></text:p>
          </table:table-cell>
          <table:table-cell/>
        </table:table-row>
        <table:table-row table:style-name="ro1">
          <table:table-cell/>
          <table:table-cell table:formula="of:=[.A629]&amp;&quot; &quot;" office:value-type="string" office:string-value=" " calcext:value-type="string">
            <text:p><text:s/></text:p>
          </table:table-cell>
          <table:table-cell/>
        </table:table-row>
        <table:table-row table:style-name="ro1">
          <table:table-cell/>
          <table:table-cell table:formula="of:=[.A630]&amp;&quot; &quot;" office:value-type="string" office:string-value=" " calcext:value-type="string">
            <text:p><text:s/></text:p>
          </table:table-cell>
          <table:table-cell/>
        </table:table-row>
        <table:table-row table:style-name="ro1">
          <table:table-cell/>
          <table:table-cell table:formula="of:=[.A631]&amp;&quot; &quot;" office:value-type="string" office:string-value=" " calcext:value-type="string">
            <text:p><text:s/></text:p>
          </table:table-cell>
          <table:table-cell/>
        </table:table-row>
        <table:table-row table:style-name="ro1">
          <table:table-cell/>
          <table:table-cell table:formula="of:=[.A632]&amp;&quot; &quot;" office:value-type="string" office:string-value=" " calcext:value-type="string">
            <text:p><text:s/></text:p>
          </table:table-cell>
          <table:table-cell/>
        </table:table-row>
        <table:table-row table:style-name="ro1">
          <table:table-cell/>
          <table:table-cell table:formula="of:=[.A633]&amp;&quot; &quot;" office:value-type="string" office:string-value=" " calcext:value-type="string">
            <text:p><text:s/></text:p>
          </table:table-cell>
          <table:table-cell/>
        </table:table-row>
        <table:table-row table:style-name="ro1">
          <table:table-cell/>
          <table:table-cell table:formula="of:=[.A634]&amp;&quot; &quot;" office:value-type="string" office:string-value=" " calcext:value-type="string">
            <text:p><text:s/></text:p>
          </table:table-cell>
          <table:table-cell/>
        </table:table-row>
        <table:table-row table:style-name="ro1">
          <table:table-cell/>
          <table:table-cell table:formula="of:=[.A635]&amp;&quot; &quot;" office:value-type="string" office:string-value=" " calcext:value-type="string">
            <text:p><text:s/></text:p>
          </table:table-cell>
          <table:table-cell/>
        </table:table-row>
        <table:table-row table:style-name="ro1">
          <table:table-cell/>
          <table:table-cell table:formula="of:=[.A636]&amp;&quot; &quot;" office:value-type="string" office:string-value=" " calcext:value-type="string">
            <text:p><text:s/></text:p>
          </table:table-cell>
          <table:table-cell/>
        </table:table-row>
        <table:table-row table:style-name="ro1">
          <table:table-cell/>
          <table:table-cell table:formula="of:=[.A637]&amp;&quot; &quot;" office:value-type="string" office:string-value=" " calcext:value-type="string">
            <text:p><text:s/></text:p>
          </table:table-cell>
          <table:table-cell/>
        </table:table-row>
        <table:table-row table:style-name="ro1">
          <table:table-cell/>
          <table:table-cell table:formula="of:=[.A638]&amp;&quot; &quot;" office:value-type="string" office:string-value=" " calcext:value-type="string">
            <text:p><text:s/></text:p>
          </table:table-cell>
          <table:table-cell/>
        </table:table-row>
        <table:table-row table:style-name="ro1">
          <table:table-cell/>
          <table:table-cell table:formula="of:=[.A639]&amp;&quot; &quot;" office:value-type="string" office:string-value=" " calcext:value-type="string">
            <text:p><text:s/></text:p>
          </table:table-cell>
          <table:table-cell/>
        </table:table-row>
        <table:table-row table:style-name="ro1">
          <table:table-cell/>
          <table:table-cell table:formula="of:=[.A640]&amp;&quot; &quot;" office:value-type="string" office:string-value=" " calcext:value-type="string">
            <text:p><text:s/></text:p>
          </table:table-cell>
          <table:table-cell/>
        </table:table-row>
        <table:table-row table:style-name="ro1">
          <table:table-cell/>
          <table:table-cell table:formula="of:=[.A641]&amp;&quot; &quot;" office:value-type="string" office:string-value=" " calcext:value-type="string">
            <text:p><text:s/></text:p>
          </table:table-cell>
          <table:table-cell/>
        </table:table-row>
        <table:table-row table:style-name="ro1">
          <table:table-cell/>
          <table:table-cell table:formula="of:=[.A642]&amp;&quot; &quot;" office:value-type="string" office:string-value=" " calcext:value-type="string">
            <text:p><text:s/></text:p>
          </table:table-cell>
          <table:table-cell/>
        </table:table-row>
        <table:table-row table:style-name="ro1">
          <table:table-cell/>
          <table:table-cell table:formula="of:=[.A643]&amp;&quot; &quot;" office:value-type="string" office:string-value=" " calcext:value-type="string">
            <text:p><text:s/></text:p>
          </table:table-cell>
          <table:table-cell/>
        </table:table-row>
        <table:table-row table:style-name="ro1">
          <table:table-cell/>
          <table:table-cell table:formula="of:=[.A644]&amp;&quot; &quot;" office:value-type="string" office:string-value=" " calcext:value-type="string">
            <text:p><text:s/></text:p>
          </table:table-cell>
          <table:table-cell/>
        </table:table-row>
        <table:table-row table:style-name="ro1">
          <table:table-cell/>
          <table:table-cell table:formula="of:=[.A645]&amp;&quot; &quot;" office:value-type="string" office:string-value=" " calcext:value-type="string">
            <text:p><text:s/></text:p>
          </table:table-cell>
          <table:table-cell/>
        </table:table-row>
        <table:table-row table:style-name="ro1">
          <table:table-cell/>
          <table:table-cell table:formula="of:=[.A646]&amp;&quot; &quot;" office:value-type="string" office:string-value=" " calcext:value-type="string">
            <text:p><text:s/></text:p>
          </table:table-cell>
          <table:table-cell/>
        </table:table-row>
        <table:table-row table:style-name="ro1">
          <table:table-cell/>
          <table:table-cell table:formula="of:=[.A647]&amp;&quot; &quot;" office:value-type="string" office:string-value=" " calcext:value-type="string">
            <text:p><text:s/></text:p>
          </table:table-cell>
          <table:table-cell/>
        </table:table-row>
        <table:table-row table:style-name="ro1">
          <table:table-cell/>
          <table:table-cell table:formula="of:=[.A648]&amp;&quot; &quot;" office:value-type="string" office:string-value=" " calcext:value-type="string">
            <text:p><text:s/></text:p>
          </table:table-cell>
          <table:table-cell/>
        </table:table-row>
        <table:table-row table:style-name="ro1">
          <table:table-cell/>
          <table:table-cell table:formula="of:=[.A649]&amp;&quot; &quot;" office:value-type="string" office:string-value=" " calcext:value-type="string">
            <text:p><text:s/></text:p>
          </table:table-cell>
          <table:table-cell/>
        </table:table-row>
        <table:table-row table:style-name="ro1">
          <table:table-cell/>
          <table:table-cell table:formula="of:=[.A650]&amp;&quot; &quot;" office:value-type="string" office:string-value=" " calcext:value-type="string">
            <text:p><text:s/></text:p>
          </table:table-cell>
          <table:table-cell/>
        </table:table-row>
        <table:table-row table:style-name="ro1">
          <table:table-cell/>
          <table:table-cell table:formula="of:=[.A651]&amp;&quot; &quot;" office:value-type="string" office:string-value=" " calcext:value-type="string">
            <text:p><text:s/></text:p>
          </table:table-cell>
          <table:table-cell/>
        </table:table-row>
        <table:table-row table:style-name="ro1">
          <table:table-cell/>
          <table:table-cell table:formula="of:=[.A652]&amp;&quot; &quot;" office:value-type="string" office:string-value=" " calcext:value-type="string">
            <text:p><text:s/></text:p>
          </table:table-cell>
          <table:table-cell/>
        </table:table-row>
        <table:table-row table:style-name="ro1">
          <table:table-cell/>
          <table:table-cell table:formula="of:=[.A653]&amp;&quot; &quot;" office:value-type="string" office:string-value=" " calcext:value-type="string">
            <text:p><text:s/></text:p>
          </table:table-cell>
          <table:table-cell/>
        </table:table-row>
        <table:table-row table:style-name="ro1">
          <table:table-cell/>
          <table:table-cell table:formula="of:=[.A654]&amp;&quot; &quot;" office:value-type="string" office:string-value=" " calcext:value-type="string">
            <text:p><text:s/></text:p>
          </table:table-cell>
          <table:table-cell/>
        </table:table-row>
        <table:table-row table:style-name="ro1">
          <table:table-cell/>
          <table:table-cell table:formula="of:=[.A655]&amp;&quot; &quot;" office:value-type="string" office:string-value=" " calcext:value-type="string">
            <text:p><text:s/></text:p>
          </table:table-cell>
          <table:table-cell/>
        </table:table-row>
        <table:table-row table:style-name="ro1">
          <table:table-cell/>
          <table:table-cell table:formula="of:=[.A656]&amp;&quot; &quot;" office:value-type="string" office:string-value=" " calcext:value-type="string">
            <text:p><text:s/></text:p>
          </table:table-cell>
          <table:table-cell/>
        </table:table-row>
        <table:table-row table:style-name="ro1">
          <table:table-cell/>
          <table:table-cell table:formula="of:=[.A657]&amp;&quot; &quot;" office:value-type="string" office:string-value=" " calcext:value-type="string">
            <text:p><text:s/></text:p>
          </table:table-cell>
          <table:table-cell/>
        </table:table-row>
        <table:table-row table:style-name="ro1">
          <table:table-cell/>
          <table:table-cell table:formula="of:=[.A658]&amp;&quot; &quot;" office:value-type="string" office:string-value=" " calcext:value-type="string">
            <text:p><text:s/></text:p>
          </table:table-cell>
          <table:table-cell/>
        </table:table-row>
        <table:table-row table:style-name="ro1">
          <table:table-cell/>
          <table:table-cell table:formula="of:=[.A659]&amp;&quot; &quot;" office:value-type="string" office:string-value=" " calcext:value-type="string">
            <text:p><text:s/></text:p>
          </table:table-cell>
          <table:table-cell/>
        </table:table-row>
        <table:table-row table:style-name="ro1">
          <table:table-cell/>
          <table:table-cell table:formula="of:=[.A660]&amp;&quot; &quot;" office:value-type="string" office:string-value=" " calcext:value-type="string">
            <text:p><text:s/></text:p>
          </table:table-cell>
          <table:table-cell/>
        </table:table-row>
        <table:table-row table:style-name="ro1">
          <table:table-cell/>
          <table:table-cell table:formula="of:=[.A661]&amp;&quot; &quot;" office:value-type="string" office:string-value=" " calcext:value-type="string">
            <text:p><text:s/></text:p>
          </table:table-cell>
          <table:table-cell/>
        </table:table-row>
        <table:table-row table:style-name="ro1">
          <table:table-cell/>
          <table:table-cell table:formula="of:=[.A662]&amp;&quot; &quot;" office:value-type="string" office:string-value=" " calcext:value-type="string">
            <text:p><text:s/></text:p>
          </table:table-cell>
          <table:table-cell/>
        </table:table-row>
        <table:table-row table:style-name="ro1">
          <table:table-cell/>
          <table:table-cell table:formula="of:=[.A663]&amp;&quot; &quot;" office:value-type="string" office:string-value=" " calcext:value-type="string">
            <text:p><text:s/></text:p>
          </table:table-cell>
          <table:table-cell/>
        </table:table-row>
        <table:table-row table:style-name="ro1">
          <table:table-cell/>
          <table:table-cell table:formula="of:=[.A664]&amp;&quot; &quot;" office:value-type="string" office:string-value=" " calcext:value-type="string">
            <text:p><text:s/></text:p>
          </table:table-cell>
          <table:table-cell/>
        </table:table-row>
        <table:table-row table:style-name="ro1">
          <table:table-cell/>
          <table:table-cell table:formula="of:=[.A665]&amp;&quot; &quot;" office:value-type="string" office:string-value=" " calcext:value-type="string">
            <text:p><text:s/></text:p>
          </table:table-cell>
          <table:table-cell/>
        </table:table-row>
        <table:table-row table:style-name="ro1">
          <table:table-cell/>
          <table:table-cell table:formula="of:=[.A666]&amp;&quot; &quot;" office:value-type="string" office:string-value=" " calcext:value-type="string">
            <text:p><text:s/></text:p>
          </table:table-cell>
          <table:table-cell/>
        </table:table-row>
        <table:table-row table:style-name="ro1">
          <table:table-cell/>
          <table:table-cell table:formula="of:=[.A667]&amp;&quot; &quot;" office:value-type="string" office:string-value=" " calcext:value-type="string">
            <text:p><text:s/></text:p>
          </table:table-cell>
          <table:table-cell/>
        </table:table-row>
        <table:table-row table:style-name="ro1">
          <table:table-cell/>
          <table:table-cell table:formula="of:=[.A668]&amp;&quot; &quot;" office:value-type="string" office:string-value=" " calcext:value-type="string">
            <text:p><text:s/></text:p>
          </table:table-cell>
          <table:table-cell/>
        </table:table-row>
        <table:table-row table:style-name="ro1">
          <table:table-cell/>
          <table:table-cell table:formula="of:=[.A669]&amp;&quot; &quot;" office:value-type="string" office:string-value=" " calcext:value-type="string">
            <text:p><text:s/></text:p>
          </table:table-cell>
          <table:table-cell/>
        </table:table-row>
        <table:table-row table:style-name="ro1">
          <table:table-cell/>
          <table:table-cell table:formula="of:=[.A670]&amp;&quot; &quot;" office:value-type="string" office:string-value=" " calcext:value-type="string">
            <text:p><text:s/></text:p>
          </table:table-cell>
          <table:table-cell/>
        </table:table-row>
        <table:table-row table:style-name="ro1">
          <table:table-cell/>
          <table:table-cell table:formula="of:=[.A671]&amp;&quot; &quot;" office:value-type="string" office:string-value=" " calcext:value-type="string">
            <text:p><text:s/></text:p>
          </table:table-cell>
          <table:table-cell/>
        </table:table-row>
        <table:table-row table:style-name="ro1">
          <table:table-cell/>
          <table:table-cell table:formula="of:=[.A672]&amp;&quot; &quot;" office:value-type="string" office:string-value=" " calcext:value-type="string">
            <text:p><text:s/></text:p>
          </table:table-cell>
          <table:table-cell/>
        </table:table-row>
        <table:table-row table:style-name="ro1">
          <table:table-cell/>
          <table:table-cell table:formula="of:=[.A673]&amp;&quot; &quot;" office:value-type="string" office:string-value=" " calcext:value-type="string">
            <text:p><text:s/></text:p>
          </table:table-cell>
          <table:table-cell/>
        </table:table-row>
        <table:table-row table:style-name="ro1">
          <table:table-cell/>
          <table:table-cell table:formula="of:=[.A674]&amp;&quot; &quot;" office:value-type="string" office:string-value=" " calcext:value-type="string">
            <text:p><text:s/></text:p>
          </table:table-cell>
          <table:table-cell/>
        </table:table-row>
        <table:table-row table:style-name="ro1">
          <table:table-cell/>
          <table:table-cell table:formula="of:=[.A675]&amp;&quot; &quot;" office:value-type="string" office:string-value=" " calcext:value-type="string">
            <text:p><text:s/></text:p>
          </table:table-cell>
          <table:table-cell/>
        </table:table-row>
        <table:table-row table:style-name="ro1">
          <table:table-cell/>
          <table:table-cell table:formula="of:=[.A676]&amp;&quot; &quot;" office:value-type="string" office:string-value=" " calcext:value-type="string">
            <text:p><text:s/></text:p>
          </table:table-cell>
          <table:table-cell/>
        </table:table-row>
        <table:table-row table:style-name="ro1">
          <table:table-cell/>
          <table:table-cell table:formula="of:=[.A677]&amp;&quot; &quot;" office:value-type="string" office:string-value=" " calcext:value-type="string">
            <text:p><text:s/></text:p>
          </table:table-cell>
          <table:table-cell/>
        </table:table-row>
        <table:table-row table:style-name="ro1">
          <table:table-cell/>
          <table:table-cell table:formula="of:=[.A678]&amp;&quot; &quot;" office:value-type="string" office:string-value=" " calcext:value-type="string">
            <text:p><text:s/></text:p>
          </table:table-cell>
          <table:table-cell/>
        </table:table-row>
        <table:table-row table:style-name="ro1">
          <table:table-cell/>
          <table:table-cell table:formula="of:=[.A679]&amp;&quot; &quot;" office:value-type="string" office:string-value=" " calcext:value-type="string">
            <text:p><text:s/></text:p>
          </table:table-cell>
          <table:table-cell/>
        </table:table-row>
        <table:table-row table:style-name="ro1">
          <table:table-cell/>
          <table:table-cell table:formula="of:=[.A680]&amp;&quot; &quot;" office:value-type="string" office:string-value=" " calcext:value-type="string">
            <text:p><text:s/></text:p>
          </table:table-cell>
          <table:table-cell/>
        </table:table-row>
        <table:table-row table:style-name="ro1">
          <table:table-cell/>
          <table:table-cell table:formula="of:=[.A681]&amp;&quot; &quot;" office:value-type="string" office:string-value=" " calcext:value-type="string">
            <text:p><text:s/></text:p>
          </table:table-cell>
          <table:table-cell/>
        </table:table-row>
        <table:table-row table:style-name="ro1">
          <table:table-cell/>
          <table:table-cell table:formula="of:=[.A682]&amp;&quot; &quot;" office:value-type="string" office:string-value=" " calcext:value-type="string">
            <text:p><text:s/></text:p>
          </table:table-cell>
          <table:table-cell/>
        </table:table-row>
        <table:table-row table:style-name="ro1">
          <table:table-cell/>
          <table:table-cell table:formula="of:=[.A683]&amp;&quot; &quot;" office:value-type="string" office:string-value=" " calcext:value-type="string">
            <text:p><text:s/></text:p>
          </table:table-cell>
          <table:table-cell/>
        </table:table-row>
        <table:table-row table:style-name="ro1">
          <table:table-cell/>
          <table:table-cell table:formula="of:=[.A684]&amp;&quot; &quot;" office:value-type="string" office:string-value=" " calcext:value-type="string">
            <text:p><text:s/></text:p>
          </table:table-cell>
          <table:table-cell/>
        </table:table-row>
        <table:table-row table:style-name="ro1">
          <table:table-cell/>
          <table:table-cell table:formula="of:=[.A685]&amp;&quot; &quot;" office:value-type="string" office:string-value=" " calcext:value-type="string">
            <text:p><text:s/></text:p>
          </table:table-cell>
          <table:table-cell/>
        </table:table-row>
        <table:table-row table:style-name="ro1">
          <table:table-cell/>
          <table:table-cell table:formula="of:=[.A686]&amp;&quot; &quot;" office:value-type="string" office:string-value=" " calcext:value-type="string">
            <text:p><text:s/></text:p>
          </table:table-cell>
          <table:table-cell/>
        </table:table-row>
        <table:table-row table:style-name="ro1">
          <table:table-cell/>
          <table:table-cell table:formula="of:=[.A687]&amp;&quot; &quot;" office:value-type="string" office:string-value=" " calcext:value-type="string">
            <text:p><text:s/></text:p>
          </table:table-cell>
          <table:table-cell/>
        </table:table-row>
        <table:table-row table:style-name="ro1">
          <table:table-cell/>
          <table:table-cell table:formula="of:=[.A688]&amp;&quot; &quot;" office:value-type="string" office:string-value=" " calcext:value-type="string">
            <text:p><text:s/></text:p>
          </table:table-cell>
          <table:table-cell/>
        </table:table-row>
        <table:table-row table:style-name="ro1">
          <table:table-cell/>
          <table:table-cell table:formula="of:=[.A689]&amp;&quot; &quot;" office:value-type="string" office:string-value=" " calcext:value-type="string">
            <text:p><text:s/></text:p>
          </table:table-cell>
          <table:table-cell/>
        </table:table-row>
        <table:table-row table:style-name="ro1">
          <table:table-cell/>
          <table:table-cell table:formula="of:=[.A690]&amp;&quot; &quot;" office:value-type="string" office:string-value=" " calcext:value-type="string">
            <text:p><text:s/></text:p>
          </table:table-cell>
          <table:table-cell/>
        </table:table-row>
        <table:table-row table:style-name="ro1">
          <table:table-cell/>
          <table:table-cell table:formula="of:=[.A691]&amp;&quot; &quot;" office:value-type="string" office:string-value=" " calcext:value-type="string">
            <text:p><text:s/></text:p>
          </table:table-cell>
          <table:table-cell/>
        </table:table-row>
        <table:table-row table:style-name="ro1">
          <table:table-cell/>
          <table:table-cell table:formula="of:=[.A692]&amp;&quot; &quot;" office:value-type="string" office:string-value=" " calcext:value-type="string">
            <text:p><text:s/></text:p>
          </table:table-cell>
          <table:table-cell/>
        </table:table-row>
        <table:table-row table:style-name="ro1">
          <table:table-cell/>
          <table:table-cell table:formula="of:=[.A693]&amp;&quot; &quot;" office:value-type="string" office:string-value=" " calcext:value-type="string">
            <text:p><text:s/></text:p>
          </table:table-cell>
          <table:table-cell/>
        </table:table-row>
        <table:table-row table:style-name="ro1">
          <table:table-cell/>
          <table:table-cell table:formula="of:=[.A694]&amp;&quot; &quot;" office:value-type="string" office:string-value=" " calcext:value-type="string">
            <text:p><text:s/></text:p>
          </table:table-cell>
          <table:table-cell/>
        </table:table-row>
        <table:table-row table:style-name="ro1">
          <table:table-cell/>
          <table:table-cell table:formula="of:=[.A695]&amp;&quot; &quot;" office:value-type="string" office:string-value=" " calcext:value-type="string">
            <text:p><text:s/></text:p>
          </table:table-cell>
          <table:table-cell/>
        </table:table-row>
        <table:table-row table:style-name="ro1">
          <table:table-cell/>
          <table:table-cell table:formula="of:=[.A696]&amp;&quot; &quot;" office:value-type="string" office:string-value=" " calcext:value-type="string">
            <text:p><text:s/></text:p>
          </table:table-cell>
          <table:table-cell/>
        </table:table-row>
        <table:table-row table:style-name="ro1">
          <table:table-cell/>
          <table:table-cell table:formula="of:=[.A697]&amp;&quot; &quot;" office:value-type="string" office:string-value=" " calcext:value-type="string">
            <text:p><text:s/></text:p>
          </table:table-cell>
          <table:table-cell/>
        </table:table-row>
        <table:table-row table:style-name="ro1">
          <table:table-cell/>
          <table:table-cell table:formula="of:=[.A698]&amp;&quot; &quot;" office:value-type="string" office:string-value=" " calcext:value-type="string">
            <text:p><text:s/></text:p>
          </table:table-cell>
          <table:table-cell/>
        </table:table-row>
        <table:table-row table:style-name="ro1">
          <table:table-cell/>
          <table:table-cell table:formula="of:=[.A699]&amp;&quot; &quot;" office:value-type="string" office:string-value=" " calcext:value-type="string">
            <text:p><text:s/></text:p>
          </table:table-cell>
          <table:table-cell/>
        </table:table-row>
        <table:table-row table:style-name="ro1">
          <table:table-cell/>
          <table:table-cell table:formula="of:=[.A700]&amp;&quot; &quot;" office:value-type="string" office:string-value=" " calcext:value-type="string">
            <text:p><text:s/></text:p>
          </table:table-cell>
          <table:table-cell/>
        </table:table-row>
        <table:table-row table:style-name="ro1">
          <table:table-cell/>
          <table:table-cell table:formula="of:=[.A701]&amp;&quot; &quot;" office:value-type="string" office:string-value=" " calcext:value-type="string">
            <text:p><text:s/></text:p>
          </table:table-cell>
          <table:table-cell/>
        </table:table-row>
        <table:table-row table:style-name="ro1">
          <table:table-cell/>
          <table:table-cell table:formula="of:=[.A702]&amp;&quot; &quot;" office:value-type="string" office:string-value=" " calcext:value-type="string">
            <text:p><text:s/></text:p>
          </table:table-cell>
          <table:table-cell/>
        </table:table-row>
        <table:table-row table:style-name="ro1">
          <table:table-cell/>
          <table:table-cell table:formula="of:=[.A703]&amp;&quot; &quot;" office:value-type="string" office:string-value=" " calcext:value-type="string">
            <text:p><text:s/></text:p>
          </table:table-cell>
          <table:table-cell/>
        </table:table-row>
        <table:table-row table:style-name="ro1">
          <table:table-cell/>
          <table:table-cell table:formula="of:=[.A704]&amp;&quot; &quot;" office:value-type="string" office:string-value=" " calcext:value-type="string">
            <text:p><text:s/></text:p>
          </table:table-cell>
          <table:table-cell/>
        </table:table-row>
        <table:table-row table:style-name="ro1">
          <table:table-cell/>
          <table:table-cell table:formula="of:=[.A705]&amp;&quot; &quot;" office:value-type="string" office:string-value=" " calcext:value-type="string">
            <text:p><text:s/></text:p>
          </table:table-cell>
          <table:table-cell/>
        </table:table-row>
        <table:table-row table:style-name="ro1">
          <table:table-cell/>
          <table:table-cell table:formula="of:=[.A706]&amp;&quot; &quot;" office:value-type="string" office:string-value=" " calcext:value-type="string">
            <text:p><text:s/></text:p>
          </table:table-cell>
          <table:table-cell/>
        </table:table-row>
        <table:table-row table:style-name="ro1">
          <table:table-cell/>
          <table:table-cell table:formula="of:=[.A707]&amp;&quot; &quot;" office:value-type="string" office:string-value=" " calcext:value-type="string">
            <text:p><text:s/></text:p>
          </table:table-cell>
          <table:table-cell/>
        </table:table-row>
        <table:table-row table:style-name="ro1">
          <table:table-cell/>
          <table:table-cell table:formula="of:=[.A708]&amp;&quot; &quot;" office:value-type="string" office:string-value=" " calcext:value-type="string">
            <text:p><text:s/></text:p>
          </table:table-cell>
          <table:table-cell/>
        </table:table-row>
        <table:table-row table:style-name="ro1">
          <table:table-cell/>
          <table:table-cell table:formula="of:=[.A709]&amp;&quot; &quot;" office:value-type="string" office:string-value=" " calcext:value-type="string">
            <text:p><text:s/></text:p>
          </table:table-cell>
          <table:table-cell/>
        </table:table-row>
        <table:table-row table:style-name="ro1">
          <table:table-cell/>
          <table:table-cell table:formula="of:=[.A710]&amp;&quot; &quot;" office:value-type="string" office:string-value=" " calcext:value-type="string">
            <text:p><text:s/></text:p>
          </table:table-cell>
          <table:table-cell/>
        </table:table-row>
        <table:table-row table:style-name="ro1">
          <table:table-cell/>
          <table:table-cell table:formula="of:=[.A711]&amp;&quot; &quot;" office:value-type="string" office:string-value=" " calcext:value-type="string">
            <text:p><text:s/></text:p>
          </table:table-cell>
          <table:table-cell/>
        </table:table-row>
        <table:table-row table:style-name="ro1">
          <table:table-cell/>
          <table:table-cell table:formula="of:=[.A712]&amp;&quot; &quot;" office:value-type="string" office:string-value=" " calcext:value-type="string">
            <text:p><text:s/></text:p>
          </table:table-cell>
          <table:table-cell/>
        </table:table-row>
        <table:table-row table:style-name="ro1">
          <table:table-cell/>
          <table:table-cell table:formula="of:=[.A713]&amp;&quot; &quot;" office:value-type="string" office:string-value=" " calcext:value-type="string">
            <text:p><text:s/></text:p>
          </table:table-cell>
          <table:table-cell/>
        </table:table-row>
        <table:table-row table:style-name="ro1">
          <table:table-cell/>
          <table:table-cell table:formula="of:=[.A714]&amp;&quot; &quot;" office:value-type="string" office:string-value=" " calcext:value-type="string">
            <text:p><text:s/></text:p>
          </table:table-cell>
          <table:table-cell/>
        </table:table-row>
        <table:table-row table:style-name="ro1">
          <table:table-cell/>
          <table:table-cell table:formula="of:=[.A715]&amp;&quot; &quot;" office:value-type="string" office:string-value=" " calcext:value-type="string">
            <text:p><text:s/></text:p>
          </table:table-cell>
          <table:table-cell/>
        </table:table-row>
        <table:table-row table:style-name="ro1">
          <table:table-cell/>
          <table:table-cell table:formula="of:=[.A716]&amp;&quot; &quot;" office:value-type="string" office:string-value=" " calcext:value-type="string">
            <text:p><text:s/></text:p>
          </table:table-cell>
          <table:table-cell/>
        </table:table-row>
        <table:table-row table:style-name="ro1">
          <table:table-cell/>
          <table:table-cell table:formula="of:=[.A717]&amp;&quot; &quot;" office:value-type="string" office:string-value=" " calcext:value-type="string">
            <text:p><text:s/></text:p>
          </table:table-cell>
          <table:table-cell/>
        </table:table-row>
        <table:table-row table:style-name="ro1">
          <table:table-cell/>
          <table:table-cell table:formula="of:=[.A718]&amp;&quot; &quot;" office:value-type="string" office:string-value=" " calcext:value-type="string">
            <text:p><text:s/></text:p>
          </table:table-cell>
          <table:table-cell/>
        </table:table-row>
        <table:table-row table:style-name="ro1">
          <table:table-cell/>
          <table:table-cell table:formula="of:=[.A719]&amp;&quot; &quot;" office:value-type="string" office:string-value=" " calcext:value-type="string">
            <text:p><text:s/></text:p>
          </table:table-cell>
          <table:table-cell/>
        </table:table-row>
        <table:table-row table:style-name="ro1">
          <table:table-cell/>
          <table:table-cell table:formula="of:=[.A720]&amp;&quot; &quot;" office:value-type="string" office:string-value=" " calcext:value-type="string">
            <text:p><text:s/></text:p>
          </table:table-cell>
          <table:table-cell/>
        </table:table-row>
        <table:table-row table:style-name="ro1">
          <table:table-cell/>
          <table:table-cell table:formula="of:=[.A721]&amp;&quot; &quot;" office:value-type="string" office:string-value=" " calcext:value-type="string">
            <text:p><text:s/></text:p>
          </table:table-cell>
          <table:table-cell/>
        </table:table-row>
        <table:table-row table:style-name="ro1">
          <table:table-cell/>
          <table:table-cell table:formula="of:=[.A722]&amp;&quot; &quot;" office:value-type="string" office:string-value=" " calcext:value-type="string">
            <text:p><text:s/></text:p>
          </table:table-cell>
          <table:table-cell/>
        </table:table-row>
        <table:table-row table:style-name="ro1">
          <table:table-cell/>
          <table:table-cell table:formula="of:=[.A723]&amp;&quot; &quot;" office:value-type="string" office:string-value=" " calcext:value-type="string">
            <text:p><text:s/></text:p>
          </table:table-cell>
          <table:table-cell/>
        </table:table-row>
        <table:table-row table:style-name="ro1">
          <table:table-cell/>
          <table:table-cell table:formula="of:=[.A724]&amp;&quot; &quot;" office:value-type="string" office:string-value=" " calcext:value-type="string">
            <text:p><text:s/></text:p>
          </table:table-cell>
          <table:table-cell/>
        </table:table-row>
        <table:table-row table:style-name="ro1">
          <table:table-cell/>
          <table:table-cell table:formula="of:=[.A725]&amp;&quot; &quot;" office:value-type="string" office:string-value=" " calcext:value-type="string">
            <text:p><text:s/></text:p>
          </table:table-cell>
          <table:table-cell/>
        </table:table-row>
        <table:table-row table:style-name="ro1">
          <table:table-cell/>
          <table:table-cell table:formula="of:=[.A726]&amp;&quot; &quot;" office:value-type="string" office:string-value=" " calcext:value-type="string">
            <text:p><text:s/></text:p>
          </table:table-cell>
          <table:table-cell/>
        </table:table-row>
        <table:table-row table:style-name="ro1">
          <table:table-cell/>
          <table:table-cell table:formula="of:=[.A727]&amp;&quot; &quot;" office:value-type="string" office:string-value=" " calcext:value-type="string">
            <text:p><text:s/></text:p>
          </table:table-cell>
          <table:table-cell/>
        </table:table-row>
        <table:table-row table:style-name="ro1">
          <table:table-cell/>
          <table:table-cell table:formula="of:=[.A728]&amp;&quot; &quot;" office:value-type="string" office:string-value=" " calcext:value-type="string">
            <text:p><text:s/></text:p>
          </table:table-cell>
          <table:table-cell/>
        </table:table-row>
        <table:table-row table:style-name="ro1">
          <table:table-cell/>
          <table:table-cell table:formula="of:=[.A729]&amp;&quot; &quot;" office:value-type="string" office:string-value=" " calcext:value-type="string">
            <text:p><text:s/></text:p>
          </table:table-cell>
          <table:table-cell/>
        </table:table-row>
        <table:table-row table:style-name="ro1">
          <table:table-cell/>
          <table:table-cell table:formula="of:=[.A730]&amp;&quot; &quot;" office:value-type="string" office:string-value=" " calcext:value-type="string">
            <text:p><text:s/></text:p>
          </table:table-cell>
          <table:table-cell/>
        </table:table-row>
        <table:table-row table:style-name="ro1">
          <table:table-cell/>
          <table:table-cell table:formula="of:=[.A731]&amp;&quot; &quot;" office:value-type="string" office:string-value=" " calcext:value-type="string">
            <text:p><text:s/></text:p>
          </table:table-cell>
          <table:table-cell/>
        </table:table-row>
        <table:table-row table:style-name="ro1">
          <table:table-cell/>
          <table:table-cell table:formula="of:=[.A732]&amp;&quot; &quot;" office:value-type="string" office:string-value=" " calcext:value-type="string">
            <text:p><text:s/></text:p>
          </table:table-cell>
          <table:table-cell/>
        </table:table-row>
        <table:table-row table:style-name="ro1">
          <table:table-cell/>
          <table:table-cell table:formula="of:=[.A733]&amp;&quot; &quot;" office:value-type="string" office:string-value=" " calcext:value-type="string">
            <text:p><text:s/></text:p>
          </table:table-cell>
          <table:table-cell/>
        </table:table-row>
        <table:table-row table:style-name="ro1">
          <table:table-cell/>
          <table:table-cell table:formula="of:=[.A734]&amp;&quot; &quot;" office:value-type="string" office:string-value=" " calcext:value-type="string">
            <text:p><text:s/></text:p>
          </table:table-cell>
          <table:table-cell/>
        </table:table-row>
        <table:table-row table:style-name="ro1">
          <table:table-cell/>
          <table:table-cell table:formula="of:=[.A735]&amp;&quot; &quot;" office:value-type="string" office:string-value=" " calcext:value-type="string">
            <text:p><text:s/></text:p>
          </table:table-cell>
          <table:table-cell/>
        </table:table-row>
        <table:table-row table:style-name="ro1">
          <table:table-cell/>
          <table:table-cell table:formula="of:=[.A736]&amp;&quot; &quot;" office:value-type="string" office:string-value=" " calcext:value-type="string">
            <text:p><text:s/></text:p>
          </table:table-cell>
          <table:table-cell/>
        </table:table-row>
        <table:table-row table:style-name="ro1">
          <table:table-cell/>
          <table:table-cell table:formula="of:=[.A737]&amp;&quot; &quot;" office:value-type="string" office:string-value=" " calcext:value-type="string">
            <text:p><text:s/></text:p>
          </table:table-cell>
          <table:table-cell/>
        </table:table-row>
        <table:table-row table:style-name="ro1">
          <table:table-cell/>
          <table:table-cell table:formula="of:=[.A738]&amp;&quot; &quot;" office:value-type="string" office:string-value=" " calcext:value-type="string">
            <text:p><text:s/></text:p>
          </table:table-cell>
          <table:table-cell/>
        </table:table-row>
        <table:table-row table:style-name="ro1">
          <table:table-cell/>
          <table:table-cell table:formula="of:=[.A739]&amp;&quot; &quot;" office:value-type="string" office:string-value=" " calcext:value-type="string">
            <text:p><text:s/></text:p>
          </table:table-cell>
          <table:table-cell/>
        </table:table-row>
        <table:table-row table:style-name="ro1">
          <table:table-cell/>
          <table:table-cell table:formula="of:=[.A740]&amp;&quot; &quot;" office:value-type="string" office:string-value=" " calcext:value-type="string">
            <text:p><text:s/></text:p>
          </table:table-cell>
          <table:table-cell/>
        </table:table-row>
        <table:table-row table:style-name="ro1">
          <table:table-cell/>
          <table:table-cell table:formula="of:=[.A741]&amp;&quot; &quot;" office:value-type="string" office:string-value=" " calcext:value-type="string">
            <text:p><text:s/></text:p>
          </table:table-cell>
          <table:table-cell/>
        </table:table-row>
        <table:table-row table:style-name="ro1">
          <table:table-cell/>
          <table:table-cell table:formula="of:=[.A742]&amp;&quot; &quot;" office:value-type="string" office:string-value=" " calcext:value-type="string">
            <text:p><text:s/></text:p>
          </table:table-cell>
          <table:table-cell/>
        </table:table-row>
        <table:table-row table:style-name="ro1">
          <table:table-cell/>
          <table:table-cell table:formula="of:=[.A743]&amp;&quot; &quot;" office:value-type="string" office:string-value=" " calcext:value-type="string">
            <text:p><text:s/></text:p>
          </table:table-cell>
          <table:table-cell/>
        </table:table-row>
        <table:table-row table:style-name="ro1">
          <table:table-cell/>
          <table:table-cell table:formula="of:=[.A744]&amp;&quot; &quot;" office:value-type="string" office:string-value=" " calcext:value-type="string">
            <text:p><text:s/></text:p>
          </table:table-cell>
          <table:table-cell/>
        </table:table-row>
        <table:table-row table:style-name="ro1">
          <table:table-cell/>
          <table:table-cell table:formula="of:=[.A745]&amp;&quot; &quot;" office:value-type="string" office:string-value=" " calcext:value-type="string">
            <text:p><text:s/></text:p>
          </table:table-cell>
          <table:table-cell/>
        </table:table-row>
        <table:table-row table:style-name="ro1">
          <table:table-cell/>
          <table:table-cell table:formula="of:=[.A746]&amp;&quot; &quot;" office:value-type="string" office:string-value=" " calcext:value-type="string">
            <text:p><text:s/></text:p>
          </table:table-cell>
          <table:table-cell/>
        </table:table-row>
        <table:table-row table:style-name="ro1">
          <table:table-cell/>
          <table:table-cell table:formula="of:=[.A747]&amp;&quot; &quot;" office:value-type="string" office:string-value=" " calcext:value-type="string">
            <text:p><text:s/></text:p>
          </table:table-cell>
          <table:table-cell/>
        </table:table-row>
        <table:table-row table:style-name="ro1">
          <table:table-cell/>
          <table:table-cell table:formula="of:=[.A748]&amp;&quot; &quot;" office:value-type="string" office:string-value=" " calcext:value-type="string">
            <text:p><text:s/></text:p>
          </table:table-cell>
          <table:table-cell/>
        </table:table-row>
        <table:table-row table:style-name="ro1">
          <table:table-cell/>
          <table:table-cell table:formula="of:=[.A749]&amp;&quot; &quot;" office:value-type="string" office:string-value=" " calcext:value-type="string">
            <text:p><text:s/></text:p>
          </table:table-cell>
          <table:table-cell/>
        </table:table-row>
        <table:table-row table:style-name="ro1">
          <table:table-cell/>
          <table:table-cell table:formula="of:=[.A750]&amp;&quot; &quot;" office:value-type="string" office:string-value=" " calcext:value-type="string">
            <text:p><text:s/></text:p>
          </table:table-cell>
          <table:table-cell/>
        </table:table-row>
        <table:table-row table:style-name="ro1">
          <table:table-cell/>
          <table:table-cell table:formula="of:=[.A751]&amp;&quot; &quot;" office:value-type="string" office:string-value=" " calcext:value-type="string">
            <text:p><text:s/></text:p>
          </table:table-cell>
          <table:table-cell/>
        </table:table-row>
        <table:table-row table:style-name="ro1">
          <table:table-cell/>
          <table:table-cell table:formula="of:=[.A752]&amp;&quot; &quot;" office:value-type="string" office:string-value=" " calcext:value-type="string">
            <text:p><text:s/></text:p>
          </table:table-cell>
          <table:table-cell/>
        </table:table-row>
        <table:table-row table:style-name="ro1">
          <table:table-cell/>
          <table:table-cell table:formula="of:=[.A753]&amp;&quot; &quot;" office:value-type="string" office:string-value=" " calcext:value-type="string">
            <text:p><text:s/></text:p>
          </table:table-cell>
          <table:table-cell/>
        </table:table-row>
        <table:table-row table:style-name="ro1">
          <table:table-cell/>
          <table:table-cell table:formula="of:=[.A754]&amp;&quot; &quot;" office:value-type="string" office:string-value=" " calcext:value-type="string">
            <text:p><text:s/></text:p>
          </table:table-cell>
          <table:table-cell/>
        </table:table-row>
        <table:table-row table:style-name="ro1">
          <table:table-cell/>
          <table:table-cell table:formula="of:=[.A755]&amp;&quot; &quot;" office:value-type="string" office:string-value=" " calcext:value-type="string">
            <text:p><text:s/></text:p>
          </table:table-cell>
          <table:table-cell/>
        </table:table-row>
        <table:table-row table:style-name="ro1">
          <table:table-cell/>
          <table:table-cell table:formula="of:=[.A756]&amp;&quot; &quot;" office:value-type="string" office:string-value=" " calcext:value-type="string">
            <text:p><text:s/></text:p>
          </table:table-cell>
          <table:table-cell/>
        </table:table-row>
        <table:table-row table:style-name="ro1">
          <table:table-cell/>
          <table:table-cell table:formula="of:=[.A757]&amp;&quot; &quot;" office:value-type="string" office:string-value=" " calcext:value-type="string">
            <text:p><text:s/></text:p>
          </table:table-cell>
          <table:table-cell/>
        </table:table-row>
        <table:table-row table:style-name="ro1">
          <table:table-cell/>
          <table:table-cell table:formula="of:=[.A758]&amp;&quot; &quot;" office:value-type="string" office:string-value=" " calcext:value-type="string">
            <text:p><text:s/></text:p>
          </table:table-cell>
          <table:table-cell/>
        </table:table-row>
        <table:table-row table:style-name="ro1">
          <table:table-cell/>
          <table:table-cell table:formula="of:=[.A759]&amp;&quot; &quot;" office:value-type="string" office:string-value=" " calcext:value-type="string">
            <text:p><text:s/></text:p>
          </table:table-cell>
          <table:table-cell/>
        </table:table-row>
        <table:table-row table:style-name="ro1">
          <table:table-cell/>
          <table:table-cell table:formula="of:=[.A760]&amp;&quot; &quot;" office:value-type="string" office:string-value=" " calcext:value-type="string">
            <text:p><text:s/></text:p>
          </table:table-cell>
          <table:table-cell/>
        </table:table-row>
        <table:table-row table:style-name="ro1">
          <table:table-cell/>
          <table:table-cell table:formula="of:=[.A761]&amp;&quot; &quot;" office:value-type="string" office:string-value=" " calcext:value-type="string">
            <text:p><text:s/></text:p>
          </table:table-cell>
          <table:table-cell/>
        </table:table-row>
        <table:table-row table:style-name="ro1">
          <table:table-cell/>
          <table:table-cell table:formula="of:=[.A762]&amp;&quot; &quot;" office:value-type="string" office:string-value=" " calcext:value-type="string">
            <text:p><text:s/></text:p>
          </table:table-cell>
          <table:table-cell/>
        </table:table-row>
        <table:table-row table:style-name="ro1">
          <table:table-cell/>
          <table:table-cell table:formula="of:=[.A763]&amp;&quot; &quot;" office:value-type="string" office:string-value=" " calcext:value-type="string">
            <text:p><text:s/></text:p>
          </table:table-cell>
          <table:table-cell/>
        </table:table-row>
        <table:table-row table:style-name="ro1">
          <table:table-cell/>
          <table:table-cell table:formula="of:=[.A764]&amp;&quot; &quot;" office:value-type="string" office:string-value=" " calcext:value-type="string">
            <text:p><text:s/></text:p>
          </table:table-cell>
          <table:table-cell/>
        </table:table-row>
        <table:table-row table:style-name="ro1">
          <table:table-cell/>
          <table:table-cell table:formula="of:=[.A765]&amp;&quot; &quot;" office:value-type="string" office:string-value=" " calcext:value-type="string">
            <text:p><text:s/></text:p>
          </table:table-cell>
          <table:table-cell/>
        </table:table-row>
        <table:table-row table:style-name="ro1">
          <table:table-cell/>
          <table:table-cell table:formula="of:=[.A766]&amp;&quot; &quot;" office:value-type="string" office:string-value=" " calcext:value-type="string">
            <text:p><text:s/></text:p>
          </table:table-cell>
          <table:table-cell/>
        </table:table-row>
        <table:table-row table:style-name="ro1">
          <table:table-cell/>
          <table:table-cell table:formula="of:=[.A767]&amp;&quot; &quot;" office:value-type="string" office:string-value=" " calcext:value-type="string">
            <text:p><text:s/></text:p>
          </table:table-cell>
          <table:table-cell/>
        </table:table-row>
        <table:table-row table:style-name="ro1">
          <table:table-cell/>
          <table:table-cell table:formula="of:=[.A768]&amp;&quot; &quot;" office:value-type="string" office:string-value=" " calcext:value-type="string">
            <text:p><text:s/></text:p>
          </table:table-cell>
          <table:table-cell/>
        </table:table-row>
        <table:table-row table:style-name="ro1">
          <table:table-cell/>
          <table:table-cell table:formula="of:=[.A769]&amp;&quot; &quot;" office:value-type="string" office:string-value=" " calcext:value-type="string">
            <text:p><text:s/></text:p>
          </table:table-cell>
          <table:table-cell/>
        </table:table-row>
        <table:table-row table:style-name="ro1">
          <table:table-cell/>
          <table:table-cell table:formula="of:=[.A770]&amp;&quot; &quot;" office:value-type="string" office:string-value=" " calcext:value-type="string">
            <text:p><text:s/></text:p>
          </table:table-cell>
          <table:table-cell/>
        </table:table-row>
        <table:table-row table:style-name="ro1">
          <table:table-cell/>
          <table:table-cell table:formula="of:=[.A771]&amp;&quot; &quot;" office:value-type="string" office:string-value=" " calcext:value-type="string">
            <text:p><text:s/></text:p>
          </table:table-cell>
          <table:table-cell/>
        </table:table-row>
        <table:table-row table:style-name="ro1">
          <table:table-cell/>
          <table:table-cell table:formula="of:=[.A772]&amp;&quot; &quot;" office:value-type="string" office:string-value=" " calcext:value-type="string">
            <text:p><text:s/></text:p>
          </table:table-cell>
          <table:table-cell/>
        </table:table-row>
        <table:table-row table:style-name="ro1">
          <table:table-cell/>
          <table:table-cell table:formula="of:=[.A773]&amp;&quot; &quot;" office:value-type="string" office:string-value=" " calcext:value-type="string">
            <text:p><text:s/></text:p>
          </table:table-cell>
          <table:table-cell/>
        </table:table-row>
        <table:table-row table:style-name="ro1">
          <table:table-cell/>
          <table:table-cell table:formula="of:=[.A774]&amp;&quot; &quot;" office:value-type="string" office:string-value=" " calcext:value-type="string">
            <text:p><text:s/></text:p>
          </table:table-cell>
          <table:table-cell/>
        </table:table-row>
        <table:table-row table:style-name="ro1">
          <table:table-cell/>
          <table:table-cell table:formula="of:=[.A775]&amp;&quot; &quot;" office:value-type="string" office:string-value=" " calcext:value-type="string">
            <text:p><text:s/></text:p>
          </table:table-cell>
          <table:table-cell/>
        </table:table-row>
        <table:table-row table:style-name="ro1">
          <table:table-cell/>
          <table:table-cell table:formula="of:=[.A776]&amp;&quot; &quot;" office:value-type="string" office:string-value=" " calcext:value-type="string">
            <text:p><text:s/></text:p>
          </table:table-cell>
          <table:table-cell/>
        </table:table-row>
        <table:table-row table:style-name="ro1">
          <table:table-cell/>
          <table:table-cell table:formula="of:=[.A777]&amp;&quot; &quot;" office:value-type="string" office:string-value=" " calcext:value-type="string">
            <text:p><text:s/></text:p>
          </table:table-cell>
          <table:table-cell/>
        </table:table-row>
        <table:table-row table:style-name="ro1">
          <table:table-cell/>
          <table:table-cell table:formula="of:=[.A778]&amp;&quot; &quot;" office:value-type="string" office:string-value=" " calcext:value-type="string">
            <text:p><text:s/></text:p>
          </table:table-cell>
          <table:table-cell/>
        </table:table-row>
        <table:table-row table:style-name="ro1">
          <table:table-cell/>
          <table:table-cell table:formula="of:=[.A779]&amp;&quot; &quot;" office:value-type="string" office:string-value=" " calcext:value-type="string">
            <text:p><text:s/></text:p>
          </table:table-cell>
          <table:table-cell/>
        </table:table-row>
        <table:table-row table:style-name="ro1">
          <table:table-cell/>
          <table:table-cell table:formula="of:=[.A780]&amp;&quot; &quot;" office:value-type="string" office:string-value=" " calcext:value-type="string">
            <text:p><text:s/></text:p>
          </table:table-cell>
          <table:table-cell/>
        </table:table-row>
        <table:table-row table:style-name="ro1">
          <table:table-cell/>
          <table:table-cell table:formula="of:=[.A781]&amp;&quot; &quot;" office:value-type="string" office:string-value=" " calcext:value-type="string">
            <text:p><text:s/></text:p>
          </table:table-cell>
          <table:table-cell/>
        </table:table-row>
        <table:table-row table:style-name="ro1">
          <table:table-cell/>
          <table:table-cell table:formula="of:=[.A782]&amp;&quot; &quot;" office:value-type="string" office:string-value=" " calcext:value-type="string">
            <text:p><text:s/></text:p>
          </table:table-cell>
          <table:table-cell/>
        </table:table-row>
        <table:table-row table:style-name="ro1">
          <table:table-cell/>
          <table:table-cell table:formula="of:=[.A783]&amp;&quot; &quot;" office:value-type="string" office:string-value=" " calcext:value-type="string">
            <text:p><text:s/></text:p>
          </table:table-cell>
          <table:table-cell/>
        </table:table-row>
        <table:table-row table:style-name="ro1">
          <table:table-cell/>
          <table:table-cell table:formula="of:=[.A784]&amp;&quot; &quot;" office:value-type="string" office:string-value=" " calcext:value-type="string">
            <text:p><text:s/></text:p>
          </table:table-cell>
          <table:table-cell/>
        </table:table-row>
        <table:table-row table:style-name="ro1">
          <table:table-cell/>
          <table:table-cell table:formula="of:=[.A785]&amp;&quot; &quot;" office:value-type="string" office:string-value=" " calcext:value-type="string">
            <text:p><text:s/></text:p>
          </table:table-cell>
          <table:table-cell/>
        </table:table-row>
        <table:table-row table:style-name="ro1">
          <table:table-cell/>
          <table:table-cell table:formula="of:=[.A786]&amp;&quot; &quot;" office:value-type="string" office:string-value=" " calcext:value-type="string">
            <text:p><text:s/></text:p>
          </table:table-cell>
          <table:table-cell/>
        </table:table-row>
        <table:table-row table:style-name="ro1">
          <table:table-cell/>
          <table:table-cell table:formula="of:=[.A787]&amp;&quot; &quot;" office:value-type="string" office:string-value=" " calcext:value-type="string">
            <text:p><text:s/></text:p>
          </table:table-cell>
          <table:table-cell/>
        </table:table-row>
        <table:table-row table:style-name="ro1">
          <table:table-cell/>
          <table:table-cell table:formula="of:=[.A788]&amp;&quot; &quot;" office:value-type="string" office:string-value=" " calcext:value-type="string">
            <text:p><text:s/></text:p>
          </table:table-cell>
          <table:table-cell/>
        </table:table-row>
        <table:table-row table:style-name="ro1">
          <table:table-cell/>
          <table:table-cell table:formula="of:=[.A789]&amp;&quot; &quot;" office:value-type="string" office:string-value=" " calcext:value-type="string">
            <text:p><text:s/></text:p>
          </table:table-cell>
          <table:table-cell/>
        </table:table-row>
        <table:table-row table:style-name="ro1">
          <table:table-cell/>
          <table:table-cell table:formula="of:=[.A790]&amp;&quot; &quot;" office:value-type="string" office:string-value=" " calcext:value-type="string">
            <text:p><text:s/></text:p>
          </table:table-cell>
          <table:table-cell/>
        </table:table-row>
        <table:table-row table:style-name="ro1">
          <table:table-cell/>
          <table:table-cell table:formula="of:=[.A791]&amp;&quot; &quot;" office:value-type="string" office:string-value=" " calcext:value-type="string">
            <text:p><text:s/></text:p>
          </table:table-cell>
          <table:table-cell/>
        </table:table-row>
        <table:table-row table:style-name="ro1">
          <table:table-cell/>
          <table:table-cell table:formula="of:=[.A792]&amp;&quot; &quot;" office:value-type="string" office:string-value=" " calcext:value-type="string">
            <text:p><text:s/></text:p>
          </table:table-cell>
          <table:table-cell/>
        </table:table-row>
        <table:table-row table:style-name="ro1">
          <table:table-cell/>
          <table:table-cell table:formula="of:=[.A793]&amp;&quot; &quot;" office:value-type="string" office:string-value=" " calcext:value-type="string">
            <text:p><text:s/></text:p>
          </table:table-cell>
          <table:table-cell/>
        </table:table-row>
        <table:table-row table:style-name="ro1">
          <table:table-cell/>
          <table:table-cell table:formula="of:=[.A794]&amp;&quot; &quot;" office:value-type="string" office:string-value=" " calcext:value-type="string">
            <text:p><text:s/></text:p>
          </table:table-cell>
          <table:table-cell/>
        </table:table-row>
        <table:table-row table:style-name="ro1">
          <table:table-cell/>
          <table:table-cell table:formula="of:=[.A795]&amp;&quot; &quot;" office:value-type="string" office:string-value=" " calcext:value-type="string">
            <text:p><text:s/></text:p>
          </table:table-cell>
          <table:table-cell/>
        </table:table-row>
        <table:table-row table:style-name="ro1">
          <table:table-cell/>
          <table:table-cell table:formula="of:=[.A796]&amp;&quot; &quot;" office:value-type="string" office:string-value=" " calcext:value-type="string">
            <text:p><text:s/></text:p>
          </table:table-cell>
          <table:table-cell/>
        </table:table-row>
        <table:table-row table:style-name="ro1">
          <table:table-cell/>
          <table:table-cell table:formula="of:=[.A797]&amp;&quot; &quot;" office:value-type="string" office:string-value=" " calcext:value-type="string">
            <text:p><text:s/></text:p>
          </table:table-cell>
          <table:table-cell/>
        </table:table-row>
        <table:table-row table:style-name="ro1">
          <table:table-cell/>
          <table:table-cell table:formula="of:=[.A798]&amp;&quot; &quot;" office:value-type="string" office:string-value=" " calcext:value-type="string">
            <text:p><text:s/></text:p>
          </table:table-cell>
          <table:table-cell/>
        </table:table-row>
        <table:table-row table:style-name="ro1">
          <table:table-cell/>
          <table:table-cell table:formula="of:=[.A799]&amp;&quot; &quot;" office:value-type="string" office:string-value=" " calcext:value-type="string">
            <text:p><text:s/></text:p>
          </table:table-cell>
          <table:table-cell/>
        </table:table-row>
        <table:table-row table:style-name="ro1">
          <table:table-cell/>
          <table:table-cell table:formula="of:=[.A800]&amp;&quot; &quot;" office:value-type="string" office:string-value=" " calcext:value-type="string">
            <text:p><text:s/></text:p>
          </table:table-cell>
          <table:table-cell/>
        </table:table-row>
        <table:table-row table:style-name="ro1">
          <table:table-cell/>
          <table:table-cell table:formula="of:=[.A801]&amp;&quot; &quot;" office:value-type="string" office:string-value=" " calcext:value-type="string">
            <text:p><text:s/></text:p>
          </table:table-cell>
          <table:table-cell/>
        </table:table-row>
        <table:table-row table:style-name="ro1">
          <table:table-cell/>
          <table:table-cell table:formula="of:=[.A802]&amp;&quot; &quot;" office:value-type="string" office:string-value=" " calcext:value-type="string">
            <text:p><text:s/></text:p>
          </table:table-cell>
          <table:table-cell/>
        </table:table-row>
        <table:table-row table:style-name="ro1">
          <table:table-cell/>
          <table:table-cell table:formula="of:=[.A803]&amp;&quot; &quot;" office:value-type="string" office:string-value=" " calcext:value-type="string">
            <text:p><text:s/></text:p>
          </table:table-cell>
          <table:table-cell/>
        </table:table-row>
        <table:table-row table:style-name="ro1">
          <table:table-cell/>
          <table:table-cell table:formula="of:=[.A804]&amp;&quot; &quot;" office:value-type="string" office:string-value=" " calcext:value-type="string">
            <text:p><text:s/></text:p>
          </table:table-cell>
          <table:table-cell/>
        </table:table-row>
        <table:table-row table:style-name="ro1">
          <table:table-cell/>
          <table:table-cell table:formula="of:=[.A805]&amp;&quot; &quot;" office:value-type="string" office:string-value=" " calcext:value-type="string">
            <text:p><text:s/></text:p>
          </table:table-cell>
          <table:table-cell/>
        </table:table-row>
        <table:table-row table:style-name="ro1">
          <table:table-cell/>
          <table:table-cell table:formula="of:=[.A806]&amp;&quot; &quot;" office:value-type="string" office:string-value=" " calcext:value-type="string">
            <text:p><text:s/></text:p>
          </table:table-cell>
          <table:table-cell/>
        </table:table-row>
        <table:table-row table:style-name="ro1">
          <table:table-cell/>
          <table:table-cell table:formula="of:=[.A807]&amp;&quot; &quot;" office:value-type="string" office:string-value=" " calcext:value-type="string">
            <text:p><text:s/></text:p>
          </table:table-cell>
          <table:table-cell/>
        </table:table-row>
        <table:table-row table:style-name="ro1">
          <table:table-cell/>
          <table:table-cell table:formula="of:=[.A808]&amp;&quot; &quot;" office:value-type="string" office:string-value=" " calcext:value-type="string">
            <text:p><text:s/></text:p>
          </table:table-cell>
          <table:table-cell/>
        </table:table-row>
        <table:table-row table:style-name="ro1">
          <table:table-cell/>
          <table:table-cell table:formula="of:=[.A809]&amp;&quot; &quot;" office:value-type="string" office:string-value=" " calcext:value-type="string">
            <text:p><text:s/></text:p>
          </table:table-cell>
          <table:table-cell/>
        </table:table-row>
        <table:table-row table:style-name="ro1">
          <table:table-cell/>
          <table:table-cell table:formula="of:=[.A810]&amp;&quot; &quot;" office:value-type="string" office:string-value=" " calcext:value-type="string">
            <text:p><text:s/></text:p>
          </table:table-cell>
          <table:table-cell/>
        </table:table-row>
        <table:table-row table:style-name="ro1">
          <table:table-cell/>
          <table:table-cell table:formula="of:=[.A811]&amp;&quot; &quot;" office:value-type="string" office:string-value=" " calcext:value-type="string">
            <text:p><text:s/></text:p>
          </table:table-cell>
          <table:table-cell/>
        </table:table-row>
        <table:table-row table:style-name="ro1">
          <table:table-cell/>
          <table:table-cell table:formula="of:=[.A812]&amp;&quot; &quot;" office:value-type="string" office:string-value=" " calcext:value-type="string">
            <text:p><text:s/></text:p>
          </table:table-cell>
          <table:table-cell/>
        </table:table-row>
        <table:table-row table:style-name="ro1">
          <table:table-cell/>
          <table:table-cell table:formula="of:=[.A813]&amp;&quot; &quot;" office:value-type="string" office:string-value=" " calcext:value-type="string">
            <text:p><text:s/></text:p>
          </table:table-cell>
          <table:table-cell/>
        </table:table-row>
        <table:table-row table:style-name="ro1">
          <table:table-cell/>
          <table:table-cell table:formula="of:=[.A814]&amp;&quot; &quot;" office:value-type="string" office:string-value=" " calcext:value-type="string">
            <text:p><text:s/></text:p>
          </table:table-cell>
          <table:table-cell/>
        </table:table-row>
        <table:table-row table:style-name="ro1">
          <table:table-cell/>
          <table:table-cell table:formula="of:=[.A815]&amp;&quot; &quot;" office:value-type="string" office:string-value=" " calcext:value-type="string">
            <text:p><text:s/></text:p>
          </table:table-cell>
          <table:table-cell/>
        </table:table-row>
        <table:table-row table:style-name="ro1">
          <table:table-cell/>
          <table:table-cell table:formula="of:=[.A816]&amp;&quot; &quot;" office:value-type="string" office:string-value=" " calcext:value-type="string">
            <text:p><text:s/></text:p>
          </table:table-cell>
          <table:table-cell/>
        </table:table-row>
        <table:table-row table:style-name="ro1">
          <table:table-cell/>
          <table:table-cell table:formula="of:=[.A817]&amp;&quot; &quot;" office:value-type="string" office:string-value=" " calcext:value-type="string">
            <text:p><text:s/></text:p>
          </table:table-cell>
          <table:table-cell/>
        </table:table-row>
        <table:table-row table:style-name="ro1">
          <table:table-cell/>
          <table:table-cell table:formula="of:=[.A818]&amp;&quot; &quot;" office:value-type="string" office:string-value=" " calcext:value-type="string">
            <text:p><text:s/></text:p>
          </table:table-cell>
          <table:table-cell/>
        </table:table-row>
        <table:table-row table:style-name="ro1">
          <table:table-cell/>
          <table:table-cell table:formula="of:=[.A819]&amp;&quot; &quot;" office:value-type="string" office:string-value=" " calcext:value-type="string">
            <text:p><text:s/></text:p>
          </table:table-cell>
          <table:table-cell/>
        </table:table-row>
        <table:table-row table:style-name="ro1">
          <table:table-cell/>
          <table:table-cell table:formula="of:=[.A820]&amp;&quot; &quot;" office:value-type="string" office:string-value=" " calcext:value-type="string">
            <text:p><text:s/></text:p>
          </table:table-cell>
          <table:table-cell/>
        </table:table-row>
        <table:table-row table:style-name="ro1">
          <table:table-cell/>
          <table:table-cell table:formula="of:=[.A821]&amp;&quot; &quot;" office:value-type="string" office:string-value=" " calcext:value-type="string">
            <text:p><text:s/></text:p>
          </table:table-cell>
          <table:table-cell/>
        </table:table-row>
        <table:table-row table:style-name="ro1">
          <table:table-cell/>
          <table:table-cell table:formula="of:=[.A822]&amp;&quot; &quot;" office:value-type="string" office:string-value=" " calcext:value-type="string">
            <text:p><text:s/></text:p>
          </table:table-cell>
          <table:table-cell/>
        </table:table-row>
        <table:table-row table:style-name="ro1">
          <table:table-cell/>
          <table:table-cell table:formula="of:=[.A823]&amp;&quot; &quot;" office:value-type="string" office:string-value=" " calcext:value-type="string">
            <text:p><text:s/></text:p>
          </table:table-cell>
          <table:table-cell/>
        </table:table-row>
        <table:table-row table:style-name="ro1">
          <table:table-cell/>
          <table:table-cell table:formula="of:=[.A824]&amp;&quot; &quot;" office:value-type="string" office:string-value=" " calcext:value-type="string">
            <text:p><text:s/></text:p>
          </table:table-cell>
          <table:table-cell/>
        </table:table-row>
        <table:table-row table:style-name="ro1">
          <table:table-cell/>
          <table:table-cell table:formula="of:=[.A825]&amp;&quot; &quot;" office:value-type="string" office:string-value=" " calcext:value-type="string">
            <text:p><text:s/></text:p>
          </table:table-cell>
          <table:table-cell/>
        </table:table-row>
        <table:table-row table:style-name="ro1">
          <table:table-cell/>
          <table:table-cell table:formula="of:=[.A826]&amp;&quot; &quot;" office:value-type="string" office:string-value=" " calcext:value-type="string">
            <text:p><text:s/></text:p>
          </table:table-cell>
          <table:table-cell/>
        </table:table-row>
        <table:table-row table:style-name="ro1">
          <table:table-cell/>
          <table:table-cell table:formula="of:=[.A827]&amp;&quot; &quot;" office:value-type="string" office:string-value=" " calcext:value-type="string">
            <text:p><text:s/></text:p>
          </table:table-cell>
          <table:table-cell/>
        </table:table-row>
        <table:table-row table:style-name="ro1">
          <table:table-cell/>
          <table:table-cell table:formula="of:=[.A828]&amp;&quot; &quot;" office:value-type="string" office:string-value=" " calcext:value-type="string">
            <text:p><text:s/></text:p>
          </table:table-cell>
          <table:table-cell/>
        </table:table-row>
        <table:table-row table:style-name="ro1">
          <table:table-cell/>
          <table:table-cell table:formula="of:=[.A829]&amp;&quot; &quot;" office:value-type="string" office:string-value=" " calcext:value-type="string">
            <text:p><text:s/></text:p>
          </table:table-cell>
          <table:table-cell/>
        </table:table-row>
        <table:table-row table:style-name="ro1">
          <table:table-cell/>
          <table:table-cell table:formula="of:=[.A830]&amp;&quot; &quot;" office:value-type="string" office:string-value=" " calcext:value-type="string">
            <text:p><text:s/></text:p>
          </table:table-cell>
          <table:table-cell/>
        </table:table-row>
        <table:table-row table:style-name="ro1">
          <table:table-cell/>
          <table:table-cell table:formula="of:=[.A831]&amp;&quot; &quot;" office:value-type="string" office:string-value=" " calcext:value-type="string">
            <text:p><text:s/></text:p>
          </table:table-cell>
          <table:table-cell/>
        </table:table-row>
        <table:table-row table:style-name="ro1">
          <table:table-cell/>
          <table:table-cell table:formula="of:=[.A832]&amp;&quot; &quot;" office:value-type="string" office:string-value=" " calcext:value-type="string">
            <text:p><text:s/></text:p>
          </table:table-cell>
          <table:table-cell/>
        </table:table-row>
        <table:table-row table:style-name="ro1">
          <table:table-cell/>
          <table:table-cell table:formula="of:=[.A833]&amp;&quot; &quot;" office:value-type="string" office:string-value=" " calcext:value-type="string">
            <text:p><text:s/></text:p>
          </table:table-cell>
          <table:table-cell/>
        </table:table-row>
        <table:table-row table:style-name="ro1">
          <table:table-cell/>
          <table:table-cell table:formula="of:=[.A834]&amp;&quot; &quot;" office:value-type="string" office:string-value=" " calcext:value-type="string">
            <text:p><text:s/></text:p>
          </table:table-cell>
          <table:table-cell/>
        </table:table-row>
        <table:table-row table:style-name="ro1">
          <table:table-cell/>
          <table:table-cell table:formula="of:=[.A835]&amp;&quot; &quot;" office:value-type="string" office:string-value=" " calcext:value-type="string">
            <text:p><text:s/></text:p>
          </table:table-cell>
          <table:table-cell/>
        </table:table-row>
        <table:table-row table:style-name="ro1">
          <table:table-cell/>
          <table:table-cell table:formula="of:=[.A836]&amp;&quot; &quot;" office:value-type="string" office:string-value=" " calcext:value-type="string">
            <text:p><text:s/></text:p>
          </table:table-cell>
          <table:table-cell/>
        </table:table-row>
        <table:table-row table:style-name="ro1">
          <table:table-cell/>
          <table:table-cell table:formula="of:=[.A837]&amp;&quot; &quot;" office:value-type="string" office:string-value=" " calcext:value-type="string">
            <text:p><text:s/></text:p>
          </table:table-cell>
          <table:table-cell/>
        </table:table-row>
        <table:table-row table:style-name="ro1">
          <table:table-cell/>
          <table:table-cell table:formula="of:=[.A838]&amp;&quot; &quot;" office:value-type="string" office:string-value=" " calcext:value-type="string">
            <text:p><text:s/></text:p>
          </table:table-cell>
          <table:table-cell/>
        </table:table-row>
        <table:table-row table:style-name="ro1">
          <table:table-cell/>
          <table:table-cell table:formula="of:=[.A839]&amp;&quot; &quot;" office:value-type="string" office:string-value=" " calcext:value-type="string">
            <text:p><text:s/></text:p>
          </table:table-cell>
          <table:table-cell/>
        </table:table-row>
        <table:table-row table:style-name="ro1">
          <table:table-cell/>
          <table:table-cell table:formula="of:=[.A840]&amp;&quot; &quot;" office:value-type="string" office:string-value=" " calcext:value-type="string">
            <text:p><text:s/></text:p>
          </table:table-cell>
          <table:table-cell/>
        </table:table-row>
        <table:table-row table:style-name="ro1">
          <table:table-cell/>
          <table:table-cell table:formula="of:=[.A841]&amp;&quot; &quot;" office:value-type="string" office:string-value=" " calcext:value-type="string">
            <text:p><text:s/></text:p>
          </table:table-cell>
          <table:table-cell/>
        </table:table-row>
        <table:table-row table:style-name="ro1">
          <table:table-cell/>
          <table:table-cell table:formula="of:=[.A842]&amp;&quot; &quot;" office:value-type="string" office:string-value=" " calcext:value-type="string">
            <text:p><text:s/></text:p>
          </table:table-cell>
          <table:table-cell/>
        </table:table-row>
        <table:table-row table:style-name="ro1">
          <table:table-cell/>
          <table:table-cell table:formula="of:=[.A843]&amp;&quot; &quot;" office:value-type="string" office:string-value=" " calcext:value-type="string">
            <text:p><text:s/></text:p>
          </table:table-cell>
          <table:table-cell/>
        </table:table-row>
        <table:table-row table:style-name="ro1">
          <table:table-cell/>
          <table:table-cell table:formula="of:=[.A844]&amp;&quot; &quot;" office:value-type="string" office:string-value=" " calcext:value-type="string">
            <text:p><text:s/></text:p>
          </table:table-cell>
          <table:table-cell/>
        </table:table-row>
        <table:table-row table:style-name="ro1">
          <table:table-cell/>
          <table:table-cell table:formula="of:=[.A845]&amp;&quot; &quot;" office:value-type="string" office:string-value=" " calcext:value-type="string">
            <text:p><text:s/></text:p>
          </table:table-cell>
          <table:table-cell/>
        </table:table-row>
        <table:table-row table:style-name="ro1">
          <table:table-cell/>
          <table:table-cell table:formula="of:=[.A846]&amp;&quot; &quot;" office:value-type="string" office:string-value=" " calcext:value-type="string">
            <text:p><text:s/></text:p>
          </table:table-cell>
          <table:table-cell/>
        </table:table-row>
        <table:table-row table:style-name="ro1">
          <table:table-cell/>
          <table:table-cell table:formula="of:=[.A847]&amp;&quot; &quot;" office:value-type="string" office:string-value=" " calcext:value-type="string">
            <text:p><text:s/></text:p>
          </table:table-cell>
          <table:table-cell/>
        </table:table-row>
        <table:table-row table:style-name="ro1">
          <table:table-cell/>
          <table:table-cell table:formula="of:=[.A848]&amp;&quot; &quot;" office:value-type="string" office:string-value=" " calcext:value-type="string">
            <text:p><text:s/></text:p>
          </table:table-cell>
          <table:table-cell/>
        </table:table-row>
        <table:table-row table:style-name="ro1">
          <table:table-cell/>
          <table:table-cell table:formula="of:=[.A849]&amp;&quot; &quot;" office:value-type="string" office:string-value=" " calcext:value-type="string">
            <text:p><text:s/></text:p>
          </table:table-cell>
          <table:table-cell/>
        </table:table-row>
        <table:table-row table:style-name="ro1">
          <table:table-cell/>
          <table:table-cell table:formula="of:=[.A850]&amp;&quot; &quot;" office:value-type="string" office:string-value=" " calcext:value-type="string">
            <text:p><text:s/></text:p>
          </table:table-cell>
          <table:table-cell/>
        </table:table-row>
        <table:table-row table:style-name="ro1">
          <table:table-cell/>
          <table:table-cell table:formula="of:=[.A851]&amp;&quot; &quot;" office:value-type="string" office:string-value=" " calcext:value-type="string">
            <text:p><text:s/></text:p>
          </table:table-cell>
          <table:table-cell/>
        </table:table-row>
        <table:table-row table:style-name="ro1">
          <table:table-cell/>
          <table:table-cell table:formula="of:=[.A852]&amp;&quot; &quot;" office:value-type="string" office:string-value=" " calcext:value-type="string">
            <text:p><text:s/></text:p>
          </table:table-cell>
          <table:table-cell/>
        </table:table-row>
        <table:table-row table:style-name="ro1">
          <table:table-cell/>
          <table:table-cell table:formula="of:=[.A853]&amp;&quot; &quot;" office:value-type="string" office:string-value=" " calcext:value-type="string">
            <text:p><text:s/></text:p>
          </table:table-cell>
          <table:table-cell/>
        </table:table-row>
        <table:table-row table:style-name="ro1">
          <table:table-cell/>
          <table:table-cell table:formula="of:=[.A854]&amp;&quot; &quot;" office:value-type="string" office:string-value=" " calcext:value-type="string">
            <text:p><text:s/></text:p>
          </table:table-cell>
          <table:table-cell/>
        </table:table-row>
        <table:table-row table:style-name="ro1">
          <table:table-cell/>
          <table:table-cell table:formula="of:=[.A855]&amp;&quot; &quot;" office:value-type="string" office:string-value=" " calcext:value-type="string">
            <text:p><text:s/></text:p>
          </table:table-cell>
          <table:table-cell/>
        </table:table-row>
        <table:table-row table:style-name="ro1">
          <table:table-cell/>
          <table:table-cell table:formula="of:=[.A856]&amp;&quot; &quot;" office:value-type="string" office:string-value=" " calcext:value-type="string">
            <text:p><text:s/></text:p>
          </table:table-cell>
          <table:table-cell/>
        </table:table-row>
        <table:table-row table:style-name="ro1">
          <table:table-cell/>
          <table:table-cell table:formula="of:=[.A857]&amp;&quot; &quot;" office:value-type="string" office:string-value=" " calcext:value-type="string">
            <text:p><text:s/></text:p>
          </table:table-cell>
          <table:table-cell/>
        </table:table-row>
        <table:table-row table:style-name="ro1">
          <table:table-cell/>
          <table:table-cell table:formula="of:=[.A858]&amp;&quot; &quot;" office:value-type="string" office:string-value=" " calcext:value-type="string">
            <text:p><text:s/></text:p>
          </table:table-cell>
          <table:table-cell/>
        </table:table-row>
        <table:table-row table:style-name="ro1">
          <table:table-cell/>
          <table:table-cell table:formula="of:=[.A859]&amp;&quot; &quot;" office:value-type="string" office:string-value=" " calcext:value-type="string">
            <text:p><text:s/></text:p>
          </table:table-cell>
          <table:table-cell/>
        </table:table-row>
        <table:table-row table:style-name="ro1">
          <table:table-cell/>
          <table:table-cell table:formula="of:=[.A860]&amp;&quot; &quot;" office:value-type="string" office:string-value=" " calcext:value-type="string">
            <text:p><text:s/></text:p>
          </table:table-cell>
          <table:table-cell/>
        </table:table-row>
        <table:table-row table:style-name="ro1">
          <table:table-cell/>
          <table:table-cell table:formula="of:=[.A861]&amp;&quot; &quot;" office:value-type="string" office:string-value=" " calcext:value-type="string">
            <text:p><text:s/></text:p>
          </table:table-cell>
          <table:table-cell/>
        </table:table-row>
        <table:table-row table:style-name="ro1">
          <table:table-cell/>
          <table:table-cell table:formula="of:=[.A862]&amp;&quot; &quot;" office:value-type="string" office:string-value=" " calcext:value-type="string">
            <text:p><text:s/></text:p>
          </table:table-cell>
          <table:table-cell/>
        </table:table-row>
        <table:table-row table:style-name="ro1">
          <table:table-cell/>
          <table:table-cell table:formula="of:=[.A863]&amp;&quot; &quot;" office:value-type="string" office:string-value=" " calcext:value-type="string">
            <text:p><text:s/></text:p>
          </table:table-cell>
          <table:table-cell/>
        </table:table-row>
        <table:table-row table:style-name="ro1">
          <table:table-cell/>
          <table:table-cell table:formula="of:=[.A864]&amp;&quot; &quot;" office:value-type="string" office:string-value=" " calcext:value-type="string">
            <text:p><text:s/></text:p>
          </table:table-cell>
          <table:table-cell/>
        </table:table-row>
        <table:table-row table:style-name="ro1">
          <table:table-cell/>
          <table:table-cell table:formula="of:=[.A865]&amp;&quot; &quot;" office:value-type="string" office:string-value=" " calcext:value-type="string">
            <text:p><text:s/></text:p>
          </table:table-cell>
          <table:table-cell/>
        </table:table-row>
        <table:table-row table:style-name="ro1">
          <table:table-cell/>
          <table:table-cell table:formula="of:=[.A866]&amp;&quot; &quot;" office:value-type="string" office:string-value=" " calcext:value-type="string">
            <text:p><text:s/></text:p>
          </table:table-cell>
          <table:table-cell/>
        </table:table-row>
        <table:table-row table:style-name="ro1">
          <table:table-cell/>
          <table:table-cell table:formula="of:=[.A867]&amp;&quot; &quot;" office:value-type="string" office:string-value=" " calcext:value-type="string">
            <text:p><text:s/></text:p>
          </table:table-cell>
          <table:table-cell/>
        </table:table-row>
        <table:table-row table:style-name="ro1">
          <table:table-cell/>
          <table:table-cell table:formula="of:=[.A868]&amp;&quot; &quot;" office:value-type="string" office:string-value=" " calcext:value-type="string">
            <text:p><text:s/></text:p>
          </table:table-cell>
          <table:table-cell/>
        </table:table-row>
        <table:table-row table:style-name="ro1">
          <table:table-cell/>
          <table:table-cell table:formula="of:=[.A869]&amp;&quot; &quot;" office:value-type="string" office:string-value=" " calcext:value-type="string">
            <text:p><text:s/></text:p>
          </table:table-cell>
          <table:table-cell/>
        </table:table-row>
        <table:table-row table:style-name="ro1">
          <table:table-cell/>
          <table:table-cell table:formula="of:=[.A870]&amp;&quot; &quot;" office:value-type="string" office:string-value=" " calcext:value-type="string">
            <text:p><text:s/></text:p>
          </table:table-cell>
          <table:table-cell/>
        </table:table-row>
        <table:table-row table:style-name="ro1">
          <table:table-cell/>
          <table:table-cell table:formula="of:=[.A871]&amp;&quot; &quot;" office:value-type="string" office:string-value=" " calcext:value-type="string">
            <text:p><text:s/></text:p>
          </table:table-cell>
          <table:table-cell/>
        </table:table-row>
        <table:table-row table:style-name="ro1">
          <table:table-cell/>
          <table:table-cell table:formula="of:=[.A872]&amp;&quot; &quot;" office:value-type="string" office:string-value=" " calcext:value-type="string">
            <text:p><text:s/></text:p>
          </table:table-cell>
          <table:table-cell/>
        </table:table-row>
        <table:table-row table:style-name="ro1">
          <table:table-cell/>
          <table:table-cell table:formula="of:=[.A873]&amp;&quot; &quot;" office:value-type="string" office:string-value=" " calcext:value-type="string">
            <text:p><text:s/></text:p>
          </table:table-cell>
          <table:table-cell/>
        </table:table-row>
      </table:table>
      <table:named-expressions/>
      <table:database-ranges>
        <table:database-range table:name="__Anonymous_Sheet_DB__0" table:target-range-address="Лист1.A1:Лист1.A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9">00.00.0000</text:date>, <text:time>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3:05:13.375272201</meta:creation-date>
    <dc:date>2019-11-29T13:24:46.063130256</dc:date>
    <meta:editing-duration>PT9M23S</meta:editing-duration>
    <meta:editing-cycles>2</meta:editing-cycles>
    <meta:generator>LibreOffice/6.0.7.3$Linux_X86_64 LibreOffice_project/00m0$Build-3</meta:generator>
    <meta:document-statistic meta:table-count="1" meta:cell-count="1423" meta:object-count="0"/>
  </office:meta>
</office:document-meta>
</file>